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905-11-19_18-07-2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ulses</text:p>
          </table:table-cell>
          <table:table-cell office:value-type="string" calcext:value-type="string">
            <text:p>Time(useconds)</text:p>
          </table:table-cell>
          <table:table-cell office:value-type="string" calcext:value-type="string">
            <text:p>Force(N)</text:p>
          </table:table-cell>
          <table:table-cell table:style-name="ce1" office:value-type="string" calcext:value-type="string" table:number-columns-spanned="3" table:number-rows-spanned="1">
            <text:p>Calculated data</text:p>
          </table:table-cell>
          <table:covered-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formula="of:=[.A3]*0.0030321" office:value-type="float" office:value="0.0030321" calcext:value-type="float">
            <text:p>0,0030321</text:p>
          </table:table-cell>
          <table:table-cell table:formula="of:=([.B3]-[.B2])/1000000" office:value-type="float" office:value="0.01" calcext:value-type="float">
            <text:p>0,01</text:p>
          </table:table-cell>
          <table:table-cell table:formula="of:=[.D3]/[.E3]" office:value-type="float" office:value="0.30321" calcext:value-type="float">
            <text:p>0,30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table:formula="of:=[.A4]*0.0030321" office:value-type="float" office:value="0.0030321" calcext:value-type="float">
            <text:p>0,0030321</text:p>
          </table:table-cell>
          <table:table-cell table:formula="of:=([.B4]-[.B3])/1000000" office:value-type="float" office:value="0.01" calcext:value-type="float">
            <text:p>0,01</text:p>
          </table:table-cell>
          <table:table-cell table:formula="of:=[.D4]/[.E4]" office:value-type="float" office:value="0.30321" calcext:value-type="float">
            <text:p>0,30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formula="of:=[.A5]*0.0030321" office:value-type="float" office:value="0.0030321" calcext:value-type="float">
            <text:p>0,0030321</text:p>
          </table:table-cell>
          <table:table-cell table:formula="of:=([.B5]-[.B4])/1000000" office:value-type="float" office:value="0.01" calcext:value-type="float">
            <text:p>0,01</text:p>
          </table:table-cell>
          <table:table-cell table:formula="of:=[.D5]/[.E5]" office:value-type="float" office:value="0.30321" calcext:value-type="float">
            <text:p>0,30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table:formula="of:=[.A6]*0.0030321" office:value-type="float" office:value="0.0030321" calcext:value-type="float">
            <text:p>0,0030321</text:p>
          </table:table-cell>
          <table:table-cell table:formula="of:=([.B6]-[.B5])/1000000" office:value-type="float" office:value="0.01" calcext:value-type="float">
            <text:p>0,01</text:p>
          </table:table-cell>
          <table:table-cell table:formula="of:=[.D6]/[.E6]" office:value-type="float" office:value="0.30321" calcext:value-type="float">
            <text:p>0,30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table:formula="of:=[.A7]*0.0030321" office:value-type="float" office:value="0.0030321" calcext:value-type="float">
            <text:p>0,0030321</text:p>
          </table:table-cell>
          <table:table-cell table:formula="of:=([.B7]-[.B6])/1000000" office:value-type="float" office:value="0.01" calcext:value-type="float">
            <text:p>0,01</text:p>
          </table:table-cell>
          <table:table-cell table:formula="of:=[.D7]/[.E7]" office:value-type="float" office:value="0.30321" calcext:value-type="float">
            <text:p>0,30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table:formula="of:=[.A8]*0.0030321" office:value-type="float" office:value="0.0030321" calcext:value-type="float">
            <text:p>0,0030321</text:p>
          </table:table-cell>
          <table:table-cell table:formula="of:=([.B8]-[.B7])/1000000" office:value-type="float" office:value="0.01" calcext:value-type="float">
            <text:p>0,01</text:p>
          </table:table-cell>
          <table:table-cell table:formula="of:=[.D8]/[.E8]" office:value-type="float" office:value="0.30321" calcext:value-type="float">
            <text:p>0,30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formula="of:=[.A9]*0.0030321" office:value-type="float" office:value="0.0030321" calcext:value-type="float">
            <text:p>0,0030321</text:p>
          </table:table-cell>
          <table:table-cell table:formula="of:=([.B9]-[.B8])/1000000" office:value-type="float" office:value="0.01" calcext:value-type="float">
            <text:p>0,01</text:p>
          </table:table-cell>
          <table:table-cell table:formula="of:=[.D9]/[.E9]" office:value-type="float" office:value="0.30321" calcext:value-type="float">
            <text:p>0,30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table:formula="of:=[.A10]*0.0030321" office:value-type="float" office:value="0.0030321" calcext:value-type="float">
            <text:p>0,0030321</text:p>
          </table:table-cell>
          <table:table-cell table:formula="of:=([.B10]-[.B9])/1000000" office:value-type="float" office:value="0.01" calcext:value-type="float">
            <text:p>0,01</text:p>
          </table:table-cell>
          <table:table-cell table:formula="of:=[.D10]/[.E10]" office:value-type="float" office:value="0.30321" calcext:value-type="float">
            <text:p>0,30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[.A11]*0.0030321" office:value-type="float" office:value="0.0030321" calcext:value-type="float">
            <text:p>0,0030321</text:p>
          </table:table-cell>
          <table:table-cell table:formula="of:=([.B11]-[.B10])/1000000" office:value-type="float" office:value="0.01" calcext:value-type="float">
            <text:p>0,01</text:p>
          </table:table-cell>
          <table:table-cell table:formula="of:=[.D11]/[.E11]" office:value-type="float" office:value="0.30321" calcext:value-type="float">
            <text:p>0,30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table:formula="of:=[.A12]*0.0030321" office:value-type="float" office:value="0.0030321" calcext:value-type="float">
            <text:p>0,0030321</text:p>
          </table:table-cell>
          <table:table-cell table:formula="of:=([.B12]-[.B11])/1000000" office:value-type="float" office:value="0.01" calcext:value-type="float">
            <text:p>0,01</text:p>
          </table:table-cell>
          <table:table-cell table:formula="of:=[.D12]/[.E12]" office:value-type="float" office:value="0.30321" calcext:value-type="float">
            <text:p>0,30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 table:formula="of:=[.A13]*0.0030321" office:value-type="float" office:value="0.0030321" calcext:value-type="float">
            <text:p>0,0030321</text:p>
          </table:table-cell>
          <table:table-cell table:formula="of:=([.B13]-[.B12])/1000000" office:value-type="float" office:value="0.01" calcext:value-type="float">
            <text:p>0,01</text:p>
          </table:table-cell>
          <table:table-cell table:formula="of:=[.D13]/[.E13]" office:value-type="float" office:value="0.30321" calcext:value-type="float">
            <text:p>0,30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000" calcext:value-type="float">
            <text:p>130000</text:p>
          </table:table-cell>
          <table:table-cell office:value-type="float" office:value="0" calcext:value-type="float">
            <text:p>0</text:p>
          </table:table-cell>
          <table:table-cell table:formula="of:=[.A14]*0.0030321" office:value-type="float" office:value="0.0030321" calcext:value-type="float">
            <text:p>0,0030321</text:p>
          </table:table-cell>
          <table:table-cell table:formula="of:=([.B14]-[.B13])/1000000" office:value-type="float" office:value="0.01" calcext:value-type="float">
            <text:p>0,01</text:p>
          </table:table-cell>
          <table:table-cell table:formula="of:=[.D14]/[.E14]" office:value-type="float" office:value="0.30321" calcext:value-type="float">
            <text:p>0,30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000" calcext:value-type="float">
            <text:p>140000</text:p>
          </table:table-cell>
          <table:table-cell office:value-type="float" office:value="0" calcext:value-type="float">
            <text:p>0</text:p>
          </table:table-cell>
          <table:table-cell table:formula="of:=[.A15]*0.0030321" office:value-type="float" office:value="0.0030321" calcext:value-type="float">
            <text:p>0,0030321</text:p>
          </table:table-cell>
          <table:table-cell table:formula="of:=([.B15]-[.B14])/1000000" office:value-type="float" office:value="0.01" calcext:value-type="float">
            <text:p>0,01</text:p>
          </table:table-cell>
          <table:table-cell table:formula="of:=[.D15]/[.E15]" office:value-type="float" office:value="0.30321" calcext:value-type="float">
            <text:p>0,303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000" calcext:value-type="float">
            <text:p>145000</text:p>
          </table:table-cell>
          <table:table-cell office:value-type="float" office:value="0" calcext:value-type="float">
            <text:p>0</text:p>
          </table:table-cell>
          <table:table-cell table:formula="of:=[.A16]*0.0030321" office:value-type="float" office:value="0.030321" calcext:value-type="float">
            <text:p>0,030321</text:p>
          </table:table-cell>
          <table:table-cell table:formula="of:=([.B16]-[.B15])/1000000" office:value-type="float" office:value="0.005" calcext:value-type="float">
            <text:p>0,005</text:p>
          </table:table-cell>
          <table:table-cell table:formula="of:=[.D16]/[.E1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table:formula="of:=[.A17]*0.0030321" office:value-type="float" office:value="0.030321" calcext:value-type="float">
            <text:p>0,030321</text:p>
          </table:table-cell>
          <table:table-cell table:formula="of:=([.B17]-[.B16])/1000000" office:value-type="float" office:value="0.005" calcext:value-type="float">
            <text:p>0,005</text:p>
          </table:table-cell>
          <table:table-cell table:formula="of:=[.D17]/[.E1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5000" calcext:value-type="float">
            <text:p>155000</text:p>
          </table:table-cell>
          <table:table-cell office:value-type="float" office:value="0" calcext:value-type="float">
            <text:p>0</text:p>
          </table:table-cell>
          <table:table-cell table:formula="of:=[.A18]*0.0030321" office:value-type="float" office:value="0.030321" calcext:value-type="float">
            <text:p>0,030321</text:p>
          </table:table-cell>
          <table:table-cell table:formula="of:=([.B18]-[.B17])/1000000" office:value-type="float" office:value="0.005" calcext:value-type="float">
            <text:p>0,005</text:p>
          </table:table-cell>
          <table:table-cell table:formula="of:=[.D18]/[.E1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000" calcext:value-type="float">
            <text:p>160000</text:p>
          </table:table-cell>
          <table:table-cell office:value-type="float" office:value="0" calcext:value-type="float">
            <text:p>0</text:p>
          </table:table-cell>
          <table:table-cell table:formula="of:=[.A19]*0.0030321" office:value-type="float" office:value="0.030321" calcext:value-type="float">
            <text:p>0,030321</text:p>
          </table:table-cell>
          <table:table-cell table:formula="of:=([.B19]-[.B18])/1000000" office:value-type="float" office:value="0.005" calcext:value-type="float">
            <text:p>0,005</text:p>
          </table:table-cell>
          <table:table-cell table:formula="of:=[.D19]/[.E1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5000" calcext:value-type="float">
            <text:p>165000</text:p>
          </table:table-cell>
          <table:table-cell office:value-type="float" office:value="0" calcext:value-type="float">
            <text:p>0</text:p>
          </table:table-cell>
          <table:table-cell table:formula="of:=[.A20]*0.0030321" office:value-type="float" office:value="0.030321" calcext:value-type="float">
            <text:p>0,030321</text:p>
          </table:table-cell>
          <table:table-cell table:formula="of:=([.B20]-[.B19])/1000000" office:value-type="float" office:value="0.005" calcext:value-type="float">
            <text:p>0,005</text:p>
          </table:table-cell>
          <table:table-cell table:formula="of:=[.D20]/[.E2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000" calcext:value-type="float">
            <text:p>170000</text:p>
          </table:table-cell>
          <table:table-cell office:value-type="float" office:value="0" calcext:value-type="float">
            <text:p>0</text:p>
          </table:table-cell>
          <table:table-cell table:formula="of:=[.A21]*0.0030321" office:value-type="float" office:value="0.030321" calcext:value-type="float">
            <text:p>0,030321</text:p>
          </table:table-cell>
          <table:table-cell table:formula="of:=([.B21]-[.B20])/1000000" office:value-type="float" office:value="0.005" calcext:value-type="float">
            <text:p>0,005</text:p>
          </table:table-cell>
          <table:table-cell table:formula="of:=[.D21]/[.E2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5000" calcext:value-type="float">
            <text:p>175000</text:p>
          </table:table-cell>
          <table:table-cell office:value-type="float" office:value="0" calcext:value-type="float">
            <text:p>0</text:p>
          </table:table-cell>
          <table:table-cell table:formula="of:=[.A22]*0.0030321" office:value-type="float" office:value="0.030321" calcext:value-type="float">
            <text:p>0,030321</text:p>
          </table:table-cell>
          <table:table-cell table:formula="of:=([.B22]-[.B21])/1000000" office:value-type="float" office:value="0.005" calcext:value-type="float">
            <text:p>0,005</text:p>
          </table:table-cell>
          <table:table-cell table:formula="of:=[.D22]/[.E2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table:formula="of:=[.A23]*0.0030321" office:value-type="float" office:value="0.030321" calcext:value-type="float">
            <text:p>0,030321</text:p>
          </table:table-cell>
          <table:table-cell table:formula="of:=([.B23]-[.B22])/1000000" office:value-type="float" office:value="0.005" calcext:value-type="float">
            <text:p>0,005</text:p>
          </table:table-cell>
          <table:table-cell table:formula="of:=[.D23]/[.E2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000" calcext:value-type="float">
            <text:p>185000</text:p>
          </table:table-cell>
          <table:table-cell office:value-type="float" office:value="0" calcext:value-type="float">
            <text:p>0</text:p>
          </table:table-cell>
          <table:table-cell table:formula="of:=[.A24]*0.0030321" office:value-type="float" office:value="0.030321" calcext:value-type="float">
            <text:p>0,030321</text:p>
          </table:table-cell>
          <table:table-cell table:formula="of:=([.B24]-[.B23])/1000000" office:value-type="float" office:value="0.005" calcext:value-type="float">
            <text:p>0,005</text:p>
          </table:table-cell>
          <table:table-cell table:formula="of:=[.D24]/[.E2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0000" calcext:value-type="float">
            <text:p>190000</text:p>
          </table:table-cell>
          <table:table-cell office:value-type="float" office:value="0" calcext:value-type="float">
            <text:p>0</text:p>
          </table:table-cell>
          <table:table-cell table:formula="of:=[.A25]*0.0030321" office:value-type="float" office:value="0.030321" calcext:value-type="float">
            <text:p>0,030321</text:p>
          </table:table-cell>
          <table:table-cell table:formula="of:=([.B25]-[.B24])/1000000" office:value-type="float" office:value="0.005" calcext:value-type="float">
            <text:p>0,005</text:p>
          </table:table-cell>
          <table:table-cell table:formula="of:=[.D25]/[.E2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5000" calcext:value-type="float">
            <text:p>195000</text:p>
          </table:table-cell>
          <table:table-cell office:value-type="float" office:value="0" calcext:value-type="float">
            <text:p>0</text:p>
          </table:table-cell>
          <table:table-cell table:formula="of:=[.A26]*0.0030321" office:value-type="float" office:value="0.030321" calcext:value-type="float">
            <text:p>0,030321</text:p>
          </table:table-cell>
          <table:table-cell table:formula="of:=([.B26]-[.B25])/1000000" office:value-type="float" office:value="0.005" calcext:value-type="float">
            <text:p>0,005</text:p>
          </table:table-cell>
          <table:table-cell table:formula="of:=[.D26]/[.E2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formula="of:=[.A27]*0.0030321" office:value-type="float" office:value="0.030321" calcext:value-type="float">
            <text:p>0,030321</text:p>
          </table:table-cell>
          <table:table-cell table:formula="of:=([.B27]-[.B26])/1000000" office:value-type="float" office:value="0.005" calcext:value-type="float">
            <text:p>0,005</text:p>
          </table:table-cell>
          <table:table-cell table:formula="of:=[.D27]/[.E2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5000" calcext:value-type="float">
            <text:p>205000</text:p>
          </table:table-cell>
          <table:table-cell office:value-type="float" office:value="0" calcext:value-type="float">
            <text:p>0</text:p>
          </table:table-cell>
          <table:table-cell table:formula="of:=[.A28]*0.0030321" office:value-type="float" office:value="0.030321" calcext:value-type="float">
            <text:p>0,030321</text:p>
          </table:table-cell>
          <table:table-cell table:formula="of:=([.B28]-[.B27])/1000000" office:value-type="float" office:value="0.005" calcext:value-type="float">
            <text:p>0,005</text:p>
          </table:table-cell>
          <table:table-cell table:formula="of:=[.D28]/[.E2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000" calcext:value-type="float">
            <text:p>210000</text:p>
          </table:table-cell>
          <table:table-cell office:value-type="float" office:value="0" calcext:value-type="float">
            <text:p>0</text:p>
          </table:table-cell>
          <table:table-cell table:formula="of:=[.A29]*0.0030321" office:value-type="float" office:value="0.030321" calcext:value-type="float">
            <text:p>0,030321</text:p>
          </table:table-cell>
          <table:table-cell table:formula="of:=([.B29]-[.B28])/1000000" office:value-type="float" office:value="0.005" calcext:value-type="float">
            <text:p>0,005</text:p>
          </table:table-cell>
          <table:table-cell table:formula="of:=[.D29]/[.E2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000" calcext:value-type="float">
            <text:p>215000</text:p>
          </table:table-cell>
          <table:table-cell office:value-type="float" office:value="0" calcext:value-type="float">
            <text:p>0</text:p>
          </table:table-cell>
          <table:table-cell table:formula="of:=[.A30]*0.0030321" office:value-type="float" office:value="0.030321" calcext:value-type="float">
            <text:p>0,030321</text:p>
          </table:table-cell>
          <table:table-cell table:formula="of:=([.B30]-[.B29])/1000000" office:value-type="float" office:value="0.005" calcext:value-type="float">
            <text:p>0,005</text:p>
          </table:table-cell>
          <table:table-cell table:formula="of:=[.D30]/[.E3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0000" calcext:value-type="float">
            <text:p>220000</text:p>
          </table:table-cell>
          <table:table-cell office:value-type="float" office:value="0" calcext:value-type="float">
            <text:p>0</text:p>
          </table:table-cell>
          <table:table-cell table:formula="of:=[.A31]*0.0030321" office:value-type="float" office:value="0.030321" calcext:value-type="float">
            <text:p>0,030321</text:p>
          </table:table-cell>
          <table:table-cell table:formula="of:=([.B31]-[.B30])/1000000" office:value-type="float" office:value="0.005" calcext:value-type="float">
            <text:p>0,005</text:p>
          </table:table-cell>
          <table:table-cell table:formula="of:=[.D31]/[.E3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000" calcext:value-type="float">
            <text:p>225000</text:p>
          </table:table-cell>
          <table:table-cell office:value-type="float" office:value="0" calcext:value-type="float">
            <text:p>0</text:p>
          </table:table-cell>
          <table:table-cell table:formula="of:=[.A32]*0.0030321" office:value-type="float" office:value="0.030321" calcext:value-type="float">
            <text:p>0,030321</text:p>
          </table:table-cell>
          <table:table-cell table:formula="of:=([.B32]-[.B31])/1000000" office:value-type="float" office:value="0.005" calcext:value-type="float">
            <text:p>0,005</text:p>
          </table:table-cell>
          <table:table-cell table:formula="of:=[.D32]/[.E3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000" calcext:value-type="float">
            <text:p>230000</text:p>
          </table:table-cell>
          <table:table-cell office:value-type="float" office:value="0" calcext:value-type="float">
            <text:p>0</text:p>
          </table:table-cell>
          <table:table-cell table:formula="of:=[.A33]*0.0030321" office:value-type="float" office:value="0.030321" calcext:value-type="float">
            <text:p>0,030321</text:p>
          </table:table-cell>
          <table:table-cell table:formula="of:=([.B33]-[.B32])/1000000" office:value-type="float" office:value="0.005" calcext:value-type="float">
            <text:p>0,005</text:p>
          </table:table-cell>
          <table:table-cell table:formula="of:=[.D33]/[.E3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5000" calcext:value-type="float">
            <text:p>235000</text:p>
          </table:table-cell>
          <table:table-cell office:value-type="float" office:value="0" calcext:value-type="float">
            <text:p>0</text:p>
          </table:table-cell>
          <table:table-cell table:formula="of:=[.A34]*0.0030321" office:value-type="float" office:value="0.030321" calcext:value-type="float">
            <text:p>0,030321</text:p>
          </table:table-cell>
          <table:table-cell table:formula="of:=([.B34]-[.B33])/1000000" office:value-type="float" office:value="0.005" calcext:value-type="float">
            <text:p>0,005</text:p>
          </table:table-cell>
          <table:table-cell table:formula="of:=[.D34]/[.E3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000" calcext:value-type="float">
            <text:p>240000</text:p>
          </table:table-cell>
          <table:table-cell office:value-type="float" office:value="0" calcext:value-type="float">
            <text:p>0</text:p>
          </table:table-cell>
          <table:table-cell table:formula="of:=[.A35]*0.0030321" office:value-type="float" office:value="0.030321" calcext:value-type="float">
            <text:p>0,030321</text:p>
          </table:table-cell>
          <table:table-cell table:formula="of:=([.B35]-[.B34])/1000000" office:value-type="float" office:value="0.005" calcext:value-type="float">
            <text:p>0,005</text:p>
          </table:table-cell>
          <table:table-cell table:formula="of:=[.D35]/[.E3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5000" calcext:value-type="float">
            <text:p>245000</text:p>
          </table:table-cell>
          <table:table-cell office:value-type="float" office:value="0" calcext:value-type="float">
            <text:p>0</text:p>
          </table:table-cell>
          <table:table-cell table:formula="of:=[.A36]*0.0030321" office:value-type="float" office:value="0.030321" calcext:value-type="float">
            <text:p>0,030321</text:p>
          </table:table-cell>
          <table:table-cell table:formula="of:=([.B36]-[.B35])/1000000" office:value-type="float" office:value="0.005" calcext:value-type="float">
            <text:p>0,005</text:p>
          </table:table-cell>
          <table:table-cell table:formula="of:=[.D36]/[.E3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table:formula="of:=[.A37]*0.0030321" office:value-type="float" office:value="0.030321" calcext:value-type="float">
            <text:p>0,030321</text:p>
          </table:table-cell>
          <table:table-cell table:formula="of:=([.B37]-[.B36])/1000000" office:value-type="float" office:value="0.005" calcext:value-type="float">
            <text:p>0,005</text:p>
          </table:table-cell>
          <table:table-cell table:formula="of:=[.D37]/[.E3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5000" calcext:value-type="float">
            <text:p>255000</text:p>
          </table:table-cell>
          <table:table-cell office:value-type="float" office:value="0" calcext:value-type="float">
            <text:p>0</text:p>
          </table:table-cell>
          <table:table-cell table:formula="of:=[.A38]*0.0030321" office:value-type="float" office:value="0.030321" calcext:value-type="float">
            <text:p>0,030321</text:p>
          </table:table-cell>
          <table:table-cell table:formula="of:=([.B38]-[.B37])/1000000" office:value-type="float" office:value="0.005" calcext:value-type="float">
            <text:p>0,005</text:p>
          </table:table-cell>
          <table:table-cell table:formula="of:=[.D38]/[.E3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0000" calcext:value-type="float">
            <text:p>260000</text:p>
          </table:table-cell>
          <table:table-cell office:value-type="float" office:value="0" calcext:value-type="float">
            <text:p>0</text:p>
          </table:table-cell>
          <table:table-cell table:formula="of:=[.A39]*0.0030321" office:value-type="float" office:value="0.030321" calcext:value-type="float">
            <text:p>0,030321</text:p>
          </table:table-cell>
          <table:table-cell table:formula="of:=([.B39]-[.B38])/1000000" office:value-type="float" office:value="0.005" calcext:value-type="float">
            <text:p>0,005</text:p>
          </table:table-cell>
          <table:table-cell table:formula="of:=[.D39]/[.E3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5000" calcext:value-type="float">
            <text:p>265000</text:p>
          </table:table-cell>
          <table:table-cell office:value-type="float" office:value="0" calcext:value-type="float">
            <text:p>0</text:p>
          </table:table-cell>
          <table:table-cell table:formula="of:=[.A40]*0.0030321" office:value-type="float" office:value="0.030321" calcext:value-type="float">
            <text:p>0,030321</text:p>
          </table:table-cell>
          <table:table-cell table:formula="of:=([.B40]-[.B39])/1000000" office:value-type="float" office:value="0.005" calcext:value-type="float">
            <text:p>0,005</text:p>
          </table:table-cell>
          <table:table-cell table:formula="of:=[.D40]/[.E4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000" calcext:value-type="float">
            <text:p>270000</text:p>
          </table:table-cell>
          <table:table-cell office:value-type="float" office:value="0" calcext:value-type="float">
            <text:p>0</text:p>
          </table:table-cell>
          <table:table-cell table:formula="of:=[.A41]*0.0030321" office:value-type="float" office:value="0.030321" calcext:value-type="float">
            <text:p>0,030321</text:p>
          </table:table-cell>
          <table:table-cell table:formula="of:=([.B41]-[.B40])/1000000" office:value-type="float" office:value="0.005" calcext:value-type="float">
            <text:p>0,005</text:p>
          </table:table-cell>
          <table:table-cell table:formula="of:=[.D41]/[.E4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5000" calcext:value-type="float">
            <text:p>275000</text:p>
          </table:table-cell>
          <table:table-cell office:value-type="float" office:value="0" calcext:value-type="float">
            <text:p>0</text:p>
          </table:table-cell>
          <table:table-cell table:formula="of:=[.A42]*0.0030321" office:value-type="float" office:value="0.030321" calcext:value-type="float">
            <text:p>0,030321</text:p>
          </table:table-cell>
          <table:table-cell table:formula="of:=([.B42]-[.B41])/1000000" office:value-type="float" office:value="0.005" calcext:value-type="float">
            <text:p>0,005</text:p>
          </table:table-cell>
          <table:table-cell table:formula="of:=[.D42]/[.E4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0000" calcext:value-type="float">
            <text:p>280000</text:p>
          </table:table-cell>
          <table:table-cell office:value-type="float" office:value="0" calcext:value-type="float">
            <text:p>0</text:p>
          </table:table-cell>
          <table:table-cell table:formula="of:=[.A43]*0.0030321" office:value-type="float" office:value="0.030321" calcext:value-type="float">
            <text:p>0,030321</text:p>
          </table:table-cell>
          <table:table-cell table:formula="of:=([.B43]-[.B42])/1000000" office:value-type="float" office:value="0.005" calcext:value-type="float">
            <text:p>0,005</text:p>
          </table:table-cell>
          <table:table-cell table:formula="of:=[.D43]/[.E4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5000" calcext:value-type="float">
            <text:p>285000</text:p>
          </table:table-cell>
          <table:table-cell office:value-type="float" office:value="0" calcext:value-type="float">
            <text:p>0</text:p>
          </table:table-cell>
          <table:table-cell table:formula="of:=[.A44]*0.0030321" office:value-type="float" office:value="0.030321" calcext:value-type="float">
            <text:p>0,030321</text:p>
          </table:table-cell>
          <table:table-cell table:formula="of:=([.B44]-[.B43])/1000000" office:value-type="float" office:value="0.005" calcext:value-type="float">
            <text:p>0,005</text:p>
          </table:table-cell>
          <table:table-cell table:formula="of:=[.D44]/[.E4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0000" calcext:value-type="float">
            <text:p>290000</text:p>
          </table:table-cell>
          <table:table-cell office:value-type="float" office:value="0" calcext:value-type="float">
            <text:p>0</text:p>
          </table:table-cell>
          <table:table-cell table:formula="of:=[.A45]*0.0030321" office:value-type="float" office:value="0.030321" calcext:value-type="float">
            <text:p>0,030321</text:p>
          </table:table-cell>
          <table:table-cell table:formula="of:=([.B45]-[.B44])/1000000" office:value-type="float" office:value="0.005" calcext:value-type="float">
            <text:p>0,005</text:p>
          </table:table-cell>
          <table:table-cell table:formula="of:=[.D45]/[.E4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5000" calcext:value-type="float">
            <text:p>295000</text:p>
          </table:table-cell>
          <table:table-cell office:value-type="float" office:value="0" calcext:value-type="float">
            <text:p>0</text:p>
          </table:table-cell>
          <table:table-cell table:formula="of:=[.A46]*0.0030321" office:value-type="float" office:value="0.030321" calcext:value-type="float">
            <text:p>0,030321</text:p>
          </table:table-cell>
          <table:table-cell table:formula="of:=([.B46]-[.B45])/1000000" office:value-type="float" office:value="0.005" calcext:value-type="float">
            <text:p>0,005</text:p>
          </table:table-cell>
          <table:table-cell table:formula="of:=[.D46]/[.E4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table:formula="of:=[.A47]*0.0030321" office:value-type="float" office:value="0.030321" calcext:value-type="float">
            <text:p>0,030321</text:p>
          </table:table-cell>
          <table:table-cell table:formula="of:=([.B47]-[.B46])/1000000" office:value-type="float" office:value="0.005" calcext:value-type="float">
            <text:p>0,005</text:p>
          </table:table-cell>
          <table:table-cell table:formula="of:=[.D47]/[.E4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5000" calcext:value-type="float">
            <text:p>305000</text:p>
          </table:table-cell>
          <table:table-cell office:value-type="float" office:value="0" calcext:value-type="float">
            <text:p>0</text:p>
          </table:table-cell>
          <table:table-cell table:formula="of:=[.A48]*0.0030321" office:value-type="float" office:value="0.030321" calcext:value-type="float">
            <text:p>0,030321</text:p>
          </table:table-cell>
          <table:table-cell table:formula="of:=([.B48]-[.B47])/1000000" office:value-type="float" office:value="0.005" calcext:value-type="float">
            <text:p>0,005</text:p>
          </table:table-cell>
          <table:table-cell table:formula="of:=[.D48]/[.E4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000" calcext:value-type="float">
            <text:p>310000</text:p>
          </table:table-cell>
          <table:table-cell office:value-type="float" office:value="0" calcext:value-type="float">
            <text:p>0</text:p>
          </table:table-cell>
          <table:table-cell table:formula="of:=[.A49]*0.0030321" office:value-type="float" office:value="0.030321" calcext:value-type="float">
            <text:p>0,030321</text:p>
          </table:table-cell>
          <table:table-cell table:formula="of:=([.B49]-[.B48])/1000000" office:value-type="float" office:value="0.005" calcext:value-type="float">
            <text:p>0,005</text:p>
          </table:table-cell>
          <table:table-cell table:formula="of:=[.D49]/[.E4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5000" calcext:value-type="float">
            <text:p>315000</text:p>
          </table:table-cell>
          <table:table-cell office:value-type="float" office:value="0" calcext:value-type="float">
            <text:p>0</text:p>
          </table:table-cell>
          <table:table-cell table:formula="of:=[.A50]*0.0030321" office:value-type="float" office:value="0.030321" calcext:value-type="float">
            <text:p>0,030321</text:p>
          </table:table-cell>
          <table:table-cell table:formula="of:=([.B50]-[.B49])/1000000" office:value-type="float" office:value="0.005" calcext:value-type="float">
            <text:p>0,005</text:p>
          </table:table-cell>
          <table:table-cell table:formula="of:=[.D50]/[.E5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0000" calcext:value-type="float">
            <text:p>320000</text:p>
          </table:table-cell>
          <table:table-cell office:value-type="float" office:value="0" calcext:value-type="float">
            <text:p>0</text:p>
          </table:table-cell>
          <table:table-cell table:formula="of:=[.A51]*0.0030321" office:value-type="float" office:value="0.030321" calcext:value-type="float">
            <text:p>0,030321</text:p>
          </table:table-cell>
          <table:table-cell table:formula="of:=([.B51]-[.B50])/1000000" office:value-type="float" office:value="0.005" calcext:value-type="float">
            <text:p>0,005</text:p>
          </table:table-cell>
          <table:table-cell table:formula="of:=[.D51]/[.E5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5000" calcext:value-type="float">
            <text:p>325000</text:p>
          </table:table-cell>
          <table:table-cell office:value-type="float" office:value="0" calcext:value-type="float">
            <text:p>0</text:p>
          </table:table-cell>
          <table:table-cell table:formula="of:=[.A52]*0.0030321" office:value-type="float" office:value="0.030321" calcext:value-type="float">
            <text:p>0,030321</text:p>
          </table:table-cell>
          <table:table-cell table:formula="of:=([.B52]-[.B51])/1000000" office:value-type="float" office:value="0.005" calcext:value-type="float">
            <text:p>0,005</text:p>
          </table:table-cell>
          <table:table-cell table:formula="of:=[.D52]/[.E5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 table:formula="of:=[.A53]*0.0030321" office:value-type="float" office:value="0.030321" calcext:value-type="float">
            <text:p>0,030321</text:p>
          </table:table-cell>
          <table:table-cell table:formula="of:=([.B53]-[.B52])/1000000" office:value-type="float" office:value="0.005" calcext:value-type="float">
            <text:p>0,005</text:p>
          </table:table-cell>
          <table:table-cell table:formula="of:=[.D53]/[.E5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5000" calcext:value-type="float">
            <text:p>335000</text:p>
          </table:table-cell>
          <table:table-cell office:value-type="float" office:value="0" calcext:value-type="float">
            <text:p>0</text:p>
          </table:table-cell>
          <table:table-cell table:formula="of:=[.A54]*0.0030321" office:value-type="float" office:value="0.030321" calcext:value-type="float">
            <text:p>0,030321</text:p>
          </table:table-cell>
          <table:table-cell table:formula="of:=([.B54]-[.B53])/1000000" office:value-type="float" office:value="0.005" calcext:value-type="float">
            <text:p>0,005</text:p>
          </table:table-cell>
          <table:table-cell table:formula="of:=[.D54]/[.E5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0000" calcext:value-type="float">
            <text:p>340000</text:p>
          </table:table-cell>
          <table:table-cell office:value-type="float" office:value="0" calcext:value-type="float">
            <text:p>0</text:p>
          </table:table-cell>
          <table:table-cell table:formula="of:=[.A55]*0.0030321" office:value-type="float" office:value="0.030321" calcext:value-type="float">
            <text:p>0,030321</text:p>
          </table:table-cell>
          <table:table-cell table:formula="of:=([.B55]-[.B54])/1000000" office:value-type="float" office:value="0.005" calcext:value-type="float">
            <text:p>0,005</text:p>
          </table:table-cell>
          <table:table-cell table:formula="of:=[.D55]/[.E5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5000" calcext:value-type="float">
            <text:p>345000</text:p>
          </table:table-cell>
          <table:table-cell office:value-type="float" office:value="0" calcext:value-type="float">
            <text:p>0</text:p>
          </table:table-cell>
          <table:table-cell table:formula="of:=[.A56]*0.0030321" office:value-type="float" office:value="0.030321" calcext:value-type="float">
            <text:p>0,030321</text:p>
          </table:table-cell>
          <table:table-cell table:formula="of:=([.B56]-[.B55])/1000000" office:value-type="float" office:value="0.005" calcext:value-type="float">
            <text:p>0,005</text:p>
          </table:table-cell>
          <table:table-cell table:formula="of:=[.D56]/[.E5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0000" calcext:value-type="float">
            <text:p>350000</text:p>
          </table:table-cell>
          <table:table-cell office:value-type="float" office:value="0" calcext:value-type="float">
            <text:p>0</text:p>
          </table:table-cell>
          <table:table-cell table:formula="of:=[.A57]*0.0030321" office:value-type="float" office:value="0.030321" calcext:value-type="float">
            <text:p>0,030321</text:p>
          </table:table-cell>
          <table:table-cell table:formula="of:=([.B57]-[.B56])/1000000" office:value-type="float" office:value="0.005" calcext:value-type="float">
            <text:p>0,005</text:p>
          </table:table-cell>
          <table:table-cell table:formula="of:=[.D57]/[.E5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5000" calcext:value-type="float">
            <text:p>355000</text:p>
          </table:table-cell>
          <table:table-cell office:value-type="float" office:value="0" calcext:value-type="float">
            <text:p>0</text:p>
          </table:table-cell>
          <table:table-cell table:formula="of:=[.A58]*0.0030321" office:value-type="float" office:value="0.030321" calcext:value-type="float">
            <text:p>0,030321</text:p>
          </table:table-cell>
          <table:table-cell table:formula="of:=([.B58]-[.B57])/1000000" office:value-type="float" office:value="0.005" calcext:value-type="float">
            <text:p>0,005</text:p>
          </table:table-cell>
          <table:table-cell table:formula="of:=[.D58]/[.E5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0000" calcext:value-type="float">
            <text:p>360000</text:p>
          </table:table-cell>
          <table:table-cell office:value-type="float" office:value="0" calcext:value-type="float">
            <text:p>0</text:p>
          </table:table-cell>
          <table:table-cell table:formula="of:=[.A59]*0.0030321" office:value-type="float" office:value="0.030321" calcext:value-type="float">
            <text:p>0,030321</text:p>
          </table:table-cell>
          <table:table-cell table:formula="of:=([.B59]-[.B58])/1000000" office:value-type="float" office:value="0.005" calcext:value-type="float">
            <text:p>0,005</text:p>
          </table:table-cell>
          <table:table-cell table:formula="of:=[.D59]/[.E5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5000" calcext:value-type="float">
            <text:p>365000</text:p>
          </table:table-cell>
          <table:table-cell office:value-type="float" office:value="0" calcext:value-type="float">
            <text:p>0</text:p>
          </table:table-cell>
          <table:table-cell table:formula="of:=[.A60]*0.0030321" office:value-type="float" office:value="0.030321" calcext:value-type="float">
            <text:p>0,030321</text:p>
          </table:table-cell>
          <table:table-cell table:formula="of:=([.B60]-[.B59])/1000000" office:value-type="float" office:value="0.005" calcext:value-type="float">
            <text:p>0,005</text:p>
          </table:table-cell>
          <table:table-cell table:formula="of:=[.D60]/[.E6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0000" calcext:value-type="float">
            <text:p>370000</text:p>
          </table:table-cell>
          <table:table-cell office:value-type="float" office:value="0" calcext:value-type="float">
            <text:p>0</text:p>
          </table:table-cell>
          <table:table-cell table:formula="of:=[.A61]*0.0030321" office:value-type="float" office:value="0.030321" calcext:value-type="float">
            <text:p>0,030321</text:p>
          </table:table-cell>
          <table:table-cell table:formula="of:=([.B61]-[.B60])/1000000" office:value-type="float" office:value="0.005" calcext:value-type="float">
            <text:p>0,005</text:p>
          </table:table-cell>
          <table:table-cell table:formula="of:=[.D61]/[.E6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5000" calcext:value-type="float">
            <text:p>375000</text:p>
          </table:table-cell>
          <table:table-cell office:value-type="float" office:value="0" calcext:value-type="float">
            <text:p>0</text:p>
          </table:table-cell>
          <table:table-cell table:formula="of:=[.A62]*0.0030321" office:value-type="float" office:value="0.030321" calcext:value-type="float">
            <text:p>0,030321</text:p>
          </table:table-cell>
          <table:table-cell table:formula="of:=([.B62]-[.B61])/1000000" office:value-type="float" office:value="0.005" calcext:value-type="float">
            <text:p>0,005</text:p>
          </table:table-cell>
          <table:table-cell table:formula="of:=[.D62]/[.E6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0000" calcext:value-type="float">
            <text:p>380000</text:p>
          </table:table-cell>
          <table:table-cell office:value-type="float" office:value="0" calcext:value-type="float">
            <text:p>0</text:p>
          </table:table-cell>
          <table:table-cell table:formula="of:=[.A63]*0.0030321" office:value-type="float" office:value="0.030321" calcext:value-type="float">
            <text:p>0,030321</text:p>
          </table:table-cell>
          <table:table-cell table:formula="of:=([.B63]-[.B62])/1000000" office:value-type="float" office:value="0.005" calcext:value-type="float">
            <text:p>0,005</text:p>
          </table:table-cell>
          <table:table-cell table:formula="of:=[.D63]/[.E6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5000" calcext:value-type="float">
            <text:p>385000</text:p>
          </table:table-cell>
          <table:table-cell office:value-type="float" office:value="0" calcext:value-type="float">
            <text:p>0</text:p>
          </table:table-cell>
          <table:table-cell table:formula="of:=[.A64]*0.0030321" office:value-type="float" office:value="0.030321" calcext:value-type="float">
            <text:p>0,030321</text:p>
          </table:table-cell>
          <table:table-cell table:formula="of:=([.B64]-[.B63])/1000000" office:value-type="float" office:value="0.005" calcext:value-type="float">
            <text:p>0,005</text:p>
          </table:table-cell>
          <table:table-cell table:formula="of:=[.D64]/[.E6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0000" calcext:value-type="float">
            <text:p>390000</text:p>
          </table:table-cell>
          <table:table-cell office:value-type="float" office:value="0" calcext:value-type="float">
            <text:p>0</text:p>
          </table:table-cell>
          <table:table-cell table:formula="of:=[.A65]*0.0030321" office:value-type="float" office:value="0.030321" calcext:value-type="float">
            <text:p>0,030321</text:p>
          </table:table-cell>
          <table:table-cell table:formula="of:=([.B65]-[.B64])/1000000" office:value-type="float" office:value="0.005" calcext:value-type="float">
            <text:p>0,005</text:p>
          </table:table-cell>
          <table:table-cell table:formula="of:=[.D65]/[.E6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5000" calcext:value-type="float">
            <text:p>395000</text:p>
          </table:table-cell>
          <table:table-cell office:value-type="float" office:value="0" calcext:value-type="float">
            <text:p>0</text:p>
          </table:table-cell>
          <table:table-cell table:formula="of:=[.A66]*0.0030321" office:value-type="float" office:value="0.030321" calcext:value-type="float">
            <text:p>0,030321</text:p>
          </table:table-cell>
          <table:table-cell table:formula="of:=([.B66]-[.B65])/1000000" office:value-type="float" office:value="0.005" calcext:value-type="float">
            <text:p>0,005</text:p>
          </table:table-cell>
          <table:table-cell table:formula="of:=[.D66]/[.E6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 table:formula="of:=[.A67]*0.0030321" office:value-type="float" office:value="0.030321" calcext:value-type="float">
            <text:p>0,030321</text:p>
          </table:table-cell>
          <table:table-cell table:formula="of:=([.B67]-[.B66])/1000000" office:value-type="float" office:value="0.005" calcext:value-type="float">
            <text:p>0,005</text:p>
          </table:table-cell>
          <table:table-cell table:formula="of:=[.D67]/[.E6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5000" calcext:value-type="float">
            <text:p>405000</text:p>
          </table:table-cell>
          <table:table-cell office:value-type="float" office:value="0" calcext:value-type="float">
            <text:p>0</text:p>
          </table:table-cell>
          <table:table-cell table:formula="of:=[.A68]*0.0030321" office:value-type="float" office:value="0.030321" calcext:value-type="float">
            <text:p>0,030321</text:p>
          </table:table-cell>
          <table:table-cell table:formula="of:=([.B68]-[.B67])/1000000" office:value-type="float" office:value="0.005" calcext:value-type="float">
            <text:p>0,005</text:p>
          </table:table-cell>
          <table:table-cell table:formula="of:=[.D68]/[.E6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0000" calcext:value-type="float">
            <text:p>410000</text:p>
          </table:table-cell>
          <table:table-cell office:value-type="float" office:value="0" calcext:value-type="float">
            <text:p>0</text:p>
          </table:table-cell>
          <table:table-cell table:formula="of:=[.A69]*0.0030321" office:value-type="float" office:value="0.030321" calcext:value-type="float">
            <text:p>0,030321</text:p>
          </table:table-cell>
          <table:table-cell table:formula="of:=([.B69]-[.B68])/1000000" office:value-type="float" office:value="0.005" calcext:value-type="float">
            <text:p>0,005</text:p>
          </table:table-cell>
          <table:table-cell table:formula="of:=[.D69]/[.E6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5000" calcext:value-type="float">
            <text:p>415000</text:p>
          </table:table-cell>
          <table:table-cell office:value-type="float" office:value="0" calcext:value-type="float">
            <text:p>0</text:p>
          </table:table-cell>
          <table:table-cell table:formula="of:=[.A70]*0.0030321" office:value-type="float" office:value="0.030321" calcext:value-type="float">
            <text:p>0,030321</text:p>
          </table:table-cell>
          <table:table-cell table:formula="of:=([.B70]-[.B69])/1000000" office:value-type="float" office:value="0.005" calcext:value-type="float">
            <text:p>0,005</text:p>
          </table:table-cell>
          <table:table-cell table:formula="of:=[.D70]/[.E7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000" calcext:value-type="float">
            <text:p>420000</text:p>
          </table:table-cell>
          <table:table-cell office:value-type="float" office:value="0" calcext:value-type="float">
            <text:p>0</text:p>
          </table:table-cell>
          <table:table-cell table:formula="of:=[.A71]*0.0030321" office:value-type="float" office:value="0.030321" calcext:value-type="float">
            <text:p>0,030321</text:p>
          </table:table-cell>
          <table:table-cell table:formula="of:=([.B71]-[.B70])/1000000" office:value-type="float" office:value="0.005" calcext:value-type="float">
            <text:p>0,005</text:p>
          </table:table-cell>
          <table:table-cell table:formula="of:=[.D71]/[.E7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5000" calcext:value-type="float">
            <text:p>425000</text:p>
          </table:table-cell>
          <table:table-cell office:value-type="float" office:value="0" calcext:value-type="float">
            <text:p>0</text:p>
          </table:table-cell>
          <table:table-cell table:formula="of:=[.A72]*0.0030321" office:value-type="float" office:value="0.030321" calcext:value-type="float">
            <text:p>0,030321</text:p>
          </table:table-cell>
          <table:table-cell table:formula="of:=([.B72]-[.B71])/1000000" office:value-type="float" office:value="0.005" calcext:value-type="float">
            <text:p>0,005</text:p>
          </table:table-cell>
          <table:table-cell table:formula="of:=[.D72]/[.E7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000" calcext:value-type="float">
            <text:p>430000</text:p>
          </table:table-cell>
          <table:table-cell office:value-type="float" office:value="0" calcext:value-type="float">
            <text:p>0</text:p>
          </table:table-cell>
          <table:table-cell table:formula="of:=[.A73]*0.0030321" office:value-type="float" office:value="0.030321" calcext:value-type="float">
            <text:p>0,030321</text:p>
          </table:table-cell>
          <table:table-cell table:formula="of:=([.B73]-[.B72])/1000000" office:value-type="float" office:value="0.005" calcext:value-type="float">
            <text:p>0,005</text:p>
          </table:table-cell>
          <table:table-cell table:formula="of:=[.D73]/[.E7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5000" calcext:value-type="float">
            <text:p>435000</text:p>
          </table:table-cell>
          <table:table-cell office:value-type="float" office:value="0" calcext:value-type="float">
            <text:p>0</text:p>
          </table:table-cell>
          <table:table-cell table:formula="of:=[.A74]*0.0030321" office:value-type="float" office:value="0.030321" calcext:value-type="float">
            <text:p>0,030321</text:p>
          </table:table-cell>
          <table:table-cell table:formula="of:=([.B74]-[.B73])/1000000" office:value-type="float" office:value="0.005" calcext:value-type="float">
            <text:p>0,005</text:p>
          </table:table-cell>
          <table:table-cell table:formula="of:=[.D74]/[.E7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0000" calcext:value-type="float">
            <text:p>440000</text:p>
          </table:table-cell>
          <table:table-cell office:value-type="float" office:value="0" calcext:value-type="float">
            <text:p>0</text:p>
          </table:table-cell>
          <table:table-cell table:formula="of:=[.A75]*0.0030321" office:value-type="float" office:value="0.030321" calcext:value-type="float">
            <text:p>0,030321</text:p>
          </table:table-cell>
          <table:table-cell table:formula="of:=([.B75]-[.B74])/1000000" office:value-type="float" office:value="0.005" calcext:value-type="float">
            <text:p>0,005</text:p>
          </table:table-cell>
          <table:table-cell table:formula="of:=[.D75]/[.E7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5000" calcext:value-type="float">
            <text:p>445000</text:p>
          </table:table-cell>
          <table:table-cell office:value-type="float" office:value="0" calcext:value-type="float">
            <text:p>0</text:p>
          </table:table-cell>
          <table:table-cell table:formula="of:=[.A76]*0.0030321" office:value-type="float" office:value="0.030321" calcext:value-type="float">
            <text:p>0,030321</text:p>
          </table:table-cell>
          <table:table-cell table:formula="of:=([.B76]-[.B75])/1000000" office:value-type="float" office:value="0.005" calcext:value-type="float">
            <text:p>0,005</text:p>
          </table:table-cell>
          <table:table-cell table:formula="of:=[.D76]/[.E7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000" calcext:value-type="float">
            <text:p>450000</text:p>
          </table:table-cell>
          <table:table-cell office:value-type="float" office:value="0" calcext:value-type="float">
            <text:p>0</text:p>
          </table:table-cell>
          <table:table-cell table:formula="of:=[.A77]*0.0030321" office:value-type="float" office:value="0.030321" calcext:value-type="float">
            <text:p>0,030321</text:p>
          </table:table-cell>
          <table:table-cell table:formula="of:=([.B77]-[.B76])/1000000" office:value-type="float" office:value="0.005" calcext:value-type="float">
            <text:p>0,005</text:p>
          </table:table-cell>
          <table:table-cell table:formula="of:=[.D77]/[.E7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5000" calcext:value-type="float">
            <text:p>455000</text:p>
          </table:table-cell>
          <table:table-cell office:value-type="float" office:value="0" calcext:value-type="float">
            <text:p>0</text:p>
          </table:table-cell>
          <table:table-cell table:formula="of:=[.A78]*0.0030321" office:value-type="float" office:value="0.030321" calcext:value-type="float">
            <text:p>0,030321</text:p>
          </table:table-cell>
          <table:table-cell table:formula="of:=([.B78]-[.B77])/1000000" office:value-type="float" office:value="0.005" calcext:value-type="float">
            <text:p>0,005</text:p>
          </table:table-cell>
          <table:table-cell table:formula="of:=[.D78]/[.E7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0000" calcext:value-type="float">
            <text:p>460000</text:p>
          </table:table-cell>
          <table:table-cell office:value-type="float" office:value="0" calcext:value-type="float">
            <text:p>0</text:p>
          </table:table-cell>
          <table:table-cell table:formula="of:=[.A79]*0.0030321" office:value-type="float" office:value="0.030321" calcext:value-type="float">
            <text:p>0,030321</text:p>
          </table:table-cell>
          <table:table-cell table:formula="of:=([.B79]-[.B78])/1000000" office:value-type="float" office:value="0.005" calcext:value-type="float">
            <text:p>0,005</text:p>
          </table:table-cell>
          <table:table-cell table:formula="of:=[.D79]/[.E7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5000" calcext:value-type="float">
            <text:p>465000</text:p>
          </table:table-cell>
          <table:table-cell office:value-type="float" office:value="0" calcext:value-type="float">
            <text:p>0</text:p>
          </table:table-cell>
          <table:table-cell table:formula="of:=[.A80]*0.0030321" office:value-type="float" office:value="0.030321" calcext:value-type="float">
            <text:p>0,030321</text:p>
          </table:table-cell>
          <table:table-cell table:formula="of:=([.B80]-[.B79])/1000000" office:value-type="float" office:value="0.005" calcext:value-type="float">
            <text:p>0,005</text:p>
          </table:table-cell>
          <table:table-cell table:formula="of:=[.D80]/[.E8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0000" calcext:value-type="float">
            <text:p>470000</text:p>
          </table:table-cell>
          <table:table-cell office:value-type="float" office:value="0" calcext:value-type="float">
            <text:p>0</text:p>
          </table:table-cell>
          <table:table-cell table:formula="of:=[.A81]*0.0030321" office:value-type="float" office:value="0.030321" calcext:value-type="float">
            <text:p>0,030321</text:p>
          </table:table-cell>
          <table:table-cell table:formula="of:=([.B81]-[.B80])/1000000" office:value-type="float" office:value="0.005" calcext:value-type="float">
            <text:p>0,005</text:p>
          </table:table-cell>
          <table:table-cell table:formula="of:=[.D81]/[.E8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5000" calcext:value-type="float">
            <text:p>475000</text:p>
          </table:table-cell>
          <table:table-cell office:value-type="float" office:value="0" calcext:value-type="float">
            <text:p>0</text:p>
          </table:table-cell>
          <table:table-cell table:formula="of:=[.A82]*0.0030321" office:value-type="float" office:value="0.030321" calcext:value-type="float">
            <text:p>0,030321</text:p>
          </table:table-cell>
          <table:table-cell table:formula="of:=([.B82]-[.B81])/1000000" office:value-type="float" office:value="0.005" calcext:value-type="float">
            <text:p>0,005</text:p>
          </table:table-cell>
          <table:table-cell table:formula="of:=[.D82]/[.E8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0000" calcext:value-type="float">
            <text:p>480000</text:p>
          </table:table-cell>
          <table:table-cell office:value-type="float" office:value="0" calcext:value-type="float">
            <text:p>0</text:p>
          </table:table-cell>
          <table:table-cell table:formula="of:=[.A83]*0.0030321" office:value-type="float" office:value="0.030321" calcext:value-type="float">
            <text:p>0,030321</text:p>
          </table:table-cell>
          <table:table-cell table:formula="of:=([.B83]-[.B82])/1000000" office:value-type="float" office:value="0.005" calcext:value-type="float">
            <text:p>0,005</text:p>
          </table:table-cell>
          <table:table-cell table:formula="of:=[.D83]/[.E8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5000" calcext:value-type="float">
            <text:p>485000</text:p>
          </table:table-cell>
          <table:table-cell office:value-type="float" office:value="0" calcext:value-type="float">
            <text:p>0</text:p>
          </table:table-cell>
          <table:table-cell table:formula="of:=[.A84]*0.0030321" office:value-type="float" office:value="0.030321" calcext:value-type="float">
            <text:p>0,030321</text:p>
          </table:table-cell>
          <table:table-cell table:formula="of:=([.B84]-[.B83])/1000000" office:value-type="float" office:value="0.005" calcext:value-type="float">
            <text:p>0,005</text:p>
          </table:table-cell>
          <table:table-cell table:formula="of:=[.D84]/[.E8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0000" calcext:value-type="float">
            <text:p>490000</text:p>
          </table:table-cell>
          <table:table-cell office:value-type="float" office:value="0" calcext:value-type="float">
            <text:p>0</text:p>
          </table:table-cell>
          <table:table-cell table:formula="of:=[.A85]*0.0030321" office:value-type="float" office:value="0.030321" calcext:value-type="float">
            <text:p>0,030321</text:p>
          </table:table-cell>
          <table:table-cell table:formula="of:=([.B85]-[.B84])/1000000" office:value-type="float" office:value="0.005" calcext:value-type="float">
            <text:p>0,005</text:p>
          </table:table-cell>
          <table:table-cell table:formula="of:=[.D85]/[.E8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5000" calcext:value-type="float">
            <text:p>495000</text:p>
          </table:table-cell>
          <table:table-cell office:value-type="float" office:value="0" calcext:value-type="float">
            <text:p>0</text:p>
          </table:table-cell>
          <table:table-cell table:formula="of:=[.A86]*0.0030321" office:value-type="float" office:value="0.030321" calcext:value-type="float">
            <text:p>0,030321</text:p>
          </table:table-cell>
          <table:table-cell table:formula="of:=([.B86]-[.B85])/1000000" office:value-type="float" office:value="0.005" calcext:value-type="float">
            <text:p>0,005</text:p>
          </table:table-cell>
          <table:table-cell table:formula="of:=[.D86]/[.E8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table:formula="of:=[.A87]*0.0030321" office:value-type="float" office:value="0.030321" calcext:value-type="float">
            <text:p>0,030321</text:p>
          </table:table-cell>
          <table:table-cell table:formula="of:=([.B87]-[.B86])/1000000" office:value-type="float" office:value="0.005" calcext:value-type="float">
            <text:p>0,005</text:p>
          </table:table-cell>
          <table:table-cell table:formula="of:=[.D87]/[.E8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5000" calcext:value-type="float">
            <text:p>505000</text:p>
          </table:table-cell>
          <table:table-cell office:value-type="float" office:value="0" calcext:value-type="float">
            <text:p>0</text:p>
          </table:table-cell>
          <table:table-cell table:formula="of:=[.A88]*0.0030321" office:value-type="float" office:value="0.030321" calcext:value-type="float">
            <text:p>0,030321</text:p>
          </table:table-cell>
          <table:table-cell table:formula="of:=([.B88]-[.B87])/1000000" office:value-type="float" office:value="0.005" calcext:value-type="float">
            <text:p>0,005</text:p>
          </table:table-cell>
          <table:table-cell table:formula="of:=[.D88]/[.E8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0000" calcext:value-type="float">
            <text:p>510000</text:p>
          </table:table-cell>
          <table:table-cell office:value-type="float" office:value="0" calcext:value-type="float">
            <text:p>0</text:p>
          </table:table-cell>
          <table:table-cell table:formula="of:=[.A89]*0.0030321" office:value-type="float" office:value="0.030321" calcext:value-type="float">
            <text:p>0,030321</text:p>
          </table:table-cell>
          <table:table-cell table:formula="of:=([.B89]-[.B88])/1000000" office:value-type="float" office:value="0.005" calcext:value-type="float">
            <text:p>0,005</text:p>
          </table:table-cell>
          <table:table-cell table:formula="of:=[.D89]/[.E8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5000" calcext:value-type="float">
            <text:p>515000</text:p>
          </table:table-cell>
          <table:table-cell office:value-type="float" office:value="0" calcext:value-type="float">
            <text:p>0</text:p>
          </table:table-cell>
          <table:table-cell table:formula="of:=[.A90]*0.0030321" office:value-type="float" office:value="0.030321" calcext:value-type="float">
            <text:p>0,030321</text:p>
          </table:table-cell>
          <table:table-cell table:formula="of:=([.B90]-[.B89])/1000000" office:value-type="float" office:value="0.005" calcext:value-type="float">
            <text:p>0,005</text:p>
          </table:table-cell>
          <table:table-cell table:formula="of:=[.D90]/[.E9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0000" calcext:value-type="float">
            <text:p>520000</text:p>
          </table:table-cell>
          <table:table-cell office:value-type="float" office:value="0" calcext:value-type="float">
            <text:p>0</text:p>
          </table:table-cell>
          <table:table-cell table:formula="of:=[.A91]*0.0030321" office:value-type="float" office:value="0.030321" calcext:value-type="float">
            <text:p>0,030321</text:p>
          </table:table-cell>
          <table:table-cell table:formula="of:=([.B91]-[.B90])/1000000" office:value-type="float" office:value="0.005" calcext:value-type="float">
            <text:p>0,005</text:p>
          </table:table-cell>
          <table:table-cell table:formula="of:=[.D91]/[.E9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5000" calcext:value-type="float">
            <text:p>525000</text:p>
          </table:table-cell>
          <table:table-cell office:value-type="float" office:value="0" calcext:value-type="float">
            <text:p>0</text:p>
          </table:table-cell>
          <table:table-cell table:formula="of:=[.A92]*0.0030321" office:value-type="float" office:value="0.030321" calcext:value-type="float">
            <text:p>0,030321</text:p>
          </table:table-cell>
          <table:table-cell table:formula="of:=([.B92]-[.B91])/1000000" office:value-type="float" office:value="0.005" calcext:value-type="float">
            <text:p>0,005</text:p>
          </table:table-cell>
          <table:table-cell table:formula="of:=[.D92]/[.E9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0000" calcext:value-type="float">
            <text:p>530000</text:p>
          </table:table-cell>
          <table:table-cell office:value-type="float" office:value="0" calcext:value-type="float">
            <text:p>0</text:p>
          </table:table-cell>
          <table:table-cell table:formula="of:=[.A93]*0.0030321" office:value-type="float" office:value="0.030321" calcext:value-type="float">
            <text:p>0,030321</text:p>
          </table:table-cell>
          <table:table-cell table:formula="of:=([.B93]-[.B92])/1000000" office:value-type="float" office:value="0.005" calcext:value-type="float">
            <text:p>0,005</text:p>
          </table:table-cell>
          <table:table-cell table:formula="of:=[.D93]/[.E9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5000" calcext:value-type="float">
            <text:p>535000</text:p>
          </table:table-cell>
          <table:table-cell office:value-type="float" office:value="0" calcext:value-type="float">
            <text:p>0</text:p>
          </table:table-cell>
          <table:table-cell table:formula="of:=[.A94]*0.0030321" office:value-type="float" office:value="0.030321" calcext:value-type="float">
            <text:p>0,030321</text:p>
          </table:table-cell>
          <table:table-cell table:formula="of:=([.B94]-[.B93])/1000000" office:value-type="float" office:value="0.005" calcext:value-type="float">
            <text:p>0,005</text:p>
          </table:table-cell>
          <table:table-cell table:formula="of:=[.D94]/[.E9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0000" calcext:value-type="float">
            <text:p>540000</text:p>
          </table:table-cell>
          <table:table-cell office:value-type="float" office:value="0" calcext:value-type="float">
            <text:p>0</text:p>
          </table:table-cell>
          <table:table-cell table:formula="of:=[.A95]*0.0030321" office:value-type="float" office:value="0.030321" calcext:value-type="float">
            <text:p>0,030321</text:p>
          </table:table-cell>
          <table:table-cell table:formula="of:=([.B95]-[.B94])/1000000" office:value-type="float" office:value="0.005" calcext:value-type="float">
            <text:p>0,005</text:p>
          </table:table-cell>
          <table:table-cell table:formula="of:=[.D95]/[.E9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5000" calcext:value-type="float">
            <text:p>545000</text:p>
          </table:table-cell>
          <table:table-cell office:value-type="float" office:value="0" calcext:value-type="float">
            <text:p>0</text:p>
          </table:table-cell>
          <table:table-cell table:formula="of:=[.A96]*0.0030321" office:value-type="float" office:value="0.030321" calcext:value-type="float">
            <text:p>0,030321</text:p>
          </table:table-cell>
          <table:table-cell table:formula="of:=([.B96]-[.B95])/1000000" office:value-type="float" office:value="0.005" calcext:value-type="float">
            <text:p>0,005</text:p>
          </table:table-cell>
          <table:table-cell table:formula="of:=[.D96]/[.E9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0000" calcext:value-type="float">
            <text:p>550000</text:p>
          </table:table-cell>
          <table:table-cell office:value-type="float" office:value="0" calcext:value-type="float">
            <text:p>0</text:p>
          </table:table-cell>
          <table:table-cell table:formula="of:=[.A97]*0.0030321" office:value-type="float" office:value="0.030321" calcext:value-type="float">
            <text:p>0,030321</text:p>
          </table:table-cell>
          <table:table-cell table:formula="of:=([.B97]-[.B96])/1000000" office:value-type="float" office:value="0.005" calcext:value-type="float">
            <text:p>0,005</text:p>
          </table:table-cell>
          <table:table-cell table:formula="of:=[.D97]/[.E9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5000" calcext:value-type="float">
            <text:p>555000</text:p>
          </table:table-cell>
          <table:table-cell office:value-type="float" office:value="0" calcext:value-type="float">
            <text:p>0</text:p>
          </table:table-cell>
          <table:table-cell table:formula="of:=[.A98]*0.0030321" office:value-type="float" office:value="0.030321" calcext:value-type="float">
            <text:p>0,030321</text:p>
          </table:table-cell>
          <table:table-cell table:formula="of:=([.B98]-[.B97])/1000000" office:value-type="float" office:value="0.005" calcext:value-type="float">
            <text:p>0,005</text:p>
          </table:table-cell>
          <table:table-cell table:formula="of:=[.D98]/[.E9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0000" calcext:value-type="float">
            <text:p>560000</text:p>
          </table:table-cell>
          <table:table-cell office:value-type="float" office:value="0" calcext:value-type="float">
            <text:p>0</text:p>
          </table:table-cell>
          <table:table-cell table:formula="of:=[.A99]*0.0030321" office:value-type="float" office:value="0.030321" calcext:value-type="float">
            <text:p>0,030321</text:p>
          </table:table-cell>
          <table:table-cell table:formula="of:=([.B99]-[.B98])/1000000" office:value-type="float" office:value="0.005" calcext:value-type="float">
            <text:p>0,005</text:p>
          </table:table-cell>
          <table:table-cell table:formula="of:=[.D99]/[.E9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5000" calcext:value-type="float">
            <text:p>565000</text:p>
          </table:table-cell>
          <table:table-cell office:value-type="float" office:value="0" calcext:value-type="float">
            <text:p>0</text:p>
          </table:table-cell>
          <table:table-cell table:formula="of:=[.A100]*0.0030321" office:value-type="float" office:value="0.030321" calcext:value-type="float">
            <text:p>0,030321</text:p>
          </table:table-cell>
          <table:table-cell table:formula="of:=([.B100]-[.B99])/1000000" office:value-type="float" office:value="0.005" calcext:value-type="float">
            <text:p>0,005</text:p>
          </table:table-cell>
          <table:table-cell table:formula="of:=[.D100]/[.E10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0000" calcext:value-type="float">
            <text:p>570000</text:p>
          </table:table-cell>
          <table:table-cell office:value-type="float" office:value="0" calcext:value-type="float">
            <text:p>0</text:p>
          </table:table-cell>
          <table:table-cell table:formula="of:=[.A101]*0.0030321" office:value-type="float" office:value="0.030321" calcext:value-type="float">
            <text:p>0,030321</text:p>
          </table:table-cell>
          <table:table-cell table:formula="of:=([.B101]-[.B100])/1000000" office:value-type="float" office:value="0.005" calcext:value-type="float">
            <text:p>0,005</text:p>
          </table:table-cell>
          <table:table-cell table:formula="of:=[.D101]/[.E10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5000" calcext:value-type="float">
            <text:p>575000</text:p>
          </table:table-cell>
          <table:table-cell office:value-type="float" office:value="0" calcext:value-type="float">
            <text:p>0</text:p>
          </table:table-cell>
          <table:table-cell table:formula="of:=[.A102]*0.0030321" office:value-type="float" office:value="0.030321" calcext:value-type="float">
            <text:p>0,030321</text:p>
          </table:table-cell>
          <table:table-cell table:formula="of:=([.B102]-[.B101])/1000000" office:value-type="float" office:value="0.005" calcext:value-type="float">
            <text:p>0,005</text:p>
          </table:table-cell>
          <table:table-cell table:formula="of:=[.D102]/[.E10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0000" calcext:value-type="float">
            <text:p>580000</text:p>
          </table:table-cell>
          <table:table-cell office:value-type="float" office:value="0" calcext:value-type="float">
            <text:p>0</text:p>
          </table:table-cell>
          <table:table-cell table:formula="of:=[.A103]*0.0030321" office:value-type="float" office:value="0.030321" calcext:value-type="float">
            <text:p>0,030321</text:p>
          </table:table-cell>
          <table:table-cell table:formula="of:=([.B103]-[.B102])/1000000" office:value-type="float" office:value="0.005" calcext:value-type="float">
            <text:p>0,005</text:p>
          </table:table-cell>
          <table:table-cell table:formula="of:=[.D103]/[.E10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5000" calcext:value-type="float">
            <text:p>585000</text:p>
          </table:table-cell>
          <table:table-cell office:value-type="float" office:value="0" calcext:value-type="float">
            <text:p>0</text:p>
          </table:table-cell>
          <table:table-cell table:formula="of:=[.A104]*0.0030321" office:value-type="float" office:value="0.030321" calcext:value-type="float">
            <text:p>0,030321</text:p>
          </table:table-cell>
          <table:table-cell table:formula="of:=([.B104]-[.B103])/1000000" office:value-type="float" office:value="0.005" calcext:value-type="float">
            <text:p>0,005</text:p>
          </table:table-cell>
          <table:table-cell table:formula="of:=[.D104]/[.E10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0000" calcext:value-type="float">
            <text:p>590000</text:p>
          </table:table-cell>
          <table:table-cell office:value-type="float" office:value="0" calcext:value-type="float">
            <text:p>0</text:p>
          </table:table-cell>
          <table:table-cell table:formula="of:=[.A105]*0.0030321" office:value-type="float" office:value="0.030321" calcext:value-type="float">
            <text:p>0,030321</text:p>
          </table:table-cell>
          <table:table-cell table:formula="of:=([.B105]-[.B104])/1000000" office:value-type="float" office:value="0.005" calcext:value-type="float">
            <text:p>0,005</text:p>
          </table:table-cell>
          <table:table-cell table:formula="of:=[.D105]/[.E10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5000" calcext:value-type="float">
            <text:p>595000</text:p>
          </table:table-cell>
          <table:table-cell office:value-type="float" office:value="0" calcext:value-type="float">
            <text:p>0</text:p>
          </table:table-cell>
          <table:table-cell table:formula="of:=[.A106]*0.0030321" office:value-type="float" office:value="0.030321" calcext:value-type="float">
            <text:p>0,030321</text:p>
          </table:table-cell>
          <table:table-cell table:formula="of:=([.B106]-[.B105])/1000000" office:value-type="float" office:value="0.005" calcext:value-type="float">
            <text:p>0,005</text:p>
          </table:table-cell>
          <table:table-cell table:formula="of:=[.D106]/[.E10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 table:formula="of:=[.A107]*0.0030321" office:value-type="float" office:value="0.030321" calcext:value-type="float">
            <text:p>0,030321</text:p>
          </table:table-cell>
          <table:table-cell table:formula="of:=([.B107]-[.B106])/1000000" office:value-type="float" office:value="0.005" calcext:value-type="float">
            <text:p>0,005</text:p>
          </table:table-cell>
          <table:table-cell table:formula="of:=[.D107]/[.E10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5000" calcext:value-type="float">
            <text:p>605000</text:p>
          </table:table-cell>
          <table:table-cell office:value-type="float" office:value="0" calcext:value-type="float">
            <text:p>0</text:p>
          </table:table-cell>
          <table:table-cell table:formula="of:=[.A108]*0.0030321" office:value-type="float" office:value="0.030321" calcext:value-type="float">
            <text:p>0,030321</text:p>
          </table:table-cell>
          <table:table-cell table:formula="of:=([.B108]-[.B107])/1000000" office:value-type="float" office:value="0.005" calcext:value-type="float">
            <text:p>0,005</text:p>
          </table:table-cell>
          <table:table-cell table:formula="of:=[.D108]/[.E10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000" calcext:value-type="float">
            <text:p>610000</text:p>
          </table:table-cell>
          <table:table-cell office:value-type="float" office:value="0" calcext:value-type="float">
            <text:p>0</text:p>
          </table:table-cell>
          <table:table-cell table:formula="of:=[.A109]*0.0030321" office:value-type="float" office:value="0.030321" calcext:value-type="float">
            <text:p>0,030321</text:p>
          </table:table-cell>
          <table:table-cell table:formula="of:=([.B109]-[.B108])/1000000" office:value-type="float" office:value="0.005" calcext:value-type="float">
            <text:p>0,005</text:p>
          </table:table-cell>
          <table:table-cell table:formula="of:=[.D109]/[.E10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5000" calcext:value-type="float">
            <text:p>615000</text:p>
          </table:table-cell>
          <table:table-cell office:value-type="float" office:value="0" calcext:value-type="float">
            <text:p>0</text:p>
          </table:table-cell>
          <table:table-cell table:formula="of:=[.A110]*0.0030321" office:value-type="float" office:value="0.030321" calcext:value-type="float">
            <text:p>0,030321</text:p>
          </table:table-cell>
          <table:table-cell table:formula="of:=([.B110]-[.B109])/1000000" office:value-type="float" office:value="0.005" calcext:value-type="float">
            <text:p>0,005</text:p>
          </table:table-cell>
          <table:table-cell table:formula="of:=[.D110]/[.E11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0000" calcext:value-type="float">
            <text:p>620000</text:p>
          </table:table-cell>
          <table:table-cell office:value-type="float" office:value="0" calcext:value-type="float">
            <text:p>0</text:p>
          </table:table-cell>
          <table:table-cell table:formula="of:=[.A111]*0.0030321" office:value-type="float" office:value="0.030321" calcext:value-type="float">
            <text:p>0,030321</text:p>
          </table:table-cell>
          <table:table-cell table:formula="of:=([.B111]-[.B110])/1000000" office:value-type="float" office:value="0.005" calcext:value-type="float">
            <text:p>0,005</text:p>
          </table:table-cell>
          <table:table-cell table:formula="of:=[.D111]/[.E11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table:formula="of:=[.A112]*0.0030321" office:value-type="float" office:value="0.030321" calcext:value-type="float">
            <text:p>0,030321</text:p>
          </table:table-cell>
          <table:table-cell table:formula="of:=([.B112]-[.B111])/1000000" office:value-type="float" office:value="0.005" calcext:value-type="float">
            <text:p>0,005</text:p>
          </table:table-cell>
          <table:table-cell table:formula="of:=[.D112]/[.E11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0000" calcext:value-type="float">
            <text:p>630000</text:p>
          </table:table-cell>
          <table:table-cell office:value-type="float" office:value="0" calcext:value-type="float">
            <text:p>0</text:p>
          </table:table-cell>
          <table:table-cell table:formula="of:=[.A113]*0.0030321" office:value-type="float" office:value="0.030321" calcext:value-type="float">
            <text:p>0,030321</text:p>
          </table:table-cell>
          <table:table-cell table:formula="of:=([.B113]-[.B112])/1000000" office:value-type="float" office:value="0.005" calcext:value-type="float">
            <text:p>0,005</text:p>
          </table:table-cell>
          <table:table-cell table:formula="of:=[.D113]/[.E11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5000" calcext:value-type="float">
            <text:p>635000</text:p>
          </table:table-cell>
          <table:table-cell office:value-type="float" office:value="0" calcext:value-type="float">
            <text:p>0</text:p>
          </table:table-cell>
          <table:table-cell table:formula="of:=[.A114]*0.0030321" office:value-type="float" office:value="0.030321" calcext:value-type="float">
            <text:p>0,030321</text:p>
          </table:table-cell>
          <table:table-cell table:formula="of:=([.B114]-[.B113])/1000000" office:value-type="float" office:value="0.005" calcext:value-type="float">
            <text:p>0,005</text:p>
          </table:table-cell>
          <table:table-cell table:formula="of:=[.D114]/[.E11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0000" calcext:value-type="float">
            <text:p>640000</text:p>
          </table:table-cell>
          <table:table-cell office:value-type="float" office:value="0" calcext:value-type="float">
            <text:p>0</text:p>
          </table:table-cell>
          <table:table-cell table:formula="of:=[.A115]*0.0030321" office:value-type="float" office:value="0.030321" calcext:value-type="float">
            <text:p>0,030321</text:p>
          </table:table-cell>
          <table:table-cell table:formula="of:=([.B115]-[.B114])/1000000" office:value-type="float" office:value="0.005" calcext:value-type="float">
            <text:p>0,005</text:p>
          </table:table-cell>
          <table:table-cell table:formula="of:=[.D115]/[.E11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5000" calcext:value-type="float">
            <text:p>645000</text:p>
          </table:table-cell>
          <table:table-cell office:value-type="float" office:value="0" calcext:value-type="float">
            <text:p>0</text:p>
          </table:table-cell>
          <table:table-cell table:formula="of:=[.A116]*0.0030321" office:value-type="float" office:value="0.030321" calcext:value-type="float">
            <text:p>0,030321</text:p>
          </table:table-cell>
          <table:table-cell table:formula="of:=([.B116]-[.B115])/1000000" office:value-type="float" office:value="0.005" calcext:value-type="float">
            <text:p>0,005</text:p>
          </table:table-cell>
          <table:table-cell table:formula="of:=[.D116]/[.E11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0000" calcext:value-type="float">
            <text:p>650000</text:p>
          </table:table-cell>
          <table:table-cell office:value-type="float" office:value="0" calcext:value-type="float">
            <text:p>0</text:p>
          </table:table-cell>
          <table:table-cell table:formula="of:=[.A117]*0.0030321" office:value-type="float" office:value="0.030321" calcext:value-type="float">
            <text:p>0,030321</text:p>
          </table:table-cell>
          <table:table-cell table:formula="of:=([.B117]-[.B116])/1000000" office:value-type="float" office:value="0.005" calcext:value-type="float">
            <text:p>0,005</text:p>
          </table:table-cell>
          <table:table-cell table:formula="of:=[.D117]/[.E11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5000" calcext:value-type="float">
            <text:p>655000</text:p>
          </table:table-cell>
          <table:table-cell office:value-type="float" office:value="0" calcext:value-type="float">
            <text:p>0</text:p>
          </table:table-cell>
          <table:table-cell table:formula="of:=[.A118]*0.0030321" office:value-type="float" office:value="0.030321" calcext:value-type="float">
            <text:p>0,030321</text:p>
          </table:table-cell>
          <table:table-cell table:formula="of:=([.B118]-[.B117])/1000000" office:value-type="float" office:value="0.005" calcext:value-type="float">
            <text:p>0,005</text:p>
          </table:table-cell>
          <table:table-cell table:formula="of:=[.D118]/[.E11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0000" calcext:value-type="float">
            <text:p>660000</text:p>
          </table:table-cell>
          <table:table-cell office:value-type="float" office:value="0" calcext:value-type="float">
            <text:p>0</text:p>
          </table:table-cell>
          <table:table-cell table:formula="of:=[.A119]*0.0030321" office:value-type="float" office:value="0.030321" calcext:value-type="float">
            <text:p>0,030321</text:p>
          </table:table-cell>
          <table:table-cell table:formula="of:=([.B119]-[.B118])/1000000" office:value-type="float" office:value="0.005" calcext:value-type="float">
            <text:p>0,005</text:p>
          </table:table-cell>
          <table:table-cell table:formula="of:=[.D119]/[.E11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5000" calcext:value-type="float">
            <text:p>665000</text:p>
          </table:table-cell>
          <table:table-cell office:value-type="float" office:value="0" calcext:value-type="float">
            <text:p>0</text:p>
          </table:table-cell>
          <table:table-cell table:formula="of:=[.A120]*0.0030321" office:value-type="float" office:value="0.030321" calcext:value-type="float">
            <text:p>0,030321</text:p>
          </table:table-cell>
          <table:table-cell table:formula="of:=([.B120]-[.B119])/1000000" office:value-type="float" office:value="0.005" calcext:value-type="float">
            <text:p>0,005</text:p>
          </table:table-cell>
          <table:table-cell table:formula="of:=[.D120]/[.E12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0000" calcext:value-type="float">
            <text:p>670000</text:p>
          </table:table-cell>
          <table:table-cell office:value-type="float" office:value="0" calcext:value-type="float">
            <text:p>0</text:p>
          </table:table-cell>
          <table:table-cell table:formula="of:=[.A121]*0.0030321" office:value-type="float" office:value="0.030321" calcext:value-type="float">
            <text:p>0,030321</text:p>
          </table:table-cell>
          <table:table-cell table:formula="of:=([.B121]-[.B120])/1000000" office:value-type="float" office:value="0.005" calcext:value-type="float">
            <text:p>0,005</text:p>
          </table:table-cell>
          <table:table-cell table:formula="of:=[.D121]/[.E12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5000" calcext:value-type="float">
            <text:p>675000</text:p>
          </table:table-cell>
          <table:table-cell office:value-type="float" office:value="0" calcext:value-type="float">
            <text:p>0</text:p>
          </table:table-cell>
          <table:table-cell table:formula="of:=[.A122]*0.0030321" office:value-type="float" office:value="0.030321" calcext:value-type="float">
            <text:p>0,030321</text:p>
          </table:table-cell>
          <table:table-cell table:formula="of:=([.B122]-[.B121])/1000000" office:value-type="float" office:value="0.005" calcext:value-type="float">
            <text:p>0,005</text:p>
          </table:table-cell>
          <table:table-cell table:formula="of:=[.D122]/[.E12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0000" calcext:value-type="float">
            <text:p>680000</text:p>
          </table:table-cell>
          <table:table-cell office:value-type="float" office:value="0" calcext:value-type="float">
            <text:p>0</text:p>
          </table:table-cell>
          <table:table-cell table:formula="of:=[.A123]*0.0030321" office:value-type="float" office:value="0.030321" calcext:value-type="float">
            <text:p>0,030321</text:p>
          </table:table-cell>
          <table:table-cell table:formula="of:=([.B123]-[.B122])/1000000" office:value-type="float" office:value="0.005" calcext:value-type="float">
            <text:p>0,005</text:p>
          </table:table-cell>
          <table:table-cell table:formula="of:=[.D123]/[.E12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5000" calcext:value-type="float">
            <text:p>685000</text:p>
          </table:table-cell>
          <table:table-cell office:value-type="float" office:value="0" calcext:value-type="float">
            <text:p>0</text:p>
          </table:table-cell>
          <table:table-cell table:formula="of:=[.A124]*0.0030321" office:value-type="float" office:value="0.030321" calcext:value-type="float">
            <text:p>0,030321</text:p>
          </table:table-cell>
          <table:table-cell table:formula="of:=([.B124]-[.B123])/1000000" office:value-type="float" office:value="0.005" calcext:value-type="float">
            <text:p>0,005</text:p>
          </table:table-cell>
          <table:table-cell table:formula="of:=[.D124]/[.E12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0000" calcext:value-type="float">
            <text:p>690000</text:p>
          </table:table-cell>
          <table:table-cell office:value-type="float" office:value="0" calcext:value-type="float">
            <text:p>0</text:p>
          </table:table-cell>
          <table:table-cell table:formula="of:=[.A125]*0.0030321" office:value-type="float" office:value="0.030321" calcext:value-type="float">
            <text:p>0,030321</text:p>
          </table:table-cell>
          <table:table-cell table:formula="of:=([.B125]-[.B124])/1000000" office:value-type="float" office:value="0.005" calcext:value-type="float">
            <text:p>0,005</text:p>
          </table:table-cell>
          <table:table-cell table:formula="of:=[.D125]/[.E12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5000" calcext:value-type="float">
            <text:p>695000</text:p>
          </table:table-cell>
          <table:table-cell office:value-type="float" office:value="0" calcext:value-type="float">
            <text:p>0</text:p>
          </table:table-cell>
          <table:table-cell table:formula="of:=[.A126]*0.0030321" office:value-type="float" office:value="0.030321" calcext:value-type="float">
            <text:p>0,030321</text:p>
          </table:table-cell>
          <table:table-cell table:formula="of:=([.B126]-[.B125])/1000000" office:value-type="float" office:value="0.005" calcext:value-type="float">
            <text:p>0,005</text:p>
          </table:table-cell>
          <table:table-cell table:formula="of:=[.D126]/[.E12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" calcext:value-type="float">
            <text:p>0</text:p>
          </table:table-cell>
          <table:table-cell table:formula="of:=[.A127]*0.0030321" office:value-type="float" office:value="0.030321" calcext:value-type="float">
            <text:p>0,030321</text:p>
          </table:table-cell>
          <table:table-cell table:formula="of:=([.B127]-[.B126])/1000000" office:value-type="float" office:value="0.005" calcext:value-type="float">
            <text:p>0,005</text:p>
          </table:table-cell>
          <table:table-cell table:formula="of:=[.D127]/[.E12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5000" calcext:value-type="float">
            <text:p>705000</text:p>
          </table:table-cell>
          <table:table-cell office:value-type="float" office:value="0" calcext:value-type="float">
            <text:p>0</text:p>
          </table:table-cell>
          <table:table-cell table:formula="of:=[.A128]*0.0030321" office:value-type="float" office:value="0.030321" calcext:value-type="float">
            <text:p>0,030321</text:p>
          </table:table-cell>
          <table:table-cell table:formula="of:=([.B128]-[.B127])/1000000" office:value-type="float" office:value="0.005" calcext:value-type="float">
            <text:p>0,005</text:p>
          </table:table-cell>
          <table:table-cell table:formula="of:=[.D128]/[.E12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0000" calcext:value-type="float">
            <text:p>710000</text:p>
          </table:table-cell>
          <table:table-cell office:value-type="float" office:value="0" calcext:value-type="float">
            <text:p>0</text:p>
          </table:table-cell>
          <table:table-cell table:formula="of:=[.A129]*0.0030321" office:value-type="float" office:value="0.030321" calcext:value-type="float">
            <text:p>0,030321</text:p>
          </table:table-cell>
          <table:table-cell table:formula="of:=([.B129]-[.B128])/1000000" office:value-type="float" office:value="0.005" calcext:value-type="float">
            <text:p>0,005</text:p>
          </table:table-cell>
          <table:table-cell table:formula="of:=[.D129]/[.E12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5000" calcext:value-type="float">
            <text:p>715000</text:p>
          </table:table-cell>
          <table:table-cell office:value-type="float" office:value="0" calcext:value-type="float">
            <text:p>0</text:p>
          </table:table-cell>
          <table:table-cell table:formula="of:=[.A130]*0.0030321" office:value-type="float" office:value="0.030321" calcext:value-type="float">
            <text:p>0,030321</text:p>
          </table:table-cell>
          <table:table-cell table:formula="of:=([.B130]-[.B129])/1000000" office:value-type="float" office:value="0.005" calcext:value-type="float">
            <text:p>0,005</text:p>
          </table:table-cell>
          <table:table-cell table:formula="of:=[.D130]/[.E13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0000" calcext:value-type="float">
            <text:p>720000</text:p>
          </table:table-cell>
          <table:table-cell office:value-type="float" office:value="0" calcext:value-type="float">
            <text:p>0</text:p>
          </table:table-cell>
          <table:table-cell table:formula="of:=[.A131]*0.0030321" office:value-type="float" office:value="0.030321" calcext:value-type="float">
            <text:p>0,030321</text:p>
          </table:table-cell>
          <table:table-cell table:formula="of:=([.B131]-[.B130])/1000000" office:value-type="float" office:value="0.005" calcext:value-type="float">
            <text:p>0,005</text:p>
          </table:table-cell>
          <table:table-cell table:formula="of:=[.D131]/[.E13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5000" calcext:value-type="float">
            <text:p>725000</text:p>
          </table:table-cell>
          <table:table-cell office:value-type="float" office:value="0" calcext:value-type="float">
            <text:p>0</text:p>
          </table:table-cell>
          <table:table-cell table:formula="of:=[.A132]*0.0030321" office:value-type="float" office:value="0.030321" calcext:value-type="float">
            <text:p>0,030321</text:p>
          </table:table-cell>
          <table:table-cell table:formula="of:=([.B132]-[.B131])/1000000" office:value-type="float" office:value="0.005" calcext:value-type="float">
            <text:p>0,005</text:p>
          </table:table-cell>
          <table:table-cell table:formula="of:=[.D132]/[.E13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0000" calcext:value-type="float">
            <text:p>730000</text:p>
          </table:table-cell>
          <table:table-cell office:value-type="float" office:value="0" calcext:value-type="float">
            <text:p>0</text:p>
          </table:table-cell>
          <table:table-cell table:formula="of:=[.A133]*0.0030321" office:value-type="float" office:value="0.030321" calcext:value-type="float">
            <text:p>0,030321</text:p>
          </table:table-cell>
          <table:table-cell table:formula="of:=([.B133]-[.B132])/1000000" office:value-type="float" office:value="0.005" calcext:value-type="float">
            <text:p>0,005</text:p>
          </table:table-cell>
          <table:table-cell table:formula="of:=[.D133]/[.E13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5000" calcext:value-type="float">
            <text:p>735000</text:p>
          </table:table-cell>
          <table:table-cell office:value-type="float" office:value="0" calcext:value-type="float">
            <text:p>0</text:p>
          </table:table-cell>
          <table:table-cell table:formula="of:=[.A134]*0.0030321" office:value-type="float" office:value="0.030321" calcext:value-type="float">
            <text:p>0,030321</text:p>
          </table:table-cell>
          <table:table-cell table:formula="of:=([.B134]-[.B133])/1000000" office:value-type="float" office:value="0.005" calcext:value-type="float">
            <text:p>0,005</text:p>
          </table:table-cell>
          <table:table-cell table:formula="of:=[.D134]/[.E13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0000" calcext:value-type="float">
            <text:p>740000</text:p>
          </table:table-cell>
          <table:table-cell office:value-type="float" office:value="0" calcext:value-type="float">
            <text:p>0</text:p>
          </table:table-cell>
          <table:table-cell table:formula="of:=[.A135]*0.0030321" office:value-type="float" office:value="0.030321" calcext:value-type="float">
            <text:p>0,030321</text:p>
          </table:table-cell>
          <table:table-cell table:formula="of:=([.B135]-[.B134])/1000000" office:value-type="float" office:value="0.005" calcext:value-type="float">
            <text:p>0,005</text:p>
          </table:table-cell>
          <table:table-cell table:formula="of:=[.D135]/[.E13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5000" calcext:value-type="float">
            <text:p>745000</text:p>
          </table:table-cell>
          <table:table-cell office:value-type="float" office:value="0" calcext:value-type="float">
            <text:p>0</text:p>
          </table:table-cell>
          <table:table-cell table:formula="of:=[.A136]*0.0030321" office:value-type="float" office:value="0.030321" calcext:value-type="float">
            <text:p>0,030321</text:p>
          </table:table-cell>
          <table:table-cell table:formula="of:=([.B136]-[.B135])/1000000" office:value-type="float" office:value="0.005" calcext:value-type="float">
            <text:p>0,005</text:p>
          </table:table-cell>
          <table:table-cell table:formula="of:=[.D136]/[.E13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formula="of:=[.A137]*0.0030321" office:value-type="float" office:value="0.030321" calcext:value-type="float">
            <text:p>0,030321</text:p>
          </table:table-cell>
          <table:table-cell table:formula="of:=([.B137]-[.B136])/1000000" office:value-type="float" office:value="0.005" calcext:value-type="float">
            <text:p>0,005</text:p>
          </table:table-cell>
          <table:table-cell table:formula="of:=[.D137]/[.E13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5000" calcext:value-type="float">
            <text:p>755000</text:p>
          </table:table-cell>
          <table:table-cell office:value-type="float" office:value="0" calcext:value-type="float">
            <text:p>0</text:p>
          </table:table-cell>
          <table:table-cell table:formula="of:=[.A138]*0.0030321" office:value-type="float" office:value="0.030321" calcext:value-type="float">
            <text:p>0,030321</text:p>
          </table:table-cell>
          <table:table-cell table:formula="of:=([.B138]-[.B137])/1000000" office:value-type="float" office:value="0.005" calcext:value-type="float">
            <text:p>0,005</text:p>
          </table:table-cell>
          <table:table-cell table:formula="of:=[.D138]/[.E13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0000" calcext:value-type="float">
            <text:p>760000</text:p>
          </table:table-cell>
          <table:table-cell office:value-type="float" office:value="0" calcext:value-type="float">
            <text:p>0</text:p>
          </table:table-cell>
          <table:table-cell table:formula="of:=[.A139]*0.0030321" office:value-type="float" office:value="0.030321" calcext:value-type="float">
            <text:p>0,030321</text:p>
          </table:table-cell>
          <table:table-cell table:formula="of:=([.B139]-[.B138])/1000000" office:value-type="float" office:value="0.005" calcext:value-type="float">
            <text:p>0,005</text:p>
          </table:table-cell>
          <table:table-cell table:formula="of:=[.D139]/[.E13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5000" calcext:value-type="float">
            <text:p>765000</text:p>
          </table:table-cell>
          <table:table-cell office:value-type="float" office:value="0" calcext:value-type="float">
            <text:p>0</text:p>
          </table:table-cell>
          <table:table-cell table:formula="of:=[.A140]*0.0030321" office:value-type="float" office:value="0.030321" calcext:value-type="float">
            <text:p>0,030321</text:p>
          </table:table-cell>
          <table:table-cell table:formula="of:=([.B140]-[.B139])/1000000" office:value-type="float" office:value="0.005" calcext:value-type="float">
            <text:p>0,005</text:p>
          </table:table-cell>
          <table:table-cell table:formula="of:=[.D140]/[.E14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0000" calcext:value-type="float">
            <text:p>770000</text:p>
          </table:table-cell>
          <table:table-cell office:value-type="float" office:value="0" calcext:value-type="float">
            <text:p>0</text:p>
          </table:table-cell>
          <table:table-cell table:formula="of:=[.A141]*0.0030321" office:value-type="float" office:value="0.030321" calcext:value-type="float">
            <text:p>0,030321</text:p>
          </table:table-cell>
          <table:table-cell table:formula="of:=([.B141]-[.B140])/1000000" office:value-type="float" office:value="0.005" calcext:value-type="float">
            <text:p>0,005</text:p>
          </table:table-cell>
          <table:table-cell table:formula="of:=[.D141]/[.E14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5000" calcext:value-type="float">
            <text:p>775000</text:p>
          </table:table-cell>
          <table:table-cell office:value-type="float" office:value="0" calcext:value-type="float">
            <text:p>0</text:p>
          </table:table-cell>
          <table:table-cell table:formula="of:=[.A142]*0.0030321" office:value-type="float" office:value="0.030321" calcext:value-type="float">
            <text:p>0,030321</text:p>
          </table:table-cell>
          <table:table-cell table:formula="of:=([.B142]-[.B141])/1000000" office:value-type="float" office:value="0.005" calcext:value-type="float">
            <text:p>0,005</text:p>
          </table:table-cell>
          <table:table-cell table:formula="of:=[.D142]/[.E14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0000" calcext:value-type="float">
            <text:p>780000</text:p>
          </table:table-cell>
          <table:table-cell office:value-type="float" office:value="0" calcext:value-type="float">
            <text:p>0</text:p>
          </table:table-cell>
          <table:table-cell table:formula="of:=[.A143]*0.0030321" office:value-type="float" office:value="0.030321" calcext:value-type="float">
            <text:p>0,030321</text:p>
          </table:table-cell>
          <table:table-cell table:formula="of:=([.B143]-[.B142])/1000000" office:value-type="float" office:value="0.005" calcext:value-type="float">
            <text:p>0,005</text:p>
          </table:table-cell>
          <table:table-cell table:formula="of:=[.D143]/[.E14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5000" calcext:value-type="float">
            <text:p>785000</text:p>
          </table:table-cell>
          <table:table-cell office:value-type="float" office:value="0" calcext:value-type="float">
            <text:p>0</text:p>
          </table:table-cell>
          <table:table-cell table:formula="of:=[.A144]*0.0030321" office:value-type="float" office:value="0.030321" calcext:value-type="float">
            <text:p>0,030321</text:p>
          </table:table-cell>
          <table:table-cell table:formula="of:=([.B144]-[.B143])/1000000" office:value-type="float" office:value="0.005" calcext:value-type="float">
            <text:p>0,005</text:p>
          </table:table-cell>
          <table:table-cell table:formula="of:=[.D144]/[.E14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0000" calcext:value-type="float">
            <text:p>790000</text:p>
          </table:table-cell>
          <table:table-cell office:value-type="float" office:value="0" calcext:value-type="float">
            <text:p>0</text:p>
          </table:table-cell>
          <table:table-cell table:formula="of:=[.A145]*0.0030321" office:value-type="float" office:value="0.030321" calcext:value-type="float">
            <text:p>0,030321</text:p>
          </table:table-cell>
          <table:table-cell table:formula="of:=([.B145]-[.B144])/1000000" office:value-type="float" office:value="0.005" calcext:value-type="float">
            <text:p>0,005</text:p>
          </table:table-cell>
          <table:table-cell table:formula="of:=[.D145]/[.E14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5000" calcext:value-type="float">
            <text:p>795000</text:p>
          </table:table-cell>
          <table:table-cell office:value-type="float" office:value="0" calcext:value-type="float">
            <text:p>0</text:p>
          </table:table-cell>
          <table:table-cell table:formula="of:=[.A146]*0.0030321" office:value-type="float" office:value="0.030321" calcext:value-type="float">
            <text:p>0,030321</text:p>
          </table:table-cell>
          <table:table-cell table:formula="of:=([.B146]-[.B145])/1000000" office:value-type="float" office:value="0.005" calcext:value-type="float">
            <text:p>0,005</text:p>
          </table:table-cell>
          <table:table-cell table:formula="of:=[.D146]/[.E14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00" calcext:value-type="float">
            <text:p>800000</text:p>
          </table:table-cell>
          <table:table-cell office:value-type="float" office:value="0" calcext:value-type="float">
            <text:p>0</text:p>
          </table:table-cell>
          <table:table-cell table:formula="of:=[.A147]*0.0030321" office:value-type="float" office:value="0.030321" calcext:value-type="float">
            <text:p>0,030321</text:p>
          </table:table-cell>
          <table:table-cell table:formula="of:=([.B147]-[.B146])/1000000" office:value-type="float" office:value="0.005" calcext:value-type="float">
            <text:p>0,005</text:p>
          </table:table-cell>
          <table:table-cell table:formula="of:=[.D147]/[.E14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5000" calcext:value-type="float">
            <text:p>805000</text:p>
          </table:table-cell>
          <table:table-cell office:value-type="float" office:value="0" calcext:value-type="float">
            <text:p>0</text:p>
          </table:table-cell>
          <table:table-cell table:formula="of:=[.A148]*0.0030321" office:value-type="float" office:value="0.030321" calcext:value-type="float">
            <text:p>0,030321</text:p>
          </table:table-cell>
          <table:table-cell table:formula="of:=([.B148]-[.B147])/1000000" office:value-type="float" office:value="0.005" calcext:value-type="float">
            <text:p>0,005</text:p>
          </table:table-cell>
          <table:table-cell table:formula="of:=[.D148]/[.E14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0000" calcext:value-type="float">
            <text:p>810000</text:p>
          </table:table-cell>
          <table:table-cell office:value-type="float" office:value="0" calcext:value-type="float">
            <text:p>0</text:p>
          </table:table-cell>
          <table:table-cell table:formula="of:=[.A149]*0.0030321" office:value-type="float" office:value="0.030321" calcext:value-type="float">
            <text:p>0,030321</text:p>
          </table:table-cell>
          <table:table-cell table:formula="of:=([.B149]-[.B148])/1000000" office:value-type="float" office:value="0.005" calcext:value-type="float">
            <text:p>0,005</text:p>
          </table:table-cell>
          <table:table-cell table:formula="of:=[.D149]/[.E14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5000" calcext:value-type="float">
            <text:p>815000</text:p>
          </table:table-cell>
          <table:table-cell office:value-type="float" office:value="0" calcext:value-type="float">
            <text:p>0</text:p>
          </table:table-cell>
          <table:table-cell table:formula="of:=[.A150]*0.0030321" office:value-type="float" office:value="0.030321" calcext:value-type="float">
            <text:p>0,030321</text:p>
          </table:table-cell>
          <table:table-cell table:formula="of:=([.B150]-[.B149])/1000000" office:value-type="float" office:value="0.005" calcext:value-type="float">
            <text:p>0,005</text:p>
          </table:table-cell>
          <table:table-cell table:formula="of:=[.D150]/[.E15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0000" calcext:value-type="float">
            <text:p>820000</text:p>
          </table:table-cell>
          <table:table-cell office:value-type="float" office:value="0" calcext:value-type="float">
            <text:p>0</text:p>
          </table:table-cell>
          <table:table-cell table:formula="of:=[.A151]*0.0030321" office:value-type="float" office:value="0.030321" calcext:value-type="float">
            <text:p>0,030321</text:p>
          </table:table-cell>
          <table:table-cell table:formula="of:=([.B151]-[.B150])/1000000" office:value-type="float" office:value="0.005" calcext:value-type="float">
            <text:p>0,005</text:p>
          </table:table-cell>
          <table:table-cell table:formula="of:=[.D151]/[.E15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25000" calcext:value-type="float">
            <text:p>825000</text:p>
          </table:table-cell>
          <table:table-cell office:value-type="float" office:value="0" calcext:value-type="float">
            <text:p>0</text:p>
          </table:table-cell>
          <table:table-cell table:formula="of:=[.A152]*0.0030321" office:value-type="float" office:value="0.030321" calcext:value-type="float">
            <text:p>0,030321</text:p>
          </table:table-cell>
          <table:table-cell table:formula="of:=([.B152]-[.B151])/1000000" office:value-type="float" office:value="0.005" calcext:value-type="float">
            <text:p>0,005</text:p>
          </table:table-cell>
          <table:table-cell table:formula="of:=[.D152]/[.E15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0000" calcext:value-type="float">
            <text:p>830000</text:p>
          </table:table-cell>
          <table:table-cell office:value-type="float" office:value="0" calcext:value-type="float">
            <text:p>0</text:p>
          </table:table-cell>
          <table:table-cell table:formula="of:=[.A153]*0.0030321" office:value-type="float" office:value="0.030321" calcext:value-type="float">
            <text:p>0,030321</text:p>
          </table:table-cell>
          <table:table-cell table:formula="of:=([.B153]-[.B152])/1000000" office:value-type="float" office:value="0.005" calcext:value-type="float">
            <text:p>0,005</text:p>
          </table:table-cell>
          <table:table-cell table:formula="of:=[.D153]/[.E15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5000" calcext:value-type="float">
            <text:p>835000</text:p>
          </table:table-cell>
          <table:table-cell office:value-type="float" office:value="0" calcext:value-type="float">
            <text:p>0</text:p>
          </table:table-cell>
          <table:table-cell table:formula="of:=[.A154]*0.0030321" office:value-type="float" office:value="0.030321" calcext:value-type="float">
            <text:p>0,030321</text:p>
          </table:table-cell>
          <table:table-cell table:formula="of:=([.B154]-[.B153])/1000000" office:value-type="float" office:value="0.005" calcext:value-type="float">
            <text:p>0,005</text:p>
          </table:table-cell>
          <table:table-cell table:formula="of:=[.D154]/[.E15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0000" calcext:value-type="float">
            <text:p>840000</text:p>
          </table:table-cell>
          <table:table-cell office:value-type="float" office:value="0" calcext:value-type="float">
            <text:p>0</text:p>
          </table:table-cell>
          <table:table-cell table:formula="of:=[.A155]*0.0030321" office:value-type="float" office:value="0.030321" calcext:value-type="float">
            <text:p>0,030321</text:p>
          </table:table-cell>
          <table:table-cell table:formula="of:=([.B155]-[.B154])/1000000" office:value-type="float" office:value="0.005" calcext:value-type="float">
            <text:p>0,005</text:p>
          </table:table-cell>
          <table:table-cell table:formula="of:=[.D155]/[.E15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5000" calcext:value-type="float">
            <text:p>845000</text:p>
          </table:table-cell>
          <table:table-cell office:value-type="float" office:value="0" calcext:value-type="float">
            <text:p>0</text:p>
          </table:table-cell>
          <table:table-cell table:formula="of:=[.A156]*0.0030321" office:value-type="float" office:value="0.030321" calcext:value-type="float">
            <text:p>0,030321</text:p>
          </table:table-cell>
          <table:table-cell table:formula="of:=([.B156]-[.B155])/1000000" office:value-type="float" office:value="0.005" calcext:value-type="float">
            <text:p>0,005</text:p>
          </table:table-cell>
          <table:table-cell table:formula="of:=[.D156]/[.E15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0000" calcext:value-type="float">
            <text:p>850000</text:p>
          </table:table-cell>
          <table:table-cell office:value-type="float" office:value="0" calcext:value-type="float">
            <text:p>0</text:p>
          </table:table-cell>
          <table:table-cell table:formula="of:=[.A157]*0.0030321" office:value-type="float" office:value="0.030321" calcext:value-type="float">
            <text:p>0,030321</text:p>
          </table:table-cell>
          <table:table-cell table:formula="of:=([.B157]-[.B156])/1000000" office:value-type="float" office:value="0.005" calcext:value-type="float">
            <text:p>0,005</text:p>
          </table:table-cell>
          <table:table-cell table:formula="of:=[.D157]/[.E15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5000" calcext:value-type="float">
            <text:p>855000</text:p>
          </table:table-cell>
          <table:table-cell office:value-type="float" office:value="0" calcext:value-type="float">
            <text:p>0</text:p>
          </table:table-cell>
          <table:table-cell table:formula="of:=[.A158]*0.0030321" office:value-type="float" office:value="0.030321" calcext:value-type="float">
            <text:p>0,030321</text:p>
          </table:table-cell>
          <table:table-cell table:formula="of:=([.B158]-[.B157])/1000000" office:value-type="float" office:value="0.005" calcext:value-type="float">
            <text:p>0,005</text:p>
          </table:table-cell>
          <table:table-cell table:formula="of:=[.D158]/[.E15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0000" calcext:value-type="float">
            <text:p>860000</text:p>
          </table:table-cell>
          <table:table-cell office:value-type="float" office:value="0" calcext:value-type="float">
            <text:p>0</text:p>
          </table:table-cell>
          <table:table-cell table:formula="of:=[.A159]*0.0030321" office:value-type="float" office:value="0.030321" calcext:value-type="float">
            <text:p>0,030321</text:p>
          </table:table-cell>
          <table:table-cell table:formula="of:=([.B159]-[.B158])/1000000" office:value-type="float" office:value="0.005" calcext:value-type="float">
            <text:p>0,005</text:p>
          </table:table-cell>
          <table:table-cell table:formula="of:=[.D159]/[.E15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5000" calcext:value-type="float">
            <text:p>865000</text:p>
          </table:table-cell>
          <table:table-cell office:value-type="float" office:value="0" calcext:value-type="float">
            <text:p>0</text:p>
          </table:table-cell>
          <table:table-cell table:formula="of:=[.A160]*0.0030321" office:value-type="float" office:value="0.030321" calcext:value-type="float">
            <text:p>0,030321</text:p>
          </table:table-cell>
          <table:table-cell table:formula="of:=([.B160]-[.B159])/1000000" office:value-type="float" office:value="0.005" calcext:value-type="float">
            <text:p>0,005</text:p>
          </table:table-cell>
          <table:table-cell table:formula="of:=[.D160]/[.E16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0000" calcext:value-type="float">
            <text:p>870000</text:p>
          </table:table-cell>
          <table:table-cell office:value-type="float" office:value="0" calcext:value-type="float">
            <text:p>0</text:p>
          </table:table-cell>
          <table:table-cell table:formula="of:=[.A161]*0.0030321" office:value-type="float" office:value="0.030321" calcext:value-type="float">
            <text:p>0,030321</text:p>
          </table:table-cell>
          <table:table-cell table:formula="of:=([.B161]-[.B160])/1000000" office:value-type="float" office:value="0.005" calcext:value-type="float">
            <text:p>0,005</text:p>
          </table:table-cell>
          <table:table-cell table:formula="of:=[.D161]/[.E16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5000" calcext:value-type="float">
            <text:p>875000</text:p>
          </table:table-cell>
          <table:table-cell office:value-type="float" office:value="0" calcext:value-type="float">
            <text:p>0</text:p>
          </table:table-cell>
          <table:table-cell table:formula="of:=[.A162]*0.0030321" office:value-type="float" office:value="0.030321" calcext:value-type="float">
            <text:p>0,030321</text:p>
          </table:table-cell>
          <table:table-cell table:formula="of:=([.B162]-[.B161])/1000000" office:value-type="float" office:value="0.005" calcext:value-type="float">
            <text:p>0,005</text:p>
          </table:table-cell>
          <table:table-cell table:formula="of:=[.D162]/[.E16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0000" calcext:value-type="float">
            <text:p>880000</text:p>
          </table:table-cell>
          <table:table-cell office:value-type="float" office:value="0" calcext:value-type="float">
            <text:p>0</text:p>
          </table:table-cell>
          <table:table-cell table:formula="of:=[.A163]*0.0030321" office:value-type="float" office:value="0.030321" calcext:value-type="float">
            <text:p>0,030321</text:p>
          </table:table-cell>
          <table:table-cell table:formula="of:=([.B163]-[.B162])/1000000" office:value-type="float" office:value="0.005" calcext:value-type="float">
            <text:p>0,005</text:p>
          </table:table-cell>
          <table:table-cell table:formula="of:=[.D163]/[.E16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5000" calcext:value-type="float">
            <text:p>885000</text:p>
          </table:table-cell>
          <table:table-cell office:value-type="float" office:value="0" calcext:value-type="float">
            <text:p>0</text:p>
          </table:table-cell>
          <table:table-cell table:formula="of:=[.A164]*0.0030321" office:value-type="float" office:value="0.030321" calcext:value-type="float">
            <text:p>0,030321</text:p>
          </table:table-cell>
          <table:table-cell table:formula="of:=([.B164]-[.B163])/1000000" office:value-type="float" office:value="0.005" calcext:value-type="float">
            <text:p>0,005</text:p>
          </table:table-cell>
          <table:table-cell table:formula="of:=[.D164]/[.E16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0000" calcext:value-type="float">
            <text:p>890000</text:p>
          </table:table-cell>
          <table:table-cell office:value-type="float" office:value="0" calcext:value-type="float">
            <text:p>0</text:p>
          </table:table-cell>
          <table:table-cell table:formula="of:=[.A165]*0.0030321" office:value-type="float" office:value="0.030321" calcext:value-type="float">
            <text:p>0,030321</text:p>
          </table:table-cell>
          <table:table-cell table:formula="of:=([.B165]-[.B164])/1000000" office:value-type="float" office:value="0.005" calcext:value-type="float">
            <text:p>0,005</text:p>
          </table:table-cell>
          <table:table-cell table:formula="of:=[.D165]/[.E16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5000" calcext:value-type="float">
            <text:p>895000</text:p>
          </table:table-cell>
          <table:table-cell office:value-type="float" office:value="0" calcext:value-type="float">
            <text:p>0</text:p>
          </table:table-cell>
          <table:table-cell table:formula="of:=[.A166]*0.0030321" office:value-type="float" office:value="0.030321" calcext:value-type="float">
            <text:p>0,030321</text:p>
          </table:table-cell>
          <table:table-cell table:formula="of:=([.B166]-[.B165])/1000000" office:value-type="float" office:value="0.005" calcext:value-type="float">
            <text:p>0,005</text:p>
          </table:table-cell>
          <table:table-cell table:formula="of:=[.D166]/[.E16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" calcext:value-type="float">
            <text:p>0</text:p>
          </table:table-cell>
          <table:table-cell table:formula="of:=[.A167]*0.0030321" office:value-type="float" office:value="0.030321" calcext:value-type="float">
            <text:p>0,030321</text:p>
          </table:table-cell>
          <table:table-cell table:formula="of:=([.B167]-[.B166])/1000000" office:value-type="float" office:value="0.005" calcext:value-type="float">
            <text:p>0,005</text:p>
          </table:table-cell>
          <table:table-cell table:formula="of:=[.D167]/[.E16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5000" calcext:value-type="float">
            <text:p>905000</text:p>
          </table:table-cell>
          <table:table-cell office:value-type="float" office:value="0" calcext:value-type="float">
            <text:p>0</text:p>
          </table:table-cell>
          <table:table-cell table:formula="of:=[.A168]*0.0030321" office:value-type="float" office:value="0.030321" calcext:value-type="float">
            <text:p>0,030321</text:p>
          </table:table-cell>
          <table:table-cell table:formula="of:=([.B168]-[.B167])/1000000" office:value-type="float" office:value="0.005" calcext:value-type="float">
            <text:p>0,005</text:p>
          </table:table-cell>
          <table:table-cell table:formula="of:=[.D168]/[.E16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0000" calcext:value-type="float">
            <text:p>910000</text:p>
          </table:table-cell>
          <table:table-cell office:value-type="float" office:value="0" calcext:value-type="float">
            <text:p>0</text:p>
          </table:table-cell>
          <table:table-cell table:formula="of:=[.A169]*0.0030321" office:value-type="float" office:value="0.030321" calcext:value-type="float">
            <text:p>0,030321</text:p>
          </table:table-cell>
          <table:table-cell table:formula="of:=([.B169]-[.B168])/1000000" office:value-type="float" office:value="0.005" calcext:value-type="float">
            <text:p>0,005</text:p>
          </table:table-cell>
          <table:table-cell table:formula="of:=[.D169]/[.E16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5000" calcext:value-type="float">
            <text:p>915000</text:p>
          </table:table-cell>
          <table:table-cell office:value-type="float" office:value="0" calcext:value-type="float">
            <text:p>0</text:p>
          </table:table-cell>
          <table:table-cell table:formula="of:=[.A170]*0.0030321" office:value-type="float" office:value="0.030321" calcext:value-type="float">
            <text:p>0,030321</text:p>
          </table:table-cell>
          <table:table-cell table:formula="of:=([.B170]-[.B169])/1000000" office:value-type="float" office:value="0.005" calcext:value-type="float">
            <text:p>0,005</text:p>
          </table:table-cell>
          <table:table-cell table:formula="of:=[.D170]/[.E17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0000" calcext:value-type="float">
            <text:p>920000</text:p>
          </table:table-cell>
          <table:table-cell office:value-type="float" office:value="0" calcext:value-type="float">
            <text:p>0</text:p>
          </table:table-cell>
          <table:table-cell table:formula="of:=[.A171]*0.0030321" office:value-type="float" office:value="0.030321" calcext:value-type="float">
            <text:p>0,030321</text:p>
          </table:table-cell>
          <table:table-cell table:formula="of:=([.B171]-[.B170])/1000000" office:value-type="float" office:value="0.005" calcext:value-type="float">
            <text:p>0,005</text:p>
          </table:table-cell>
          <table:table-cell table:formula="of:=[.D171]/[.E17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5000" calcext:value-type="float">
            <text:p>925000</text:p>
          </table:table-cell>
          <table:table-cell office:value-type="float" office:value="0" calcext:value-type="float">
            <text:p>0</text:p>
          </table:table-cell>
          <table:table-cell table:formula="of:=[.A172]*0.0030321" office:value-type="float" office:value="0.030321" calcext:value-type="float">
            <text:p>0,030321</text:p>
          </table:table-cell>
          <table:table-cell table:formula="of:=([.B172]-[.B171])/1000000" office:value-type="float" office:value="0.005" calcext:value-type="float">
            <text:p>0,005</text:p>
          </table:table-cell>
          <table:table-cell table:formula="of:=[.D172]/[.E17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0000" calcext:value-type="float">
            <text:p>930000</text:p>
          </table:table-cell>
          <table:table-cell office:value-type="float" office:value="0" calcext:value-type="float">
            <text:p>0</text:p>
          </table:table-cell>
          <table:table-cell table:formula="of:=[.A173]*0.0030321" office:value-type="float" office:value="0.030321" calcext:value-type="float">
            <text:p>0,030321</text:p>
          </table:table-cell>
          <table:table-cell table:formula="of:=([.B173]-[.B172])/1000000" office:value-type="float" office:value="0.005" calcext:value-type="float">
            <text:p>0,005</text:p>
          </table:table-cell>
          <table:table-cell table:formula="of:=[.D173]/[.E17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5000" calcext:value-type="float">
            <text:p>935000</text:p>
          </table:table-cell>
          <table:table-cell office:value-type="float" office:value="0" calcext:value-type="float">
            <text:p>0</text:p>
          </table:table-cell>
          <table:table-cell table:formula="of:=[.A174]*0.0030321" office:value-type="float" office:value="0.030321" calcext:value-type="float">
            <text:p>0,030321</text:p>
          </table:table-cell>
          <table:table-cell table:formula="of:=([.B174]-[.B173])/1000000" office:value-type="float" office:value="0.005" calcext:value-type="float">
            <text:p>0,005</text:p>
          </table:table-cell>
          <table:table-cell table:formula="of:=[.D174]/[.E17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0000" calcext:value-type="float">
            <text:p>940000</text:p>
          </table:table-cell>
          <table:table-cell office:value-type="float" office:value="0" calcext:value-type="float">
            <text:p>0</text:p>
          </table:table-cell>
          <table:table-cell table:formula="of:=[.A175]*0.0030321" office:value-type="float" office:value="0.030321" calcext:value-type="float">
            <text:p>0,030321</text:p>
          </table:table-cell>
          <table:table-cell table:formula="of:=([.B175]-[.B174])/1000000" office:value-type="float" office:value="0.005" calcext:value-type="float">
            <text:p>0,005</text:p>
          </table:table-cell>
          <table:table-cell table:formula="of:=[.D175]/[.E17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5000" calcext:value-type="float">
            <text:p>945000</text:p>
          </table:table-cell>
          <table:table-cell office:value-type="float" office:value="0" calcext:value-type="float">
            <text:p>0</text:p>
          </table:table-cell>
          <table:table-cell table:formula="of:=[.A176]*0.0030321" office:value-type="float" office:value="0.030321" calcext:value-type="float">
            <text:p>0,030321</text:p>
          </table:table-cell>
          <table:table-cell table:formula="of:=([.B176]-[.B175])/1000000" office:value-type="float" office:value="0.005" calcext:value-type="float">
            <text:p>0,005</text:p>
          </table:table-cell>
          <table:table-cell table:formula="of:=[.D176]/[.E17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0000" calcext:value-type="float">
            <text:p>950000</text:p>
          </table:table-cell>
          <table:table-cell office:value-type="float" office:value="0" calcext:value-type="float">
            <text:p>0</text:p>
          </table:table-cell>
          <table:table-cell table:formula="of:=[.A177]*0.0030321" office:value-type="float" office:value="0.030321" calcext:value-type="float">
            <text:p>0,030321</text:p>
          </table:table-cell>
          <table:table-cell table:formula="of:=([.B177]-[.B176])/1000000" office:value-type="float" office:value="0.005" calcext:value-type="float">
            <text:p>0,005</text:p>
          </table:table-cell>
          <table:table-cell table:formula="of:=[.D177]/[.E17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5000" calcext:value-type="float">
            <text:p>955000</text:p>
          </table:table-cell>
          <table:table-cell office:value-type="float" office:value="0" calcext:value-type="float">
            <text:p>0</text:p>
          </table:table-cell>
          <table:table-cell table:formula="of:=[.A178]*0.0030321" office:value-type="float" office:value="0.030321" calcext:value-type="float">
            <text:p>0,030321</text:p>
          </table:table-cell>
          <table:table-cell table:formula="of:=([.B178]-[.B177])/1000000" office:value-type="float" office:value="0.005" calcext:value-type="float">
            <text:p>0,005</text:p>
          </table:table-cell>
          <table:table-cell table:formula="of:=[.D178]/[.E17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0000" calcext:value-type="float">
            <text:p>960000</text:p>
          </table:table-cell>
          <table:table-cell office:value-type="float" office:value="0" calcext:value-type="float">
            <text:p>0</text:p>
          </table:table-cell>
          <table:table-cell table:formula="of:=[.A179]*0.0030321" office:value-type="float" office:value="0.030321" calcext:value-type="float">
            <text:p>0,030321</text:p>
          </table:table-cell>
          <table:table-cell table:formula="of:=([.B179]-[.B178])/1000000" office:value-type="float" office:value="0.005" calcext:value-type="float">
            <text:p>0,005</text:p>
          </table:table-cell>
          <table:table-cell table:formula="of:=[.D179]/[.E17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5000" calcext:value-type="float">
            <text:p>965000</text:p>
          </table:table-cell>
          <table:table-cell office:value-type="float" office:value="0" calcext:value-type="float">
            <text:p>0</text:p>
          </table:table-cell>
          <table:table-cell table:formula="of:=[.A180]*0.0030321" office:value-type="float" office:value="0.030321" calcext:value-type="float">
            <text:p>0,030321</text:p>
          </table:table-cell>
          <table:table-cell table:formula="of:=([.B180]-[.B179])/1000000" office:value-type="float" office:value="0.005" calcext:value-type="float">
            <text:p>0,005</text:p>
          </table:table-cell>
          <table:table-cell table:formula="of:=[.D180]/[.E18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0000" calcext:value-type="float">
            <text:p>970000</text:p>
          </table:table-cell>
          <table:table-cell office:value-type="float" office:value="0" calcext:value-type="float">
            <text:p>0</text:p>
          </table:table-cell>
          <table:table-cell table:formula="of:=[.A181]*0.0030321" office:value-type="float" office:value="0.030321" calcext:value-type="float">
            <text:p>0,030321</text:p>
          </table:table-cell>
          <table:table-cell table:formula="of:=([.B181]-[.B180])/1000000" office:value-type="float" office:value="0.005" calcext:value-type="float">
            <text:p>0,005</text:p>
          </table:table-cell>
          <table:table-cell table:formula="of:=[.D181]/[.E18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5000" calcext:value-type="float">
            <text:p>975000</text:p>
          </table:table-cell>
          <table:table-cell office:value-type="float" office:value="0" calcext:value-type="float">
            <text:p>0</text:p>
          </table:table-cell>
          <table:table-cell table:formula="of:=[.A182]*0.0030321" office:value-type="float" office:value="0.030321" calcext:value-type="float">
            <text:p>0,030321</text:p>
          </table:table-cell>
          <table:table-cell table:formula="of:=([.B182]-[.B181])/1000000" office:value-type="float" office:value="0.005" calcext:value-type="float">
            <text:p>0,005</text:p>
          </table:table-cell>
          <table:table-cell table:formula="of:=[.D182]/[.E18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0000" calcext:value-type="float">
            <text:p>980000</text:p>
          </table:table-cell>
          <table:table-cell office:value-type="float" office:value="0" calcext:value-type="float">
            <text:p>0</text:p>
          </table:table-cell>
          <table:table-cell table:formula="of:=[.A183]*0.0030321" office:value-type="float" office:value="0.030321" calcext:value-type="float">
            <text:p>0,030321</text:p>
          </table:table-cell>
          <table:table-cell table:formula="of:=([.B183]-[.B182])/1000000" office:value-type="float" office:value="0.005" calcext:value-type="float">
            <text:p>0,005</text:p>
          </table:table-cell>
          <table:table-cell table:formula="of:=[.D183]/[.E18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5000" calcext:value-type="float">
            <text:p>985000</text:p>
          </table:table-cell>
          <table:table-cell office:value-type="float" office:value="0" calcext:value-type="float">
            <text:p>0</text:p>
          </table:table-cell>
          <table:table-cell table:formula="of:=[.A184]*0.0030321" office:value-type="float" office:value="0.030321" calcext:value-type="float">
            <text:p>0,030321</text:p>
          </table:table-cell>
          <table:table-cell table:formula="of:=([.B184]-[.B183])/1000000" office:value-type="float" office:value="0.005" calcext:value-type="float">
            <text:p>0,005</text:p>
          </table:table-cell>
          <table:table-cell table:formula="of:=[.D184]/[.E18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0000" calcext:value-type="float">
            <text:p>990000</text:p>
          </table:table-cell>
          <table:table-cell office:value-type="float" office:value="0" calcext:value-type="float">
            <text:p>0</text:p>
          </table:table-cell>
          <table:table-cell table:formula="of:=[.A185]*0.0030321" office:value-type="float" office:value="0.030321" calcext:value-type="float">
            <text:p>0,030321</text:p>
          </table:table-cell>
          <table:table-cell table:formula="of:=([.B185]-[.B184])/1000000" office:value-type="float" office:value="0.005" calcext:value-type="float">
            <text:p>0,005</text:p>
          </table:table-cell>
          <table:table-cell table:formula="of:=[.D185]/[.E18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5000" calcext:value-type="float">
            <text:p>995000</text:p>
          </table:table-cell>
          <table:table-cell office:value-type="float" office:value="0" calcext:value-type="float">
            <text:p>0</text:p>
          </table:table-cell>
          <table:table-cell table:formula="of:=[.A186]*0.0030321" office:value-type="float" office:value="0.030321" calcext:value-type="float">
            <text:p>0,030321</text:p>
          </table:table-cell>
          <table:table-cell table:formula="of:=([.B186]-[.B185])/1000000" office:value-type="float" office:value="0.005" calcext:value-type="float">
            <text:p>0,005</text:p>
          </table:table-cell>
          <table:table-cell table:formula="of:=[.D186]/[.E18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formula="of:=[.A187]*0.0030321" office:value-type="float" office:value="0.030321" calcext:value-type="float">
            <text:p>0,030321</text:p>
          </table:table-cell>
          <table:table-cell table:formula="of:=([.B187]-[.B186])/1000000" office:value-type="float" office:value="0.005" calcext:value-type="float">
            <text:p>0,005</text:p>
          </table:table-cell>
          <table:table-cell table:formula="of:=[.D187]/[.E18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5000" calcext:value-type="float">
            <text:p>1005000</text:p>
          </table:table-cell>
          <table:table-cell office:value-type="float" office:value="0" calcext:value-type="float">
            <text:p>0</text:p>
          </table:table-cell>
          <table:table-cell table:formula="of:=[.A188]*0.0030321" office:value-type="float" office:value="0.030321" calcext:value-type="float">
            <text:p>0,030321</text:p>
          </table:table-cell>
          <table:table-cell table:formula="of:=([.B188]-[.B187])/1000000" office:value-type="float" office:value="0.005" calcext:value-type="float">
            <text:p>0,005</text:p>
          </table:table-cell>
          <table:table-cell table:formula="of:=[.D188]/[.E18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0" calcext:value-type="float">
            <text:p>0</text:p>
          </table:table-cell>
          <table:table-cell table:formula="of:=[.A189]*0.0030321" office:value-type="float" office:value="0.030321" calcext:value-type="float">
            <text:p>0,030321</text:p>
          </table:table-cell>
          <table:table-cell table:formula="of:=([.B189]-[.B188])/1000000" office:value-type="float" office:value="0.005" calcext:value-type="float">
            <text:p>0,005</text:p>
          </table:table-cell>
          <table:table-cell table:formula="of:=[.D189]/[.E18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5000" calcext:value-type="float">
            <text:p>1015000</text:p>
          </table:table-cell>
          <table:table-cell office:value-type="float" office:value="0" calcext:value-type="float">
            <text:p>0</text:p>
          </table:table-cell>
          <table:table-cell table:formula="of:=[.A190]*0.0030321" office:value-type="float" office:value="0.030321" calcext:value-type="float">
            <text:p>0,030321</text:p>
          </table:table-cell>
          <table:table-cell table:formula="of:=([.B190]-[.B189])/1000000" office:value-type="float" office:value="0.005" calcext:value-type="float">
            <text:p>0,005</text:p>
          </table:table-cell>
          <table:table-cell table:formula="of:=[.D190]/[.E19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0" calcext:value-type="float">
            <text:p>0</text:p>
          </table:table-cell>
          <table:table-cell table:formula="of:=[.A191]*0.0030321" office:value-type="float" office:value="0.030321" calcext:value-type="float">
            <text:p>0,030321</text:p>
          </table:table-cell>
          <table:table-cell table:formula="of:=([.B191]-[.B190])/1000000" office:value-type="float" office:value="0.005" calcext:value-type="float">
            <text:p>0,005</text:p>
          </table:table-cell>
          <table:table-cell table:formula="of:=[.D191]/[.E19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5000" calcext:value-type="float">
            <text:p>1025000</text:p>
          </table:table-cell>
          <table:table-cell office:value-type="float" office:value="0" calcext:value-type="float">
            <text:p>0</text:p>
          </table:table-cell>
          <table:table-cell table:formula="of:=[.A192]*0.0030321" office:value-type="float" office:value="0.030321" calcext:value-type="float">
            <text:p>0,030321</text:p>
          </table:table-cell>
          <table:table-cell table:formula="of:=([.B192]-[.B191])/1000000" office:value-type="float" office:value="0.005" calcext:value-type="float">
            <text:p>0,005</text:p>
          </table:table-cell>
          <table:table-cell table:formula="of:=[.D192]/[.E19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0000" calcext:value-type="float">
            <text:p>1030000</text:p>
          </table:table-cell>
          <table:table-cell office:value-type="float" office:value="0" calcext:value-type="float">
            <text:p>0</text:p>
          </table:table-cell>
          <table:table-cell table:formula="of:=[.A193]*0.0030321" office:value-type="float" office:value="0.030321" calcext:value-type="float">
            <text:p>0,030321</text:p>
          </table:table-cell>
          <table:table-cell table:formula="of:=([.B193]-[.B192])/1000000" office:value-type="float" office:value="0.005" calcext:value-type="float">
            <text:p>0,005</text:p>
          </table:table-cell>
          <table:table-cell table:formula="of:=[.D193]/[.E19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5000" calcext:value-type="float">
            <text:p>1035000</text:p>
          </table:table-cell>
          <table:table-cell office:value-type="float" office:value="0" calcext:value-type="float">
            <text:p>0</text:p>
          </table:table-cell>
          <table:table-cell table:formula="of:=[.A194]*0.0030321" office:value-type="float" office:value="0.030321" calcext:value-type="float">
            <text:p>0,030321</text:p>
          </table:table-cell>
          <table:table-cell table:formula="of:=([.B194]-[.B193])/1000000" office:value-type="float" office:value="0.005" calcext:value-type="float">
            <text:p>0,005</text:p>
          </table:table-cell>
          <table:table-cell table:formula="of:=[.D194]/[.E19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0" calcext:value-type="float">
            <text:p>0</text:p>
          </table:table-cell>
          <table:table-cell table:formula="of:=[.A195]*0.0030321" office:value-type="float" office:value="0.030321" calcext:value-type="float">
            <text:p>0,030321</text:p>
          </table:table-cell>
          <table:table-cell table:formula="of:=([.B195]-[.B194])/1000000" office:value-type="float" office:value="0.005" calcext:value-type="float">
            <text:p>0,005</text:p>
          </table:table-cell>
          <table:table-cell table:formula="of:=[.D195]/[.E19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5000" calcext:value-type="float">
            <text:p>1045000</text:p>
          </table:table-cell>
          <table:table-cell office:value-type="float" office:value="0" calcext:value-type="float">
            <text:p>0</text:p>
          </table:table-cell>
          <table:table-cell table:formula="of:=[.A196]*0.0030321" office:value-type="float" office:value="0.030321" calcext:value-type="float">
            <text:p>0,030321</text:p>
          </table:table-cell>
          <table:table-cell table:formula="of:=([.B196]-[.B195])/1000000" office:value-type="float" office:value="0.005" calcext:value-type="float">
            <text:p>0,005</text:p>
          </table:table-cell>
          <table:table-cell table:formula="of:=[.D196]/[.E19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0" calcext:value-type="float">
            <text:p>0</text:p>
          </table:table-cell>
          <table:table-cell table:formula="of:=[.A197]*0.0030321" office:value-type="float" office:value="0.030321" calcext:value-type="float">
            <text:p>0,030321</text:p>
          </table:table-cell>
          <table:table-cell table:formula="of:=([.B197]-[.B196])/1000000" office:value-type="float" office:value="0.005" calcext:value-type="float">
            <text:p>0,005</text:p>
          </table:table-cell>
          <table:table-cell table:formula="of:=[.D197]/[.E19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5000" calcext:value-type="float">
            <text:p>1055000</text:p>
          </table:table-cell>
          <table:table-cell office:value-type="float" office:value="0" calcext:value-type="float">
            <text:p>0</text:p>
          </table:table-cell>
          <table:table-cell table:formula="of:=[.A198]*0.0030321" office:value-type="float" office:value="0.030321" calcext:value-type="float">
            <text:p>0,030321</text:p>
          </table:table-cell>
          <table:table-cell table:formula="of:=([.B198]-[.B197])/1000000" office:value-type="float" office:value="0.005" calcext:value-type="float">
            <text:p>0,005</text:p>
          </table:table-cell>
          <table:table-cell table:formula="of:=[.D198]/[.E19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0000" calcext:value-type="float">
            <text:p>1060000</text:p>
          </table:table-cell>
          <table:table-cell office:value-type="float" office:value="0" calcext:value-type="float">
            <text:p>0</text:p>
          </table:table-cell>
          <table:table-cell table:formula="of:=[.A199]*0.0030321" office:value-type="float" office:value="0.030321" calcext:value-type="float">
            <text:p>0,030321</text:p>
          </table:table-cell>
          <table:table-cell table:formula="of:=([.B199]-[.B198])/1000000" office:value-type="float" office:value="0.005" calcext:value-type="float">
            <text:p>0,005</text:p>
          </table:table-cell>
          <table:table-cell table:formula="of:=[.D199]/[.E19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5000" calcext:value-type="float">
            <text:p>1065000</text:p>
          </table:table-cell>
          <table:table-cell office:value-type="float" office:value="0" calcext:value-type="float">
            <text:p>0</text:p>
          </table:table-cell>
          <table:table-cell table:formula="of:=[.A200]*0.0030321" office:value-type="float" office:value="0.030321" calcext:value-type="float">
            <text:p>0,030321</text:p>
          </table:table-cell>
          <table:table-cell table:formula="of:=([.B200]-[.B199])/1000000" office:value-type="float" office:value="0.005" calcext:value-type="float">
            <text:p>0,005</text:p>
          </table:table-cell>
          <table:table-cell table:formula="of:=[.D200]/[.E20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0000" calcext:value-type="float">
            <text:p>1070000</text:p>
          </table:table-cell>
          <table:table-cell office:value-type="float" office:value="0" calcext:value-type="float">
            <text:p>0</text:p>
          </table:table-cell>
          <table:table-cell table:formula="of:=[.A201]*0.0030321" office:value-type="float" office:value="0.030321" calcext:value-type="float">
            <text:p>0,030321</text:p>
          </table:table-cell>
          <table:table-cell table:formula="of:=([.B201]-[.B200])/1000000" office:value-type="float" office:value="0.005" calcext:value-type="float">
            <text:p>0,005</text:p>
          </table:table-cell>
          <table:table-cell table:formula="of:=[.D201]/[.E20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5000" calcext:value-type="float">
            <text:p>1075000</text:p>
          </table:table-cell>
          <table:table-cell office:value-type="float" office:value="0" calcext:value-type="float">
            <text:p>0</text:p>
          </table:table-cell>
          <table:table-cell table:formula="of:=[.A202]*0.0030321" office:value-type="float" office:value="0.030321" calcext:value-type="float">
            <text:p>0,030321</text:p>
          </table:table-cell>
          <table:table-cell table:formula="of:=([.B202]-[.B201])/1000000" office:value-type="float" office:value="0.005" calcext:value-type="float">
            <text:p>0,005</text:p>
          </table:table-cell>
          <table:table-cell table:formula="of:=[.D202]/[.E20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0" calcext:value-type="float">
            <text:p>0</text:p>
          </table:table-cell>
          <table:table-cell table:formula="of:=[.A203]*0.0030321" office:value-type="float" office:value="0.030321" calcext:value-type="float">
            <text:p>0,030321</text:p>
          </table:table-cell>
          <table:table-cell table:formula="of:=([.B203]-[.B202])/1000000" office:value-type="float" office:value="0.005" calcext:value-type="float">
            <text:p>0,005</text:p>
          </table:table-cell>
          <table:table-cell table:formula="of:=[.D203]/[.E20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5000" calcext:value-type="float">
            <text:p>1085000</text:p>
          </table:table-cell>
          <table:table-cell office:value-type="float" office:value="0" calcext:value-type="float">
            <text:p>0</text:p>
          </table:table-cell>
          <table:table-cell table:formula="of:=[.A204]*0.0030321" office:value-type="float" office:value="0.030321" calcext:value-type="float">
            <text:p>0,030321</text:p>
          </table:table-cell>
          <table:table-cell table:formula="of:=([.B204]-[.B203])/1000000" office:value-type="float" office:value="0.005" calcext:value-type="float">
            <text:p>0,005</text:p>
          </table:table-cell>
          <table:table-cell table:formula="of:=[.D204]/[.E20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0000" calcext:value-type="float">
            <text:p>1090000</text:p>
          </table:table-cell>
          <table:table-cell office:value-type="float" office:value="0" calcext:value-type="float">
            <text:p>0</text:p>
          </table:table-cell>
          <table:table-cell table:formula="of:=[.A205]*0.0030321" office:value-type="float" office:value="0.030321" calcext:value-type="float">
            <text:p>0,030321</text:p>
          </table:table-cell>
          <table:table-cell table:formula="of:=([.B205]-[.B204])/1000000" office:value-type="float" office:value="0.005" calcext:value-type="float">
            <text:p>0,005</text:p>
          </table:table-cell>
          <table:table-cell table:formula="of:=[.D205]/[.E20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5000" calcext:value-type="float">
            <text:p>1095000</text:p>
          </table:table-cell>
          <table:table-cell office:value-type="float" office:value="0" calcext:value-type="float">
            <text:p>0</text:p>
          </table:table-cell>
          <table:table-cell table:formula="of:=[.A206]*0.0030321" office:value-type="float" office:value="0.030321" calcext:value-type="float">
            <text:p>0,030321</text:p>
          </table:table-cell>
          <table:table-cell table:formula="of:=([.B206]-[.B205])/1000000" office:value-type="float" office:value="0.005" calcext:value-type="float">
            <text:p>0,005</text:p>
          </table:table-cell>
          <table:table-cell table:formula="of:=[.D206]/[.E20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0" calcext:value-type="float">
            <text:p>0</text:p>
          </table:table-cell>
          <table:table-cell table:formula="of:=[.A207]*0.0030321" office:value-type="float" office:value="0.030321" calcext:value-type="float">
            <text:p>0,030321</text:p>
          </table:table-cell>
          <table:table-cell table:formula="of:=([.B207]-[.B206])/1000000" office:value-type="float" office:value="0.005" calcext:value-type="float">
            <text:p>0,005</text:p>
          </table:table-cell>
          <table:table-cell table:formula="of:=[.D207]/[.E20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5000" calcext:value-type="float">
            <text:p>1105000</text:p>
          </table:table-cell>
          <table:table-cell office:value-type="float" office:value="0" calcext:value-type="float">
            <text:p>0</text:p>
          </table:table-cell>
          <table:table-cell table:formula="of:=[.A208]*0.0030321" office:value-type="float" office:value="0.030321" calcext:value-type="float">
            <text:p>0,030321</text:p>
          </table:table-cell>
          <table:table-cell table:formula="of:=([.B208]-[.B207])/1000000" office:value-type="float" office:value="0.005" calcext:value-type="float">
            <text:p>0,005</text:p>
          </table:table-cell>
          <table:table-cell table:formula="of:=[.D208]/[.E20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0000" calcext:value-type="float">
            <text:p>1110000</text:p>
          </table:table-cell>
          <table:table-cell office:value-type="float" office:value="0" calcext:value-type="float">
            <text:p>0</text:p>
          </table:table-cell>
          <table:table-cell table:formula="of:=[.A209]*0.0030321" office:value-type="float" office:value="0.030321" calcext:value-type="float">
            <text:p>0,030321</text:p>
          </table:table-cell>
          <table:table-cell table:formula="of:=([.B209]-[.B208])/1000000" office:value-type="float" office:value="0.005" calcext:value-type="float">
            <text:p>0,005</text:p>
          </table:table-cell>
          <table:table-cell table:formula="of:=[.D209]/[.E20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5000" calcext:value-type="float">
            <text:p>1115000</text:p>
          </table:table-cell>
          <table:table-cell office:value-type="float" office:value="0" calcext:value-type="float">
            <text:p>0</text:p>
          </table:table-cell>
          <table:table-cell table:formula="of:=[.A210]*0.0030321" office:value-type="float" office:value="0.030321" calcext:value-type="float">
            <text:p>0,030321</text:p>
          </table:table-cell>
          <table:table-cell table:formula="of:=([.B210]-[.B209])/1000000" office:value-type="float" office:value="0.005" calcext:value-type="float">
            <text:p>0,005</text:p>
          </table:table-cell>
          <table:table-cell table:formula="of:=[.D210]/[.E21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0" calcext:value-type="float">
            <text:p>0</text:p>
          </table:table-cell>
          <table:table-cell table:formula="of:=[.A211]*0.0030321" office:value-type="float" office:value="0.030321" calcext:value-type="float">
            <text:p>0,030321</text:p>
          </table:table-cell>
          <table:table-cell table:formula="of:=([.B211]-[.B210])/1000000" office:value-type="float" office:value="0.005" calcext:value-type="float">
            <text:p>0,005</text:p>
          </table:table-cell>
          <table:table-cell table:formula="of:=[.D211]/[.E21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5000" calcext:value-type="float">
            <text:p>1125000</text:p>
          </table:table-cell>
          <table:table-cell office:value-type="float" office:value="0" calcext:value-type="float">
            <text:p>0</text:p>
          </table:table-cell>
          <table:table-cell table:formula="of:=[.A212]*0.0030321" office:value-type="float" office:value="0.030321" calcext:value-type="float">
            <text:p>0,030321</text:p>
          </table:table-cell>
          <table:table-cell table:formula="of:=([.B212]-[.B211])/1000000" office:value-type="float" office:value="0.005" calcext:value-type="float">
            <text:p>0,005</text:p>
          </table:table-cell>
          <table:table-cell table:formula="of:=[.D212]/[.E21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0000" calcext:value-type="float">
            <text:p>1130000</text:p>
          </table:table-cell>
          <table:table-cell office:value-type="float" office:value="0" calcext:value-type="float">
            <text:p>0</text:p>
          </table:table-cell>
          <table:table-cell table:formula="of:=[.A213]*0.0030321" office:value-type="float" office:value="0.030321" calcext:value-type="float">
            <text:p>0,030321</text:p>
          </table:table-cell>
          <table:table-cell table:formula="of:=([.B213]-[.B212])/1000000" office:value-type="float" office:value="0.005" calcext:value-type="float">
            <text:p>0,005</text:p>
          </table:table-cell>
          <table:table-cell table:formula="of:=[.D213]/[.E21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5000" calcext:value-type="float">
            <text:p>1135000</text:p>
          </table:table-cell>
          <table:table-cell office:value-type="float" office:value="0" calcext:value-type="float">
            <text:p>0</text:p>
          </table:table-cell>
          <table:table-cell table:formula="of:=[.A214]*0.0030321" office:value-type="float" office:value="0.030321" calcext:value-type="float">
            <text:p>0,030321</text:p>
          </table:table-cell>
          <table:table-cell table:formula="of:=([.B214]-[.B213])/1000000" office:value-type="float" office:value="0.005" calcext:value-type="float">
            <text:p>0,005</text:p>
          </table:table-cell>
          <table:table-cell table:formula="of:=[.D214]/[.E21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0" calcext:value-type="float">
            <text:p>0</text:p>
          </table:table-cell>
          <table:table-cell table:formula="of:=[.A215]*0.0030321" office:value-type="float" office:value="0.030321" calcext:value-type="float">
            <text:p>0,030321</text:p>
          </table:table-cell>
          <table:table-cell table:formula="of:=([.B215]-[.B214])/1000000" office:value-type="float" office:value="0.005" calcext:value-type="float">
            <text:p>0,005</text:p>
          </table:table-cell>
          <table:table-cell table:formula="of:=[.D215]/[.E21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5000" calcext:value-type="float">
            <text:p>1145000</text:p>
          </table:table-cell>
          <table:table-cell office:value-type="float" office:value="0" calcext:value-type="float">
            <text:p>0</text:p>
          </table:table-cell>
          <table:table-cell table:formula="of:=[.A216]*0.0030321" office:value-type="float" office:value="0.030321" calcext:value-type="float">
            <text:p>0,030321</text:p>
          </table:table-cell>
          <table:table-cell table:formula="of:=([.B216]-[.B215])/1000000" office:value-type="float" office:value="0.005" calcext:value-type="float">
            <text:p>0,005</text:p>
          </table:table-cell>
          <table:table-cell table:formula="of:=[.D216]/[.E21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0" calcext:value-type="float">
            <text:p>0</text:p>
          </table:table-cell>
          <table:table-cell table:formula="of:=[.A217]*0.0030321" office:value-type="float" office:value="0.030321" calcext:value-type="float">
            <text:p>0,030321</text:p>
          </table:table-cell>
          <table:table-cell table:formula="of:=([.B217]-[.B216])/1000000" office:value-type="float" office:value="0.005" calcext:value-type="float">
            <text:p>0,005</text:p>
          </table:table-cell>
          <table:table-cell table:formula="of:=[.D217]/[.E21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5000" calcext:value-type="float">
            <text:p>1155000</text:p>
          </table:table-cell>
          <table:table-cell office:value-type="float" office:value="0" calcext:value-type="float">
            <text:p>0</text:p>
          </table:table-cell>
          <table:table-cell table:formula="of:=[.A218]*0.0030321" office:value-type="float" office:value="0.030321" calcext:value-type="float">
            <text:p>0,030321</text:p>
          </table:table-cell>
          <table:table-cell table:formula="of:=([.B218]-[.B217])/1000000" office:value-type="float" office:value="0.005" calcext:value-type="float">
            <text:p>0,005</text:p>
          </table:table-cell>
          <table:table-cell table:formula="of:=[.D218]/[.E21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0" calcext:value-type="float">
            <text:p>0</text:p>
          </table:table-cell>
          <table:table-cell table:formula="of:=[.A219]*0.0030321" office:value-type="float" office:value="0.030321" calcext:value-type="float">
            <text:p>0,030321</text:p>
          </table:table-cell>
          <table:table-cell table:formula="of:=([.B219]-[.B218])/1000000" office:value-type="float" office:value="0.005" calcext:value-type="float">
            <text:p>0,005</text:p>
          </table:table-cell>
          <table:table-cell table:formula="of:=[.D219]/[.E21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65000" calcext:value-type="float">
            <text:p>1165000</text:p>
          </table:table-cell>
          <table:table-cell office:value-type="float" office:value="0" calcext:value-type="float">
            <text:p>0</text:p>
          </table:table-cell>
          <table:table-cell table:formula="of:=[.A220]*0.0030321" office:value-type="float" office:value="0.030321" calcext:value-type="float">
            <text:p>0,030321</text:p>
          </table:table-cell>
          <table:table-cell table:formula="of:=([.B220]-[.B219])/1000000" office:value-type="float" office:value="0.005" calcext:value-type="float">
            <text:p>0,005</text:p>
          </table:table-cell>
          <table:table-cell table:formula="of:=[.D220]/[.E22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0000" calcext:value-type="float">
            <text:p>1170000</text:p>
          </table:table-cell>
          <table:table-cell office:value-type="float" office:value="0" calcext:value-type="float">
            <text:p>0</text:p>
          </table:table-cell>
          <table:table-cell table:formula="of:=[.A221]*0.0030321" office:value-type="float" office:value="0.030321" calcext:value-type="float">
            <text:p>0,030321</text:p>
          </table:table-cell>
          <table:table-cell table:formula="of:=([.B221]-[.B220])/1000000" office:value-type="float" office:value="0.005" calcext:value-type="float">
            <text:p>0,005</text:p>
          </table:table-cell>
          <table:table-cell table:formula="of:=[.D221]/[.E22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5000" calcext:value-type="float">
            <text:p>1175000</text:p>
          </table:table-cell>
          <table:table-cell office:value-type="float" office:value="0" calcext:value-type="float">
            <text:p>0</text:p>
          </table:table-cell>
          <table:table-cell table:formula="of:=[.A222]*0.0030321" office:value-type="float" office:value="0.030321" calcext:value-type="float">
            <text:p>0,030321</text:p>
          </table:table-cell>
          <table:table-cell table:formula="of:=([.B222]-[.B221])/1000000" office:value-type="float" office:value="0.005" calcext:value-type="float">
            <text:p>0,005</text:p>
          </table:table-cell>
          <table:table-cell table:formula="of:=[.D222]/[.E22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80000" calcext:value-type="float">
            <text:p>1180000</text:p>
          </table:table-cell>
          <table:table-cell office:value-type="float" office:value="0" calcext:value-type="float">
            <text:p>0</text:p>
          </table:table-cell>
          <table:table-cell table:formula="of:=[.A223]*0.0030321" office:value-type="float" office:value="0.030321" calcext:value-type="float">
            <text:p>0,030321</text:p>
          </table:table-cell>
          <table:table-cell table:formula="of:=([.B223]-[.B222])/1000000" office:value-type="float" office:value="0.005" calcext:value-type="float">
            <text:p>0,005</text:p>
          </table:table-cell>
          <table:table-cell table:formula="of:=[.D223]/[.E22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85000" calcext:value-type="float">
            <text:p>1185000</text:p>
          </table:table-cell>
          <table:table-cell office:value-type="float" office:value="0" calcext:value-type="float">
            <text:p>0</text:p>
          </table:table-cell>
          <table:table-cell table:formula="of:=[.A224]*0.0030321" office:value-type="float" office:value="0.030321" calcext:value-type="float">
            <text:p>0,030321</text:p>
          </table:table-cell>
          <table:table-cell table:formula="of:=([.B224]-[.B223])/1000000" office:value-type="float" office:value="0.005" calcext:value-type="float">
            <text:p>0,005</text:p>
          </table:table-cell>
          <table:table-cell table:formula="of:=[.D224]/[.E22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90000" calcext:value-type="float">
            <text:p>1190000</text:p>
          </table:table-cell>
          <table:table-cell office:value-type="float" office:value="0" calcext:value-type="float">
            <text:p>0</text:p>
          </table:table-cell>
          <table:table-cell table:formula="of:=[.A225]*0.0030321" office:value-type="float" office:value="0.030321" calcext:value-type="float">
            <text:p>0,030321</text:p>
          </table:table-cell>
          <table:table-cell table:formula="of:=([.B225]-[.B224])/1000000" office:value-type="float" office:value="0.005" calcext:value-type="float">
            <text:p>0,005</text:p>
          </table:table-cell>
          <table:table-cell table:formula="of:=[.D225]/[.E22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95000" calcext:value-type="float">
            <text:p>1195000</text:p>
          </table:table-cell>
          <table:table-cell office:value-type="float" office:value="0" calcext:value-type="float">
            <text:p>0</text:p>
          </table:table-cell>
          <table:table-cell table:formula="of:=[.A226]*0.0030321" office:value-type="float" office:value="0.030321" calcext:value-type="float">
            <text:p>0,030321</text:p>
          </table:table-cell>
          <table:table-cell table:formula="of:=([.B226]-[.B225])/1000000" office:value-type="float" office:value="0.005" calcext:value-type="float">
            <text:p>0,005</text:p>
          </table:table-cell>
          <table:table-cell table:formula="of:=[.D226]/[.E22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0" calcext:value-type="float">
            <text:p>0</text:p>
          </table:table-cell>
          <table:table-cell table:formula="of:=[.A227]*0.0030321" office:value-type="float" office:value="0.030321" calcext:value-type="float">
            <text:p>0,030321</text:p>
          </table:table-cell>
          <table:table-cell table:formula="of:=([.B227]-[.B226])/1000000" office:value-type="float" office:value="0.005" calcext:value-type="float">
            <text:p>0,005</text:p>
          </table:table-cell>
          <table:table-cell table:formula="of:=[.D227]/[.E22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5000" calcext:value-type="float">
            <text:p>1205000</text:p>
          </table:table-cell>
          <table:table-cell office:value-type="float" office:value="0" calcext:value-type="float">
            <text:p>0</text:p>
          </table:table-cell>
          <table:table-cell table:formula="of:=[.A228]*0.0030321" office:value-type="float" office:value="0.030321" calcext:value-type="float">
            <text:p>0,030321</text:p>
          </table:table-cell>
          <table:table-cell table:formula="of:=([.B228]-[.B227])/1000000" office:value-type="float" office:value="0.005" calcext:value-type="float">
            <text:p>0,005</text:p>
          </table:table-cell>
          <table:table-cell table:formula="of:=[.D228]/[.E22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0000" calcext:value-type="float">
            <text:p>1210000</text:p>
          </table:table-cell>
          <table:table-cell office:value-type="float" office:value="0" calcext:value-type="float">
            <text:p>0</text:p>
          </table:table-cell>
          <table:table-cell table:formula="of:=[.A229]*0.0030321" office:value-type="float" office:value="0.030321" calcext:value-type="float">
            <text:p>0,030321</text:p>
          </table:table-cell>
          <table:table-cell table:formula="of:=([.B229]-[.B228])/1000000" office:value-type="float" office:value="0.005" calcext:value-type="float">
            <text:p>0,005</text:p>
          </table:table-cell>
          <table:table-cell table:formula="of:=[.D229]/[.E22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5000" calcext:value-type="float">
            <text:p>1215000</text:p>
          </table:table-cell>
          <table:table-cell office:value-type="float" office:value="0" calcext:value-type="float">
            <text:p>0</text:p>
          </table:table-cell>
          <table:table-cell table:formula="of:=[.A230]*0.0030321" office:value-type="float" office:value="0.030321" calcext:value-type="float">
            <text:p>0,030321</text:p>
          </table:table-cell>
          <table:table-cell table:formula="of:=([.B230]-[.B229])/1000000" office:value-type="float" office:value="0.005" calcext:value-type="float">
            <text:p>0,005</text:p>
          </table:table-cell>
          <table:table-cell table:formula="of:=[.D230]/[.E23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0000" calcext:value-type="float">
            <text:p>1220000</text:p>
          </table:table-cell>
          <table:table-cell office:value-type="float" office:value="0" calcext:value-type="float">
            <text:p>0</text:p>
          </table:table-cell>
          <table:table-cell table:formula="of:=[.A231]*0.0030321" office:value-type="float" office:value="0.030321" calcext:value-type="float">
            <text:p>0,030321</text:p>
          </table:table-cell>
          <table:table-cell table:formula="of:=([.B231]-[.B230])/1000000" office:value-type="float" office:value="0.005" calcext:value-type="float">
            <text:p>0,005</text:p>
          </table:table-cell>
          <table:table-cell table:formula="of:=[.D231]/[.E23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5000" calcext:value-type="float">
            <text:p>1225000</text:p>
          </table:table-cell>
          <table:table-cell office:value-type="float" office:value="0" calcext:value-type="float">
            <text:p>0</text:p>
          </table:table-cell>
          <table:table-cell table:formula="of:=[.A232]*0.0030321" office:value-type="float" office:value="0.030321" calcext:value-type="float">
            <text:p>0,030321</text:p>
          </table:table-cell>
          <table:table-cell table:formula="of:=([.B232]-[.B231])/1000000" office:value-type="float" office:value="0.005" calcext:value-type="float">
            <text:p>0,005</text:p>
          </table:table-cell>
          <table:table-cell table:formula="of:=[.D232]/[.E23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0000" calcext:value-type="float">
            <text:p>1230000</text:p>
          </table:table-cell>
          <table:table-cell office:value-type="float" office:value="0" calcext:value-type="float">
            <text:p>0</text:p>
          </table:table-cell>
          <table:table-cell table:formula="of:=[.A233]*0.0030321" office:value-type="float" office:value="0.030321" calcext:value-type="float">
            <text:p>0,030321</text:p>
          </table:table-cell>
          <table:table-cell table:formula="of:=([.B233]-[.B232])/1000000" office:value-type="float" office:value="0.005" calcext:value-type="float">
            <text:p>0,005</text:p>
          </table:table-cell>
          <table:table-cell table:formula="of:=[.D233]/[.E23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5000" calcext:value-type="float">
            <text:p>1235000</text:p>
          </table:table-cell>
          <table:table-cell office:value-type="float" office:value="0" calcext:value-type="float">
            <text:p>0</text:p>
          </table:table-cell>
          <table:table-cell table:formula="of:=[.A234]*0.0030321" office:value-type="float" office:value="0.030321" calcext:value-type="float">
            <text:p>0,030321</text:p>
          </table:table-cell>
          <table:table-cell table:formula="of:=([.B234]-[.B233])/1000000" office:value-type="float" office:value="0.005" calcext:value-type="float">
            <text:p>0,005</text:p>
          </table:table-cell>
          <table:table-cell table:formula="of:=[.D234]/[.E23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40000" calcext:value-type="float">
            <text:p>1240000</text:p>
          </table:table-cell>
          <table:table-cell office:value-type="float" office:value="0" calcext:value-type="float">
            <text:p>0</text:p>
          </table:table-cell>
          <table:table-cell table:formula="of:=[.A235]*0.0030321" office:value-type="float" office:value="0.030321" calcext:value-type="float">
            <text:p>0,030321</text:p>
          </table:table-cell>
          <table:table-cell table:formula="of:=([.B235]-[.B234])/1000000" office:value-type="float" office:value="0.005" calcext:value-type="float">
            <text:p>0,005</text:p>
          </table:table-cell>
          <table:table-cell table:formula="of:=[.D235]/[.E23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45000" calcext:value-type="float">
            <text:p>1245000</text:p>
          </table:table-cell>
          <table:table-cell office:value-type="float" office:value="0" calcext:value-type="float">
            <text:p>0</text:p>
          </table:table-cell>
          <table:table-cell table:formula="of:=[.A236]*0.0030321" office:value-type="float" office:value="0.030321" calcext:value-type="float">
            <text:p>0,030321</text:p>
          </table:table-cell>
          <table:table-cell table:formula="of:=([.B236]-[.B235])/1000000" office:value-type="float" office:value="0.005" calcext:value-type="float">
            <text:p>0,005</text:p>
          </table:table-cell>
          <table:table-cell table:formula="of:=[.D236]/[.E23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0" calcext:value-type="float">
            <text:p>0</text:p>
          </table:table-cell>
          <table:table-cell table:formula="of:=[.A237]*0.0030321" office:value-type="float" office:value="0.030321" calcext:value-type="float">
            <text:p>0,030321</text:p>
          </table:table-cell>
          <table:table-cell table:formula="of:=([.B237]-[.B236])/1000000" office:value-type="float" office:value="0.005" calcext:value-type="float">
            <text:p>0,005</text:p>
          </table:table-cell>
          <table:table-cell table:formula="of:=[.D237]/[.E23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5000" calcext:value-type="float">
            <text:p>1255000</text:p>
          </table:table-cell>
          <table:table-cell office:value-type="float" office:value="0" calcext:value-type="float">
            <text:p>0</text:p>
          </table:table-cell>
          <table:table-cell table:formula="of:=[.A238]*0.0030321" office:value-type="float" office:value="0.030321" calcext:value-type="float">
            <text:p>0,030321</text:p>
          </table:table-cell>
          <table:table-cell table:formula="of:=([.B238]-[.B237])/1000000" office:value-type="float" office:value="0.005" calcext:value-type="float">
            <text:p>0,005</text:p>
          </table:table-cell>
          <table:table-cell table:formula="of:=[.D238]/[.E23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0" calcext:value-type="float">
            <text:p>0</text:p>
          </table:table-cell>
          <table:table-cell table:formula="of:=[.A239]*0.0030321" office:value-type="float" office:value="0.030321" calcext:value-type="float">
            <text:p>0,030321</text:p>
          </table:table-cell>
          <table:table-cell table:formula="of:=([.B239]-[.B238])/1000000" office:value-type="float" office:value="0.005" calcext:value-type="float">
            <text:p>0,005</text:p>
          </table:table-cell>
          <table:table-cell table:formula="of:=[.D239]/[.E23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65000" calcext:value-type="float">
            <text:p>1265000</text:p>
          </table:table-cell>
          <table:table-cell office:value-type="float" office:value="0" calcext:value-type="float">
            <text:p>0</text:p>
          </table:table-cell>
          <table:table-cell table:formula="of:=[.A240]*0.0030321" office:value-type="float" office:value="0.030321" calcext:value-type="float">
            <text:p>0,030321</text:p>
          </table:table-cell>
          <table:table-cell table:formula="of:=([.B240]-[.B239])/1000000" office:value-type="float" office:value="0.005" calcext:value-type="float">
            <text:p>0,005</text:p>
          </table:table-cell>
          <table:table-cell table:formula="of:=[.D240]/[.E24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0000" calcext:value-type="float">
            <text:p>1270000</text:p>
          </table:table-cell>
          <table:table-cell office:value-type="float" office:value="0" calcext:value-type="float">
            <text:p>0</text:p>
          </table:table-cell>
          <table:table-cell table:formula="of:=[.A241]*0.0030321" office:value-type="float" office:value="0.030321" calcext:value-type="float">
            <text:p>0,030321</text:p>
          </table:table-cell>
          <table:table-cell table:formula="of:=([.B241]-[.B240])/1000000" office:value-type="float" office:value="0.005" calcext:value-type="float">
            <text:p>0,005</text:p>
          </table:table-cell>
          <table:table-cell table:formula="of:=[.D241]/[.E24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5000" calcext:value-type="float">
            <text:p>1275000</text:p>
          </table:table-cell>
          <table:table-cell office:value-type="float" office:value="0" calcext:value-type="float">
            <text:p>0</text:p>
          </table:table-cell>
          <table:table-cell table:formula="of:=[.A242]*0.0030321" office:value-type="float" office:value="0.030321" calcext:value-type="float">
            <text:p>0,030321</text:p>
          </table:table-cell>
          <table:table-cell table:formula="of:=([.B242]-[.B241])/1000000" office:value-type="float" office:value="0.005" calcext:value-type="float">
            <text:p>0,005</text:p>
          </table:table-cell>
          <table:table-cell table:formula="of:=[.D242]/[.E24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0000" calcext:value-type="float">
            <text:p>1280000</text:p>
          </table:table-cell>
          <table:table-cell office:value-type="float" office:value="0" calcext:value-type="float">
            <text:p>0</text:p>
          </table:table-cell>
          <table:table-cell table:formula="of:=[.A243]*0.0030321" office:value-type="float" office:value="0.030321" calcext:value-type="float">
            <text:p>0,030321</text:p>
          </table:table-cell>
          <table:table-cell table:formula="of:=([.B243]-[.B242])/1000000" office:value-type="float" office:value="0.005" calcext:value-type="float">
            <text:p>0,005</text:p>
          </table:table-cell>
          <table:table-cell table:formula="of:=[.D243]/[.E24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5000" calcext:value-type="float">
            <text:p>1285000</text:p>
          </table:table-cell>
          <table:table-cell office:value-type="float" office:value="0" calcext:value-type="float">
            <text:p>0</text:p>
          </table:table-cell>
          <table:table-cell table:formula="of:=[.A244]*0.0030321" office:value-type="float" office:value="0.030321" calcext:value-type="float">
            <text:p>0,030321</text:p>
          </table:table-cell>
          <table:table-cell table:formula="of:=([.B244]-[.B243])/1000000" office:value-type="float" office:value="0.005" calcext:value-type="float">
            <text:p>0,005</text:p>
          </table:table-cell>
          <table:table-cell table:formula="of:=[.D244]/[.E24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0000" calcext:value-type="float">
            <text:p>1290000</text:p>
          </table:table-cell>
          <table:table-cell office:value-type="float" office:value="0" calcext:value-type="float">
            <text:p>0</text:p>
          </table:table-cell>
          <table:table-cell table:formula="of:=[.A245]*0.0030321" office:value-type="float" office:value="0.030321" calcext:value-type="float">
            <text:p>0,030321</text:p>
          </table:table-cell>
          <table:table-cell table:formula="of:=([.B245]-[.B244])/1000000" office:value-type="float" office:value="0.005" calcext:value-type="float">
            <text:p>0,005</text:p>
          </table:table-cell>
          <table:table-cell table:formula="of:=[.D245]/[.E24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5000" calcext:value-type="float">
            <text:p>1295000</text:p>
          </table:table-cell>
          <table:table-cell office:value-type="float" office:value="0" calcext:value-type="float">
            <text:p>0</text:p>
          </table:table-cell>
          <table:table-cell table:formula="of:=[.A246]*0.0030321" office:value-type="float" office:value="0.030321" calcext:value-type="float">
            <text:p>0,030321</text:p>
          </table:table-cell>
          <table:table-cell table:formula="of:=([.B246]-[.B245])/1000000" office:value-type="float" office:value="0.005" calcext:value-type="float">
            <text:p>0,005</text:p>
          </table:table-cell>
          <table:table-cell table:formula="of:=[.D246]/[.E24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0" calcext:value-type="float">
            <text:p>0</text:p>
          </table:table-cell>
          <table:table-cell table:formula="of:=[.A247]*0.0030321" office:value-type="float" office:value="0.030321" calcext:value-type="float">
            <text:p>0,030321</text:p>
          </table:table-cell>
          <table:table-cell table:formula="of:=([.B247]-[.B246])/1000000" office:value-type="float" office:value="0.005" calcext:value-type="float">
            <text:p>0,005</text:p>
          </table:table-cell>
          <table:table-cell table:formula="of:=[.D247]/[.E24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05000" calcext:value-type="float">
            <text:p>1305000</text:p>
          </table:table-cell>
          <table:table-cell office:value-type="float" office:value="0" calcext:value-type="float">
            <text:p>0</text:p>
          </table:table-cell>
          <table:table-cell table:formula="of:=[.A248]*0.0030321" office:value-type="float" office:value="0.030321" calcext:value-type="float">
            <text:p>0,030321</text:p>
          </table:table-cell>
          <table:table-cell table:formula="of:=([.B248]-[.B247])/1000000" office:value-type="float" office:value="0.005" calcext:value-type="float">
            <text:p>0,005</text:p>
          </table:table-cell>
          <table:table-cell table:formula="of:=[.D248]/[.E24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10000" calcext:value-type="float">
            <text:p>1310000</text:p>
          </table:table-cell>
          <table:table-cell office:value-type="float" office:value="0" calcext:value-type="float">
            <text:p>0</text:p>
          </table:table-cell>
          <table:table-cell table:formula="of:=[.A249]*0.0030321" office:value-type="float" office:value="0.030321" calcext:value-type="float">
            <text:p>0,030321</text:p>
          </table:table-cell>
          <table:table-cell table:formula="of:=([.B249]-[.B248])/1000000" office:value-type="float" office:value="0.005" calcext:value-type="float">
            <text:p>0,005</text:p>
          </table:table-cell>
          <table:table-cell table:formula="of:=[.D249]/[.E24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15000" calcext:value-type="float">
            <text:p>1315000</text:p>
          </table:table-cell>
          <table:table-cell office:value-type="float" office:value="0" calcext:value-type="float">
            <text:p>0</text:p>
          </table:table-cell>
          <table:table-cell table:formula="of:=[.A250]*0.0030321" office:value-type="float" office:value="0.030321" calcext:value-type="float">
            <text:p>0,030321</text:p>
          </table:table-cell>
          <table:table-cell table:formula="of:=([.B250]-[.B249])/1000000" office:value-type="float" office:value="0.005" calcext:value-type="float">
            <text:p>0,005</text:p>
          </table:table-cell>
          <table:table-cell table:formula="of:=[.D250]/[.E25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0" calcext:value-type="float">
            <text:p>0</text:p>
          </table:table-cell>
          <table:table-cell table:formula="of:=[.A251]*0.0030321" office:value-type="float" office:value="0.030321" calcext:value-type="float">
            <text:p>0,030321</text:p>
          </table:table-cell>
          <table:table-cell table:formula="of:=([.B251]-[.B250])/1000000" office:value-type="float" office:value="0.005" calcext:value-type="float">
            <text:p>0,005</text:p>
          </table:table-cell>
          <table:table-cell table:formula="of:=[.D251]/[.E25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25000" calcext:value-type="float">
            <text:p>1325000</text:p>
          </table:table-cell>
          <table:table-cell office:value-type="float" office:value="0" calcext:value-type="float">
            <text:p>0</text:p>
          </table:table-cell>
          <table:table-cell table:formula="of:=[.A252]*0.0030321" office:value-type="float" office:value="0.030321" calcext:value-type="float">
            <text:p>0,030321</text:p>
          </table:table-cell>
          <table:table-cell table:formula="of:=([.B252]-[.B251])/1000000" office:value-type="float" office:value="0.005" calcext:value-type="float">
            <text:p>0,005</text:p>
          </table:table-cell>
          <table:table-cell table:formula="of:=[.D252]/[.E25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0000" calcext:value-type="float">
            <text:p>1330000</text:p>
          </table:table-cell>
          <table:table-cell office:value-type="float" office:value="0" calcext:value-type="float">
            <text:p>0</text:p>
          </table:table-cell>
          <table:table-cell table:formula="of:=[.A253]*0.0030321" office:value-type="float" office:value="0.030321" calcext:value-type="float">
            <text:p>0,030321</text:p>
          </table:table-cell>
          <table:table-cell table:formula="of:=([.B253]-[.B252])/1000000" office:value-type="float" office:value="0.005" calcext:value-type="float">
            <text:p>0,005</text:p>
          </table:table-cell>
          <table:table-cell table:formula="of:=[.D253]/[.E25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5000" calcext:value-type="float">
            <text:p>1335000</text:p>
          </table:table-cell>
          <table:table-cell office:value-type="float" office:value="0" calcext:value-type="float">
            <text:p>0</text:p>
          </table:table-cell>
          <table:table-cell table:formula="of:=[.A254]*0.0030321" office:value-type="float" office:value="0.030321" calcext:value-type="float">
            <text:p>0,030321</text:p>
          </table:table-cell>
          <table:table-cell table:formula="of:=([.B254]-[.B253])/1000000" office:value-type="float" office:value="0.005" calcext:value-type="float">
            <text:p>0,005</text:p>
          </table:table-cell>
          <table:table-cell table:formula="of:=[.D254]/[.E25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40000" calcext:value-type="float">
            <text:p>1340000</text:p>
          </table:table-cell>
          <table:table-cell office:value-type="float" office:value="0" calcext:value-type="float">
            <text:p>0</text:p>
          </table:table-cell>
          <table:table-cell table:formula="of:=[.A255]*0.0030321" office:value-type="float" office:value="0.030321" calcext:value-type="float">
            <text:p>0,030321</text:p>
          </table:table-cell>
          <table:table-cell table:formula="of:=([.B255]-[.B254])/1000000" office:value-type="float" office:value="0.005" calcext:value-type="float">
            <text:p>0,005</text:p>
          </table:table-cell>
          <table:table-cell table:formula="of:=[.D255]/[.E25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45000" calcext:value-type="float">
            <text:p>1345000</text:p>
          </table:table-cell>
          <table:table-cell office:value-type="float" office:value="0" calcext:value-type="float">
            <text:p>0</text:p>
          </table:table-cell>
          <table:table-cell table:formula="of:=[.A256]*0.0030321" office:value-type="float" office:value="0.030321" calcext:value-type="float">
            <text:p>0,030321</text:p>
          </table:table-cell>
          <table:table-cell table:formula="of:=([.B256]-[.B255])/1000000" office:value-type="float" office:value="0.005" calcext:value-type="float">
            <text:p>0,005</text:p>
          </table:table-cell>
          <table:table-cell table:formula="of:=[.D256]/[.E25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0" calcext:value-type="float">
            <text:p>0</text:p>
          </table:table-cell>
          <table:table-cell table:formula="of:=[.A257]*0.0030321" office:value-type="float" office:value="0.030321" calcext:value-type="float">
            <text:p>0,030321</text:p>
          </table:table-cell>
          <table:table-cell table:formula="of:=([.B257]-[.B256])/1000000" office:value-type="float" office:value="0.005" calcext:value-type="float">
            <text:p>0,005</text:p>
          </table:table-cell>
          <table:table-cell table:formula="of:=[.D257]/[.E25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5000" calcext:value-type="float">
            <text:p>1355000</text:p>
          </table:table-cell>
          <table:table-cell office:value-type="float" office:value="0" calcext:value-type="float">
            <text:p>0</text:p>
          </table:table-cell>
          <table:table-cell table:formula="of:=[.A258]*0.0030321" office:value-type="float" office:value="0.030321" calcext:value-type="float">
            <text:p>0,030321</text:p>
          </table:table-cell>
          <table:table-cell table:formula="of:=([.B258]-[.B257])/1000000" office:value-type="float" office:value="0.005" calcext:value-type="float">
            <text:p>0,005</text:p>
          </table:table-cell>
          <table:table-cell table:formula="of:=[.D258]/[.E25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60000" calcext:value-type="float">
            <text:p>1360000</text:p>
          </table:table-cell>
          <table:table-cell office:value-type="float" office:value="0" calcext:value-type="float">
            <text:p>0</text:p>
          </table:table-cell>
          <table:table-cell table:formula="of:=[.A259]*0.0030321" office:value-type="float" office:value="0.030321" calcext:value-type="float">
            <text:p>0,030321</text:p>
          </table:table-cell>
          <table:table-cell table:formula="of:=([.B259]-[.B258])/1000000" office:value-type="float" office:value="0.005" calcext:value-type="float">
            <text:p>0,005</text:p>
          </table:table-cell>
          <table:table-cell table:formula="of:=[.D259]/[.E25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65000" calcext:value-type="float">
            <text:p>1365000</text:p>
          </table:table-cell>
          <table:table-cell office:value-type="float" office:value="0" calcext:value-type="float">
            <text:p>0</text:p>
          </table:table-cell>
          <table:table-cell table:formula="of:=[.A260]*0.0030321" office:value-type="float" office:value="0.030321" calcext:value-type="float">
            <text:p>0,030321</text:p>
          </table:table-cell>
          <table:table-cell table:formula="of:=([.B260]-[.B259])/1000000" office:value-type="float" office:value="0.005" calcext:value-type="float">
            <text:p>0,005</text:p>
          </table:table-cell>
          <table:table-cell table:formula="of:=[.D260]/[.E26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70000" calcext:value-type="float">
            <text:p>1370000</text:p>
          </table:table-cell>
          <table:table-cell office:value-type="float" office:value="0" calcext:value-type="float">
            <text:p>0</text:p>
          </table:table-cell>
          <table:table-cell table:formula="of:=[.A261]*0.0030321" office:value-type="float" office:value="0.030321" calcext:value-type="float">
            <text:p>0,030321</text:p>
          </table:table-cell>
          <table:table-cell table:formula="of:=([.B261]-[.B260])/1000000" office:value-type="float" office:value="0.005" calcext:value-type="float">
            <text:p>0,005</text:p>
          </table:table-cell>
          <table:table-cell table:formula="of:=[.D261]/[.E26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75000" calcext:value-type="float">
            <text:p>1375000</text:p>
          </table:table-cell>
          <table:table-cell office:value-type="float" office:value="0" calcext:value-type="float">
            <text:p>0</text:p>
          </table:table-cell>
          <table:table-cell table:formula="of:=[.A262]*0.0030321" office:value-type="float" office:value="0.030321" calcext:value-type="float">
            <text:p>0,030321</text:p>
          </table:table-cell>
          <table:table-cell table:formula="of:=([.B262]-[.B261])/1000000" office:value-type="float" office:value="0.005" calcext:value-type="float">
            <text:p>0,005</text:p>
          </table:table-cell>
          <table:table-cell table:formula="of:=[.D262]/[.E26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0" calcext:value-type="float">
            <text:p>0</text:p>
          </table:table-cell>
          <table:table-cell table:formula="of:=[.A263]*0.0030321" office:value-type="float" office:value="0.030321" calcext:value-type="float">
            <text:p>0,030321</text:p>
          </table:table-cell>
          <table:table-cell table:formula="of:=([.B263]-[.B262])/1000000" office:value-type="float" office:value="0.005" calcext:value-type="float">
            <text:p>0,005</text:p>
          </table:table-cell>
          <table:table-cell table:formula="of:=[.D263]/[.E26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5000" calcext:value-type="float">
            <text:p>1385000</text:p>
          </table:table-cell>
          <table:table-cell office:value-type="float" office:value="0" calcext:value-type="float">
            <text:p>0</text:p>
          </table:table-cell>
          <table:table-cell table:formula="of:=[.A264]*0.0030321" office:value-type="float" office:value="0.030321" calcext:value-type="float">
            <text:p>0,030321</text:p>
          </table:table-cell>
          <table:table-cell table:formula="of:=([.B264]-[.B263])/1000000" office:value-type="float" office:value="0.005" calcext:value-type="float">
            <text:p>0,005</text:p>
          </table:table-cell>
          <table:table-cell table:formula="of:=[.D264]/[.E26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0000" calcext:value-type="float">
            <text:p>1390000</text:p>
          </table:table-cell>
          <table:table-cell office:value-type="float" office:value="0" calcext:value-type="float">
            <text:p>0</text:p>
          </table:table-cell>
          <table:table-cell table:formula="of:=[.A265]*0.0030321" office:value-type="float" office:value="0.030321" calcext:value-type="float">
            <text:p>0,030321</text:p>
          </table:table-cell>
          <table:table-cell table:formula="of:=([.B265]-[.B264])/1000000" office:value-type="float" office:value="0.005" calcext:value-type="float">
            <text:p>0,005</text:p>
          </table:table-cell>
          <table:table-cell table:formula="of:=[.D265]/[.E26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5000" calcext:value-type="float">
            <text:p>1395000</text:p>
          </table:table-cell>
          <table:table-cell office:value-type="float" office:value="0" calcext:value-type="float">
            <text:p>0</text:p>
          </table:table-cell>
          <table:table-cell table:formula="of:=[.A266]*0.0030321" office:value-type="float" office:value="0.030321" calcext:value-type="float">
            <text:p>0,030321</text:p>
          </table:table-cell>
          <table:table-cell table:formula="of:=([.B266]-[.B265])/1000000" office:value-type="float" office:value="0.005" calcext:value-type="float">
            <text:p>0,005</text:p>
          </table:table-cell>
          <table:table-cell table:formula="of:=[.D266]/[.E26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0" calcext:value-type="float">
            <text:p>0</text:p>
          </table:table-cell>
          <table:table-cell table:formula="of:=[.A267]*0.0030321" office:value-type="float" office:value="0.030321" calcext:value-type="float">
            <text:p>0,030321</text:p>
          </table:table-cell>
          <table:table-cell table:formula="of:=([.B267]-[.B266])/1000000" office:value-type="float" office:value="0.005" calcext:value-type="float">
            <text:p>0,005</text:p>
          </table:table-cell>
          <table:table-cell table:formula="of:=[.D267]/[.E26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5000" calcext:value-type="float">
            <text:p>1405000</text:p>
          </table:table-cell>
          <table:table-cell office:value-type="float" office:value="0" calcext:value-type="float">
            <text:p>0</text:p>
          </table:table-cell>
          <table:table-cell table:formula="of:=[.A268]*0.0030321" office:value-type="float" office:value="0.030321" calcext:value-type="float">
            <text:p>0,030321</text:p>
          </table:table-cell>
          <table:table-cell table:formula="of:=([.B268]-[.B267])/1000000" office:value-type="float" office:value="0.005" calcext:value-type="float">
            <text:p>0,005</text:p>
          </table:table-cell>
          <table:table-cell table:formula="of:=[.D268]/[.E26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0000" calcext:value-type="float">
            <text:p>1410000</text:p>
          </table:table-cell>
          <table:table-cell office:value-type="float" office:value="0" calcext:value-type="float">
            <text:p>0</text:p>
          </table:table-cell>
          <table:table-cell table:formula="of:=[.A269]*0.0030321" office:value-type="float" office:value="0.030321" calcext:value-type="float">
            <text:p>0,030321</text:p>
          </table:table-cell>
          <table:table-cell table:formula="of:=([.B269]-[.B268])/1000000" office:value-type="float" office:value="0.005" calcext:value-type="float">
            <text:p>0,005</text:p>
          </table:table-cell>
          <table:table-cell table:formula="of:=[.D269]/[.E26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5000" calcext:value-type="float">
            <text:p>1415000</text:p>
          </table:table-cell>
          <table:table-cell office:value-type="float" office:value="0" calcext:value-type="float">
            <text:p>0</text:p>
          </table:table-cell>
          <table:table-cell table:formula="of:=[.A270]*0.0030321" office:value-type="float" office:value="0.030321" calcext:value-type="float">
            <text:p>0,030321</text:p>
          </table:table-cell>
          <table:table-cell table:formula="of:=([.B270]-[.B269])/1000000" office:value-type="float" office:value="0.005" calcext:value-type="float">
            <text:p>0,005</text:p>
          </table:table-cell>
          <table:table-cell table:formula="of:=[.D270]/[.E27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20000" calcext:value-type="float">
            <text:p>1420000</text:p>
          </table:table-cell>
          <table:table-cell office:value-type="float" office:value="0" calcext:value-type="float">
            <text:p>0</text:p>
          </table:table-cell>
          <table:table-cell table:formula="of:=[.A271]*0.0030321" office:value-type="float" office:value="0.030321" calcext:value-type="float">
            <text:p>0,030321</text:p>
          </table:table-cell>
          <table:table-cell table:formula="of:=([.B271]-[.B270])/1000000" office:value-type="float" office:value="0.005" calcext:value-type="float">
            <text:p>0,005</text:p>
          </table:table-cell>
          <table:table-cell table:formula="of:=[.D271]/[.E27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25000" calcext:value-type="float">
            <text:p>1425000</text:p>
          </table:table-cell>
          <table:table-cell office:value-type="float" office:value="0" calcext:value-type="float">
            <text:p>0</text:p>
          </table:table-cell>
          <table:table-cell table:formula="of:=[.A272]*0.0030321" office:value-type="float" office:value="0.030321" calcext:value-type="float">
            <text:p>0,030321</text:p>
          </table:table-cell>
          <table:table-cell table:formula="of:=([.B272]-[.B271])/1000000" office:value-type="float" office:value="0.005" calcext:value-type="float">
            <text:p>0,005</text:p>
          </table:table-cell>
          <table:table-cell table:formula="of:=[.D272]/[.E27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30000" calcext:value-type="float">
            <text:p>1430000</text:p>
          </table:table-cell>
          <table:table-cell office:value-type="float" office:value="0" calcext:value-type="float">
            <text:p>0</text:p>
          </table:table-cell>
          <table:table-cell table:formula="of:=[.A273]*0.0030321" office:value-type="float" office:value="0.030321" calcext:value-type="float">
            <text:p>0,030321</text:p>
          </table:table-cell>
          <table:table-cell table:formula="of:=([.B273]-[.B272])/1000000" office:value-type="float" office:value="0.005" calcext:value-type="float">
            <text:p>0,005</text:p>
          </table:table-cell>
          <table:table-cell table:formula="of:=[.D273]/[.E27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35000" calcext:value-type="float">
            <text:p>1435000</text:p>
          </table:table-cell>
          <table:table-cell office:value-type="float" office:value="0" calcext:value-type="float">
            <text:p>0</text:p>
          </table:table-cell>
          <table:table-cell table:formula="of:=[.A274]*0.0030321" office:value-type="float" office:value="0.030321" calcext:value-type="float">
            <text:p>0,030321</text:p>
          </table:table-cell>
          <table:table-cell table:formula="of:=([.B274]-[.B273])/1000000" office:value-type="float" office:value="0.005" calcext:value-type="float">
            <text:p>0,005</text:p>
          </table:table-cell>
          <table:table-cell table:formula="of:=[.D274]/[.E27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0" calcext:value-type="float">
            <text:p>0</text:p>
          </table:table-cell>
          <table:table-cell table:formula="of:=[.A275]*0.0030321" office:value-type="float" office:value="0.030321" calcext:value-type="float">
            <text:p>0,030321</text:p>
          </table:table-cell>
          <table:table-cell table:formula="of:=([.B275]-[.B274])/1000000" office:value-type="float" office:value="0.005" calcext:value-type="float">
            <text:p>0,005</text:p>
          </table:table-cell>
          <table:table-cell table:formula="of:=[.D275]/[.E27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5000" calcext:value-type="float">
            <text:p>1445000</text:p>
          </table:table-cell>
          <table:table-cell office:value-type="float" office:value="0" calcext:value-type="float">
            <text:p>0</text:p>
          </table:table-cell>
          <table:table-cell table:formula="of:=[.A276]*0.0030321" office:value-type="float" office:value="0.030321" calcext:value-type="float">
            <text:p>0,030321</text:p>
          </table:table-cell>
          <table:table-cell table:formula="of:=([.B276]-[.B275])/1000000" office:value-type="float" office:value="0.005" calcext:value-type="float">
            <text:p>0,005</text:p>
          </table:table-cell>
          <table:table-cell table:formula="of:=[.D276]/[.E27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0000" calcext:value-type="float">
            <text:p>1450000</text:p>
          </table:table-cell>
          <table:table-cell office:value-type="float" office:value="0" calcext:value-type="float">
            <text:p>0</text:p>
          </table:table-cell>
          <table:table-cell table:formula="of:=[.A277]*0.0030321" office:value-type="float" office:value="0.030321" calcext:value-type="float">
            <text:p>0,030321</text:p>
          </table:table-cell>
          <table:table-cell table:formula="of:=([.B277]-[.B276])/1000000" office:value-type="float" office:value="0.005" calcext:value-type="float">
            <text:p>0,005</text:p>
          </table:table-cell>
          <table:table-cell table:formula="of:=[.D277]/[.E27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5000" calcext:value-type="float">
            <text:p>1455000</text:p>
          </table:table-cell>
          <table:table-cell office:value-type="float" office:value="0" calcext:value-type="float">
            <text:p>0</text:p>
          </table:table-cell>
          <table:table-cell table:formula="of:=[.A278]*0.0030321" office:value-type="float" office:value="0.030321" calcext:value-type="float">
            <text:p>0,030321</text:p>
          </table:table-cell>
          <table:table-cell table:formula="of:=([.B278]-[.B277])/1000000" office:value-type="float" office:value="0.005" calcext:value-type="float">
            <text:p>0,005</text:p>
          </table:table-cell>
          <table:table-cell table:formula="of:=[.D278]/[.E27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0000" calcext:value-type="float">
            <text:p>1460000</text:p>
          </table:table-cell>
          <table:table-cell office:value-type="float" office:value="0" calcext:value-type="float">
            <text:p>0</text:p>
          </table:table-cell>
          <table:table-cell table:formula="of:=[.A279]*0.0030321" office:value-type="float" office:value="0.030321" calcext:value-type="float">
            <text:p>0,030321</text:p>
          </table:table-cell>
          <table:table-cell table:formula="of:=([.B279]-[.B278])/1000000" office:value-type="float" office:value="0.005" calcext:value-type="float">
            <text:p>0,005</text:p>
          </table:table-cell>
          <table:table-cell table:formula="of:=[.D279]/[.E27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5000" calcext:value-type="float">
            <text:p>1465000</text:p>
          </table:table-cell>
          <table:table-cell office:value-type="float" office:value="0" calcext:value-type="float">
            <text:p>0</text:p>
          </table:table-cell>
          <table:table-cell table:formula="of:=[.A280]*0.0030321" office:value-type="float" office:value="0.030321" calcext:value-type="float">
            <text:p>0,030321</text:p>
          </table:table-cell>
          <table:table-cell table:formula="of:=([.B280]-[.B279])/1000000" office:value-type="float" office:value="0.005" calcext:value-type="float">
            <text:p>0,005</text:p>
          </table:table-cell>
          <table:table-cell table:formula="of:=[.D280]/[.E28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0000" calcext:value-type="float">
            <text:p>1470000</text:p>
          </table:table-cell>
          <table:table-cell office:value-type="float" office:value="0" calcext:value-type="float">
            <text:p>0</text:p>
          </table:table-cell>
          <table:table-cell table:formula="of:=[.A281]*0.0030321" office:value-type="float" office:value="0.030321" calcext:value-type="float">
            <text:p>0,030321</text:p>
          </table:table-cell>
          <table:table-cell table:formula="of:=([.B281]-[.B280])/1000000" office:value-type="float" office:value="0.005" calcext:value-type="float">
            <text:p>0,005</text:p>
          </table:table-cell>
          <table:table-cell table:formula="of:=[.D281]/[.E28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5000" calcext:value-type="float">
            <text:p>1475000</text:p>
          </table:table-cell>
          <table:table-cell office:value-type="float" office:value="0" calcext:value-type="float">
            <text:p>0</text:p>
          </table:table-cell>
          <table:table-cell table:formula="of:=[.A282]*0.0030321" office:value-type="float" office:value="0.030321" calcext:value-type="float">
            <text:p>0,030321</text:p>
          </table:table-cell>
          <table:table-cell table:formula="of:=([.B282]-[.B281])/1000000" office:value-type="float" office:value="0.005" calcext:value-type="float">
            <text:p>0,005</text:p>
          </table:table-cell>
          <table:table-cell table:formula="of:=[.D282]/[.E28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80000" calcext:value-type="float">
            <text:p>1480000</text:p>
          </table:table-cell>
          <table:table-cell office:value-type="float" office:value="0" calcext:value-type="float">
            <text:p>0</text:p>
          </table:table-cell>
          <table:table-cell table:formula="of:=[.A283]*0.0030321" office:value-type="float" office:value="0.030321" calcext:value-type="float">
            <text:p>0,030321</text:p>
          </table:table-cell>
          <table:table-cell table:formula="of:=([.B283]-[.B282])/1000000" office:value-type="float" office:value="0.005" calcext:value-type="float">
            <text:p>0,005</text:p>
          </table:table-cell>
          <table:table-cell table:formula="of:=[.D283]/[.E28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85000" calcext:value-type="float">
            <text:p>1485000</text:p>
          </table:table-cell>
          <table:table-cell office:value-type="float" office:value="0" calcext:value-type="float">
            <text:p>0</text:p>
          </table:table-cell>
          <table:table-cell table:formula="of:=[.A284]*0.0030321" office:value-type="float" office:value="0.030321" calcext:value-type="float">
            <text:p>0,030321</text:p>
          </table:table-cell>
          <table:table-cell table:formula="of:=([.B284]-[.B283])/1000000" office:value-type="float" office:value="0.005" calcext:value-type="float">
            <text:p>0,005</text:p>
          </table:table-cell>
          <table:table-cell table:formula="of:=[.D284]/[.E28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90000" calcext:value-type="float">
            <text:p>1490000</text:p>
          </table:table-cell>
          <table:table-cell office:value-type="float" office:value="0" calcext:value-type="float">
            <text:p>0</text:p>
          </table:table-cell>
          <table:table-cell table:formula="of:=[.A285]*0.0030321" office:value-type="float" office:value="0.030321" calcext:value-type="float">
            <text:p>0,030321</text:p>
          </table:table-cell>
          <table:table-cell table:formula="of:=([.B285]-[.B284])/1000000" office:value-type="float" office:value="0.005" calcext:value-type="float">
            <text:p>0,005</text:p>
          </table:table-cell>
          <table:table-cell table:formula="of:=[.D285]/[.E28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95000" calcext:value-type="float">
            <text:p>1495000</text:p>
          </table:table-cell>
          <table:table-cell office:value-type="float" office:value="0" calcext:value-type="float">
            <text:p>0</text:p>
          </table:table-cell>
          <table:table-cell table:formula="of:=[.A286]*0.0030321" office:value-type="float" office:value="0.030321" calcext:value-type="float">
            <text:p>0,030321</text:p>
          </table:table-cell>
          <table:table-cell table:formula="of:=([.B286]-[.B285])/1000000" office:value-type="float" office:value="0.005" calcext:value-type="float">
            <text:p>0,005</text:p>
          </table:table-cell>
          <table:table-cell table:formula="of:=[.D286]/[.E28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  <table:table-cell table:formula="of:=[.A287]*0.0030321" office:value-type="float" office:value="0.030321" calcext:value-type="float">
            <text:p>0,030321</text:p>
          </table:table-cell>
          <table:table-cell table:formula="of:=([.B287]-[.B286])/1000000" office:value-type="float" office:value="0.005" calcext:value-type="float">
            <text:p>0,005</text:p>
          </table:table-cell>
          <table:table-cell table:formula="of:=[.D287]/[.E28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5000" calcext:value-type="float">
            <text:p>1505000</text:p>
          </table:table-cell>
          <table:table-cell office:value-type="float" office:value="0" calcext:value-type="float">
            <text:p>0</text:p>
          </table:table-cell>
          <table:table-cell table:formula="of:=[.A288]*0.0030321" office:value-type="float" office:value="0.030321" calcext:value-type="float">
            <text:p>0,030321</text:p>
          </table:table-cell>
          <table:table-cell table:formula="of:=([.B288]-[.B287])/1000000" office:value-type="float" office:value="0.005" calcext:value-type="float">
            <text:p>0,005</text:p>
          </table:table-cell>
          <table:table-cell table:formula="of:=[.D288]/[.E28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10000" calcext:value-type="float">
            <text:p>1510000</text:p>
          </table:table-cell>
          <table:table-cell office:value-type="float" office:value="0" calcext:value-type="float">
            <text:p>0</text:p>
          </table:table-cell>
          <table:table-cell table:formula="of:=[.A289]*0.0030321" office:value-type="float" office:value="0.030321" calcext:value-type="float">
            <text:p>0,030321</text:p>
          </table:table-cell>
          <table:table-cell table:formula="of:=([.B289]-[.B288])/1000000" office:value-type="float" office:value="0.005" calcext:value-type="float">
            <text:p>0,005</text:p>
          </table:table-cell>
          <table:table-cell table:formula="of:=[.D289]/[.E28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15000" calcext:value-type="float">
            <text:p>1515000</text:p>
          </table:table-cell>
          <table:table-cell office:value-type="float" office:value="0" calcext:value-type="float">
            <text:p>0</text:p>
          </table:table-cell>
          <table:table-cell table:formula="of:=[.A290]*0.0030321" office:value-type="float" office:value="0.030321" calcext:value-type="float">
            <text:p>0,030321</text:p>
          </table:table-cell>
          <table:table-cell table:formula="of:=([.B290]-[.B289])/1000000" office:value-type="float" office:value="0.005" calcext:value-type="float">
            <text:p>0,005</text:p>
          </table:table-cell>
          <table:table-cell table:formula="of:=[.D290]/[.E29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20000" calcext:value-type="float">
            <text:p>1520000</text:p>
          </table:table-cell>
          <table:table-cell office:value-type="float" office:value="0" calcext:value-type="float">
            <text:p>0</text:p>
          </table:table-cell>
          <table:table-cell table:formula="of:=[.A291]*0.0030321" office:value-type="float" office:value="0.030321" calcext:value-type="float">
            <text:p>0,030321</text:p>
          </table:table-cell>
          <table:table-cell table:formula="of:=([.B291]-[.B290])/1000000" office:value-type="float" office:value="0.005" calcext:value-type="float">
            <text:p>0,005</text:p>
          </table:table-cell>
          <table:table-cell table:formula="of:=[.D291]/[.E29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25000" calcext:value-type="float">
            <text:p>1525000</text:p>
          </table:table-cell>
          <table:table-cell office:value-type="float" office:value="0" calcext:value-type="float">
            <text:p>0</text:p>
          </table:table-cell>
          <table:table-cell table:formula="of:=[.A292]*0.0030321" office:value-type="float" office:value="0.030321" calcext:value-type="float">
            <text:p>0,030321</text:p>
          </table:table-cell>
          <table:table-cell table:formula="of:=([.B292]-[.B291])/1000000" office:value-type="float" office:value="0.005" calcext:value-type="float">
            <text:p>0,005</text:p>
          </table:table-cell>
          <table:table-cell table:formula="of:=[.D292]/[.E29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0000" calcext:value-type="float">
            <text:p>1530000</text:p>
          </table:table-cell>
          <table:table-cell office:value-type="float" office:value="0" calcext:value-type="float">
            <text:p>0</text:p>
          </table:table-cell>
          <table:table-cell table:formula="of:=[.A293]*0.0030321" office:value-type="float" office:value="0.030321" calcext:value-type="float">
            <text:p>0,030321</text:p>
          </table:table-cell>
          <table:table-cell table:formula="of:=([.B293]-[.B292])/1000000" office:value-type="float" office:value="0.005" calcext:value-type="float">
            <text:p>0,005</text:p>
          </table:table-cell>
          <table:table-cell table:formula="of:=[.D293]/[.E29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5000" calcext:value-type="float">
            <text:p>1535000</text:p>
          </table:table-cell>
          <table:table-cell office:value-type="float" office:value="0" calcext:value-type="float">
            <text:p>0</text:p>
          </table:table-cell>
          <table:table-cell table:formula="of:=[.A294]*0.0030321" office:value-type="float" office:value="0.030321" calcext:value-type="float">
            <text:p>0,030321</text:p>
          </table:table-cell>
          <table:table-cell table:formula="of:=([.B294]-[.B293])/1000000" office:value-type="float" office:value="0.005" calcext:value-type="float">
            <text:p>0,005</text:p>
          </table:table-cell>
          <table:table-cell table:formula="of:=[.D294]/[.E29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0000" calcext:value-type="float">
            <text:p>1540000</text:p>
          </table:table-cell>
          <table:table-cell office:value-type="float" office:value="0" calcext:value-type="float">
            <text:p>0</text:p>
          </table:table-cell>
          <table:table-cell table:formula="of:=[.A295]*0.0030321" office:value-type="float" office:value="0.030321" calcext:value-type="float">
            <text:p>0,030321</text:p>
          </table:table-cell>
          <table:table-cell table:formula="of:=([.B295]-[.B294])/1000000" office:value-type="float" office:value="0.005" calcext:value-type="float">
            <text:p>0,005</text:p>
          </table:table-cell>
          <table:table-cell table:formula="of:=[.D295]/[.E29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5000" calcext:value-type="float">
            <text:p>1545000</text:p>
          </table:table-cell>
          <table:table-cell office:value-type="float" office:value="0" calcext:value-type="float">
            <text:p>0</text:p>
          </table:table-cell>
          <table:table-cell table:formula="of:=[.A296]*0.0030321" office:value-type="float" office:value="0.030321" calcext:value-type="float">
            <text:p>0,030321</text:p>
          </table:table-cell>
          <table:table-cell table:formula="of:=([.B296]-[.B295])/1000000" office:value-type="float" office:value="0.005" calcext:value-type="float">
            <text:p>0,005</text:p>
          </table:table-cell>
          <table:table-cell table:formula="of:=[.D296]/[.E29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50000" calcext:value-type="float">
            <text:p>1550000</text:p>
          </table:table-cell>
          <table:table-cell office:value-type="float" office:value="0" calcext:value-type="float">
            <text:p>0</text:p>
          </table:table-cell>
          <table:table-cell table:formula="of:=[.A297]*0.0030321" office:value-type="float" office:value="0.030321" calcext:value-type="float">
            <text:p>0,030321</text:p>
          </table:table-cell>
          <table:table-cell table:formula="of:=([.B297]-[.B296])/1000000" office:value-type="float" office:value="0.005" calcext:value-type="float">
            <text:p>0,005</text:p>
          </table:table-cell>
          <table:table-cell table:formula="of:=[.D297]/[.E29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55000" calcext:value-type="float">
            <text:p>1555000</text:p>
          </table:table-cell>
          <table:table-cell office:value-type="float" office:value="0" calcext:value-type="float">
            <text:p>0</text:p>
          </table:table-cell>
          <table:table-cell table:formula="of:=[.A298]*0.0030321" office:value-type="float" office:value="0.030321" calcext:value-type="float">
            <text:p>0,030321</text:p>
          </table:table-cell>
          <table:table-cell table:formula="of:=([.B298]-[.B297])/1000000" office:value-type="float" office:value="0.005" calcext:value-type="float">
            <text:p>0,005</text:p>
          </table:table-cell>
          <table:table-cell table:formula="of:=[.D298]/[.E29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60000" calcext:value-type="float">
            <text:p>1560000</text:p>
          </table:table-cell>
          <table:table-cell office:value-type="float" office:value="0" calcext:value-type="float">
            <text:p>0</text:p>
          </table:table-cell>
          <table:table-cell table:formula="of:=[.A299]*0.0030321" office:value-type="float" office:value="0.030321" calcext:value-type="float">
            <text:p>0,030321</text:p>
          </table:table-cell>
          <table:table-cell table:formula="of:=([.B299]-[.B298])/1000000" office:value-type="float" office:value="0.005" calcext:value-type="float">
            <text:p>0,005</text:p>
          </table:table-cell>
          <table:table-cell table:formula="of:=[.D299]/[.E29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65000" calcext:value-type="float">
            <text:p>1565000</text:p>
          </table:table-cell>
          <table:table-cell office:value-type="float" office:value="0" calcext:value-type="float">
            <text:p>0</text:p>
          </table:table-cell>
          <table:table-cell table:formula="of:=[.A300]*0.0030321" office:value-type="float" office:value="0.030321" calcext:value-type="float">
            <text:p>0,030321</text:p>
          </table:table-cell>
          <table:table-cell table:formula="of:=([.B300]-[.B299])/1000000" office:value-type="float" office:value="0.005" calcext:value-type="float">
            <text:p>0,005</text:p>
          </table:table-cell>
          <table:table-cell table:formula="of:=[.D300]/[.E30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70000" calcext:value-type="float">
            <text:p>1570000</text:p>
          </table:table-cell>
          <table:table-cell office:value-type="float" office:value="0" calcext:value-type="float">
            <text:p>0</text:p>
          </table:table-cell>
          <table:table-cell table:formula="of:=[.A301]*0.0030321" office:value-type="float" office:value="0.030321" calcext:value-type="float">
            <text:p>0,030321</text:p>
          </table:table-cell>
          <table:table-cell table:formula="of:=([.B301]-[.B300])/1000000" office:value-type="float" office:value="0.005" calcext:value-type="float">
            <text:p>0,005</text:p>
          </table:table-cell>
          <table:table-cell table:formula="of:=[.D301]/[.E30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75000" calcext:value-type="float">
            <text:p>1575000</text:p>
          </table:table-cell>
          <table:table-cell office:value-type="float" office:value="0" calcext:value-type="float">
            <text:p>0</text:p>
          </table:table-cell>
          <table:table-cell table:formula="of:=[.A302]*0.0030321" office:value-type="float" office:value="0.030321" calcext:value-type="float">
            <text:p>0,030321</text:p>
          </table:table-cell>
          <table:table-cell table:formula="of:=([.B302]-[.B301])/1000000" office:value-type="float" office:value="0.005" calcext:value-type="float">
            <text:p>0,005</text:p>
          </table:table-cell>
          <table:table-cell table:formula="of:=[.D302]/[.E30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80000" calcext:value-type="float">
            <text:p>1580000</text:p>
          </table:table-cell>
          <table:table-cell office:value-type="float" office:value="0" calcext:value-type="float">
            <text:p>0</text:p>
          </table:table-cell>
          <table:table-cell table:formula="of:=[.A303]*0.0030321" office:value-type="float" office:value="0.030321" calcext:value-type="float">
            <text:p>0,030321</text:p>
          </table:table-cell>
          <table:table-cell table:formula="of:=([.B303]-[.B302])/1000000" office:value-type="float" office:value="0.005" calcext:value-type="float">
            <text:p>0,005</text:p>
          </table:table-cell>
          <table:table-cell table:formula="of:=[.D303]/[.E30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85000" calcext:value-type="float">
            <text:p>1585000</text:p>
          </table:table-cell>
          <table:table-cell office:value-type="float" office:value="0" calcext:value-type="float">
            <text:p>0</text:p>
          </table:table-cell>
          <table:table-cell table:formula="of:=[.A304]*0.0030321" office:value-type="float" office:value="0.030321" calcext:value-type="float">
            <text:p>0,030321</text:p>
          </table:table-cell>
          <table:table-cell table:formula="of:=([.B304]-[.B303])/1000000" office:value-type="float" office:value="0.005" calcext:value-type="float">
            <text:p>0,005</text:p>
          </table:table-cell>
          <table:table-cell table:formula="of:=[.D304]/[.E30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90000" calcext:value-type="float">
            <text:p>1590000</text:p>
          </table:table-cell>
          <table:table-cell office:value-type="float" office:value="0" calcext:value-type="float">
            <text:p>0</text:p>
          </table:table-cell>
          <table:table-cell table:formula="of:=[.A305]*0.0030321" office:value-type="float" office:value="0.030321" calcext:value-type="float">
            <text:p>0,030321</text:p>
          </table:table-cell>
          <table:table-cell table:formula="of:=([.B305]-[.B304])/1000000" office:value-type="float" office:value="0.005" calcext:value-type="float">
            <text:p>0,005</text:p>
          </table:table-cell>
          <table:table-cell table:formula="of:=[.D305]/[.E30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95000" calcext:value-type="float">
            <text:p>1595000</text:p>
          </table:table-cell>
          <table:table-cell office:value-type="float" office:value="0" calcext:value-type="float">
            <text:p>0</text:p>
          </table:table-cell>
          <table:table-cell table:formula="of:=[.A306]*0.0030321" office:value-type="float" office:value="0.030321" calcext:value-type="float">
            <text:p>0,030321</text:p>
          </table:table-cell>
          <table:table-cell table:formula="of:=([.B306]-[.B305])/1000000" office:value-type="float" office:value="0.005" calcext:value-type="float">
            <text:p>0,005</text:p>
          </table:table-cell>
          <table:table-cell table:formula="of:=[.D306]/[.E30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0" calcext:value-type="float">
            <text:p>0</text:p>
          </table:table-cell>
          <table:table-cell table:formula="of:=[.A307]*0.0030321" office:value-type="float" office:value="0.030321" calcext:value-type="float">
            <text:p>0,030321</text:p>
          </table:table-cell>
          <table:table-cell table:formula="of:=([.B307]-[.B306])/1000000" office:value-type="float" office:value="0.005" calcext:value-type="float">
            <text:p>0,005</text:p>
          </table:table-cell>
          <table:table-cell table:formula="of:=[.D307]/[.E30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5000" calcext:value-type="float">
            <text:p>1605000</text:p>
          </table:table-cell>
          <table:table-cell office:value-type="float" office:value="0" calcext:value-type="float">
            <text:p>0</text:p>
          </table:table-cell>
          <table:table-cell table:formula="of:=[.A308]*0.0030321" office:value-type="float" office:value="0.030321" calcext:value-type="float">
            <text:p>0,030321</text:p>
          </table:table-cell>
          <table:table-cell table:formula="of:=([.B308]-[.B307])/1000000" office:value-type="float" office:value="0.005" calcext:value-type="float">
            <text:p>0,005</text:p>
          </table:table-cell>
          <table:table-cell table:formula="of:=[.D308]/[.E30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0000" calcext:value-type="float">
            <text:p>1610000</text:p>
          </table:table-cell>
          <table:table-cell office:value-type="float" office:value="0" calcext:value-type="float">
            <text:p>0</text:p>
          </table:table-cell>
          <table:table-cell table:formula="of:=[.A309]*0.0030321" office:value-type="float" office:value="0.030321" calcext:value-type="float">
            <text:p>0,030321</text:p>
          </table:table-cell>
          <table:table-cell table:formula="of:=([.B309]-[.B308])/1000000" office:value-type="float" office:value="0.005" calcext:value-type="float">
            <text:p>0,005</text:p>
          </table:table-cell>
          <table:table-cell table:formula="of:=[.D309]/[.E30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5000" calcext:value-type="float">
            <text:p>1615000</text:p>
          </table:table-cell>
          <table:table-cell office:value-type="float" office:value="0" calcext:value-type="float">
            <text:p>0</text:p>
          </table:table-cell>
          <table:table-cell table:formula="of:=[.A310]*0.0030321" office:value-type="float" office:value="0.030321" calcext:value-type="float">
            <text:p>0,030321</text:p>
          </table:table-cell>
          <table:table-cell table:formula="of:=([.B310]-[.B309])/1000000" office:value-type="float" office:value="0.005" calcext:value-type="float">
            <text:p>0,005</text:p>
          </table:table-cell>
          <table:table-cell table:formula="of:=[.D310]/[.E31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20000" calcext:value-type="float">
            <text:p>1620000</text:p>
          </table:table-cell>
          <table:table-cell office:value-type="float" office:value="0" calcext:value-type="float">
            <text:p>0</text:p>
          </table:table-cell>
          <table:table-cell table:formula="of:=[.A311]*0.0030321" office:value-type="float" office:value="0.030321" calcext:value-type="float">
            <text:p>0,030321</text:p>
          </table:table-cell>
          <table:table-cell table:formula="of:=([.B311]-[.B310])/1000000" office:value-type="float" office:value="0.005" calcext:value-type="float">
            <text:p>0,005</text:p>
          </table:table-cell>
          <table:table-cell table:formula="of:=[.D311]/[.E31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25000" calcext:value-type="float">
            <text:p>1625000</text:p>
          </table:table-cell>
          <table:table-cell office:value-type="float" office:value="0" calcext:value-type="float">
            <text:p>0</text:p>
          </table:table-cell>
          <table:table-cell table:formula="of:=[.A312]*0.0030321" office:value-type="float" office:value="0.030321" calcext:value-type="float">
            <text:p>0,030321</text:p>
          </table:table-cell>
          <table:table-cell table:formula="of:=([.B312]-[.B311])/1000000" office:value-type="float" office:value="0.005" calcext:value-type="float">
            <text:p>0,005</text:p>
          </table:table-cell>
          <table:table-cell table:formula="of:=[.D312]/[.E31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30000" calcext:value-type="float">
            <text:p>1630000</text:p>
          </table:table-cell>
          <table:table-cell office:value-type="float" office:value="0" calcext:value-type="float">
            <text:p>0</text:p>
          </table:table-cell>
          <table:table-cell table:formula="of:=[.A313]*0.0030321" office:value-type="float" office:value="0.030321" calcext:value-type="float">
            <text:p>0,030321</text:p>
          </table:table-cell>
          <table:table-cell table:formula="of:=([.B313]-[.B312])/1000000" office:value-type="float" office:value="0.005" calcext:value-type="float">
            <text:p>0,005</text:p>
          </table:table-cell>
          <table:table-cell table:formula="of:=[.D313]/[.E31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35000" calcext:value-type="float">
            <text:p>1635000</text:p>
          </table:table-cell>
          <table:table-cell office:value-type="float" office:value="0" calcext:value-type="float">
            <text:p>0</text:p>
          </table:table-cell>
          <table:table-cell table:formula="of:=[.A314]*0.0030321" office:value-type="float" office:value="0.030321" calcext:value-type="float">
            <text:p>0,030321</text:p>
          </table:table-cell>
          <table:table-cell table:formula="of:=([.B314]-[.B313])/1000000" office:value-type="float" office:value="0.005" calcext:value-type="float">
            <text:p>0,005</text:p>
          </table:table-cell>
          <table:table-cell table:formula="of:=[.D314]/[.E31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40000" calcext:value-type="float">
            <text:p>1640000</text:p>
          </table:table-cell>
          <table:table-cell office:value-type="float" office:value="0" calcext:value-type="float">
            <text:p>0</text:p>
          </table:table-cell>
          <table:table-cell table:formula="of:=[.A315]*0.0030321" office:value-type="float" office:value="0.030321" calcext:value-type="float">
            <text:p>0,030321</text:p>
          </table:table-cell>
          <table:table-cell table:formula="of:=([.B315]-[.B314])/1000000" office:value-type="float" office:value="0.005" calcext:value-type="float">
            <text:p>0,005</text:p>
          </table:table-cell>
          <table:table-cell table:formula="of:=[.D315]/[.E31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45000" calcext:value-type="float">
            <text:p>1645000</text:p>
          </table:table-cell>
          <table:table-cell office:value-type="float" office:value="0" calcext:value-type="float">
            <text:p>0</text:p>
          </table:table-cell>
          <table:table-cell table:formula="of:=[.A316]*0.0030321" office:value-type="float" office:value="0.030321" calcext:value-type="float">
            <text:p>0,030321</text:p>
          </table:table-cell>
          <table:table-cell table:formula="of:=([.B316]-[.B315])/1000000" office:value-type="float" office:value="0.005" calcext:value-type="float">
            <text:p>0,005</text:p>
          </table:table-cell>
          <table:table-cell table:formula="of:=[.D316]/[.E31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0" calcext:value-type="float">
            <text:p>0</text:p>
          </table:table-cell>
          <table:table-cell table:formula="of:=[.A317]*0.0030321" office:value-type="float" office:value="0.030321" calcext:value-type="float">
            <text:p>0,030321</text:p>
          </table:table-cell>
          <table:table-cell table:formula="of:=([.B317]-[.B316])/1000000" office:value-type="float" office:value="0.005" calcext:value-type="float">
            <text:p>0,005</text:p>
          </table:table-cell>
          <table:table-cell table:formula="of:=[.D317]/[.E31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55000" calcext:value-type="float">
            <text:p>1655000</text:p>
          </table:table-cell>
          <table:table-cell office:value-type="float" office:value="0" calcext:value-type="float">
            <text:p>0</text:p>
          </table:table-cell>
          <table:table-cell table:formula="of:=[.A318]*0.0030321" office:value-type="float" office:value="0.030321" calcext:value-type="float">
            <text:p>0,030321</text:p>
          </table:table-cell>
          <table:table-cell table:formula="of:=([.B318]-[.B317])/1000000" office:value-type="float" office:value="0.005" calcext:value-type="float">
            <text:p>0,005</text:p>
          </table:table-cell>
          <table:table-cell table:formula="of:=[.D318]/[.E31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60000" calcext:value-type="float">
            <text:p>1660000</text:p>
          </table:table-cell>
          <table:table-cell office:value-type="float" office:value="0" calcext:value-type="float">
            <text:p>0</text:p>
          </table:table-cell>
          <table:table-cell table:formula="of:=[.A319]*0.0030321" office:value-type="float" office:value="0.030321" calcext:value-type="float">
            <text:p>0,030321</text:p>
          </table:table-cell>
          <table:table-cell table:formula="of:=([.B319]-[.B318])/1000000" office:value-type="float" office:value="0.005" calcext:value-type="float">
            <text:p>0,005</text:p>
          </table:table-cell>
          <table:table-cell table:formula="of:=[.D319]/[.E31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65000" calcext:value-type="float">
            <text:p>1665000</text:p>
          </table:table-cell>
          <table:table-cell office:value-type="float" office:value="0" calcext:value-type="float">
            <text:p>0</text:p>
          </table:table-cell>
          <table:table-cell table:formula="of:=[.A320]*0.0030321" office:value-type="float" office:value="0.030321" calcext:value-type="float">
            <text:p>0,030321</text:p>
          </table:table-cell>
          <table:table-cell table:formula="of:=([.B320]-[.B319])/1000000" office:value-type="float" office:value="0.005" calcext:value-type="float">
            <text:p>0,005</text:p>
          </table:table-cell>
          <table:table-cell table:formula="of:=[.D320]/[.E32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70000" calcext:value-type="float">
            <text:p>1670000</text:p>
          </table:table-cell>
          <table:table-cell office:value-type="float" office:value="0" calcext:value-type="float">
            <text:p>0</text:p>
          </table:table-cell>
          <table:table-cell table:formula="of:=[.A321]*0.0030321" office:value-type="float" office:value="0.030321" calcext:value-type="float">
            <text:p>0,030321</text:p>
          </table:table-cell>
          <table:table-cell table:formula="of:=([.B321]-[.B320])/1000000" office:value-type="float" office:value="0.005" calcext:value-type="float">
            <text:p>0,005</text:p>
          </table:table-cell>
          <table:table-cell table:formula="of:=[.D321]/[.E32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75000" calcext:value-type="float">
            <text:p>1675000</text:p>
          </table:table-cell>
          <table:table-cell office:value-type="float" office:value="0" calcext:value-type="float">
            <text:p>0</text:p>
          </table:table-cell>
          <table:table-cell table:formula="of:=[.A322]*0.0030321" office:value-type="float" office:value="0.030321" calcext:value-type="float">
            <text:p>0,030321</text:p>
          </table:table-cell>
          <table:table-cell table:formula="of:=([.B322]-[.B321])/1000000" office:value-type="float" office:value="0.005" calcext:value-type="float">
            <text:p>0,005</text:p>
          </table:table-cell>
          <table:table-cell table:formula="of:=[.D322]/[.E32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80000" calcext:value-type="float">
            <text:p>1680000</text:p>
          </table:table-cell>
          <table:table-cell office:value-type="float" office:value="0" calcext:value-type="float">
            <text:p>0</text:p>
          </table:table-cell>
          <table:table-cell table:formula="of:=[.A323]*0.0030321" office:value-type="float" office:value="0.030321" calcext:value-type="float">
            <text:p>0,030321</text:p>
          </table:table-cell>
          <table:table-cell table:formula="of:=([.B323]-[.B322])/1000000" office:value-type="float" office:value="0.005" calcext:value-type="float">
            <text:p>0,005</text:p>
          </table:table-cell>
          <table:table-cell table:formula="of:=[.D323]/[.E32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85000" calcext:value-type="float">
            <text:p>1685000</text:p>
          </table:table-cell>
          <table:table-cell office:value-type="float" office:value="0" calcext:value-type="float">
            <text:p>0</text:p>
          </table:table-cell>
          <table:table-cell table:formula="of:=[.A324]*0.0030321" office:value-type="float" office:value="0.030321" calcext:value-type="float">
            <text:p>0,030321</text:p>
          </table:table-cell>
          <table:table-cell table:formula="of:=([.B324]-[.B323])/1000000" office:value-type="float" office:value="0.005" calcext:value-type="float">
            <text:p>0,005</text:p>
          </table:table-cell>
          <table:table-cell table:formula="of:=[.D324]/[.E32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90000" calcext:value-type="float">
            <text:p>1690000</text:p>
          </table:table-cell>
          <table:table-cell office:value-type="float" office:value="0" calcext:value-type="float">
            <text:p>0</text:p>
          </table:table-cell>
          <table:table-cell table:formula="of:=[.A325]*0.0030321" office:value-type="float" office:value="0.030321" calcext:value-type="float">
            <text:p>0,030321</text:p>
          </table:table-cell>
          <table:table-cell table:formula="of:=([.B325]-[.B324])/1000000" office:value-type="float" office:value="0.005" calcext:value-type="float">
            <text:p>0,005</text:p>
          </table:table-cell>
          <table:table-cell table:formula="of:=[.D325]/[.E32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95000" calcext:value-type="float">
            <text:p>1695000</text:p>
          </table:table-cell>
          <table:table-cell office:value-type="float" office:value="0" calcext:value-type="float">
            <text:p>0</text:p>
          </table:table-cell>
          <table:table-cell table:formula="of:=[.A326]*0.0030321" office:value-type="float" office:value="0.030321" calcext:value-type="float">
            <text:p>0,030321</text:p>
          </table:table-cell>
          <table:table-cell table:formula="of:=([.B326]-[.B325])/1000000" office:value-type="float" office:value="0.005" calcext:value-type="float">
            <text:p>0,005</text:p>
          </table:table-cell>
          <table:table-cell table:formula="of:=[.D326]/[.E32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0" calcext:value-type="float">
            <text:p>0</text:p>
          </table:table-cell>
          <table:table-cell table:formula="of:=[.A327]*0.0030321" office:value-type="float" office:value="0.030321" calcext:value-type="float">
            <text:p>0,030321</text:p>
          </table:table-cell>
          <table:table-cell table:formula="of:=([.B327]-[.B326])/1000000" office:value-type="float" office:value="0.005" calcext:value-type="float">
            <text:p>0,005</text:p>
          </table:table-cell>
          <table:table-cell table:formula="of:=[.D327]/[.E32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05000" calcext:value-type="float">
            <text:p>1705000</text:p>
          </table:table-cell>
          <table:table-cell office:value-type="float" office:value="0" calcext:value-type="float">
            <text:p>0</text:p>
          </table:table-cell>
          <table:table-cell table:formula="of:=[.A328]*0.0030321" office:value-type="float" office:value="0.030321" calcext:value-type="float">
            <text:p>0,030321</text:p>
          </table:table-cell>
          <table:table-cell table:formula="of:=([.B328]-[.B327])/1000000" office:value-type="float" office:value="0.005" calcext:value-type="float">
            <text:p>0,005</text:p>
          </table:table-cell>
          <table:table-cell table:formula="of:=[.D328]/[.E32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10000" calcext:value-type="float">
            <text:p>1710000</text:p>
          </table:table-cell>
          <table:table-cell office:value-type="float" office:value="0" calcext:value-type="float">
            <text:p>0</text:p>
          </table:table-cell>
          <table:table-cell table:formula="of:=[.A329]*0.0030321" office:value-type="float" office:value="0.030321" calcext:value-type="float">
            <text:p>0,030321</text:p>
          </table:table-cell>
          <table:table-cell table:formula="of:=([.B329]-[.B328])/1000000" office:value-type="float" office:value="0.005" calcext:value-type="float">
            <text:p>0,005</text:p>
          </table:table-cell>
          <table:table-cell table:formula="of:=[.D329]/[.E32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15000" calcext:value-type="float">
            <text:p>1715000</text:p>
          </table:table-cell>
          <table:table-cell office:value-type="float" office:value="0" calcext:value-type="float">
            <text:p>0</text:p>
          </table:table-cell>
          <table:table-cell table:formula="of:=[.A330]*0.0030321" office:value-type="float" office:value="0.030321" calcext:value-type="float">
            <text:p>0,030321</text:p>
          </table:table-cell>
          <table:table-cell table:formula="of:=([.B330]-[.B329])/1000000" office:value-type="float" office:value="0.005" calcext:value-type="float">
            <text:p>0,005</text:p>
          </table:table-cell>
          <table:table-cell table:formula="of:=[.D330]/[.E33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20000" calcext:value-type="float">
            <text:p>1720000</text:p>
          </table:table-cell>
          <table:table-cell office:value-type="float" office:value="0" calcext:value-type="float">
            <text:p>0</text:p>
          </table:table-cell>
          <table:table-cell table:formula="of:=[.A331]*0.0030321" office:value-type="float" office:value="0.030321" calcext:value-type="float">
            <text:p>0,030321</text:p>
          </table:table-cell>
          <table:table-cell table:formula="of:=([.B331]-[.B330])/1000000" office:value-type="float" office:value="0.005" calcext:value-type="float">
            <text:p>0,005</text:p>
          </table:table-cell>
          <table:table-cell table:formula="of:=[.D331]/[.E33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25000" calcext:value-type="float">
            <text:p>1725000</text:p>
          </table:table-cell>
          <table:table-cell office:value-type="float" office:value="0" calcext:value-type="float">
            <text:p>0</text:p>
          </table:table-cell>
          <table:table-cell table:formula="of:=[.A332]*0.0030321" office:value-type="float" office:value="0.030321" calcext:value-type="float">
            <text:p>0,030321</text:p>
          </table:table-cell>
          <table:table-cell table:formula="of:=([.B332]-[.B331])/1000000" office:value-type="float" office:value="0.005" calcext:value-type="float">
            <text:p>0,005</text:p>
          </table:table-cell>
          <table:table-cell table:formula="of:=[.D332]/[.E33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30000" calcext:value-type="float">
            <text:p>1730000</text:p>
          </table:table-cell>
          <table:table-cell office:value-type="float" office:value="0" calcext:value-type="float">
            <text:p>0</text:p>
          </table:table-cell>
          <table:table-cell table:formula="of:=[.A333]*0.0030321" office:value-type="float" office:value="0.030321" calcext:value-type="float">
            <text:p>0,030321</text:p>
          </table:table-cell>
          <table:table-cell table:formula="of:=([.B333]-[.B332])/1000000" office:value-type="float" office:value="0.005" calcext:value-type="float">
            <text:p>0,005</text:p>
          </table:table-cell>
          <table:table-cell table:formula="of:=[.D333]/[.E33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35000" calcext:value-type="float">
            <text:p>1735000</text:p>
          </table:table-cell>
          <table:table-cell office:value-type="float" office:value="0" calcext:value-type="float">
            <text:p>0</text:p>
          </table:table-cell>
          <table:table-cell table:formula="of:=[.A334]*0.0030321" office:value-type="float" office:value="0.030321" calcext:value-type="float">
            <text:p>0,030321</text:p>
          </table:table-cell>
          <table:table-cell table:formula="of:=([.B334]-[.B333])/1000000" office:value-type="float" office:value="0.005" calcext:value-type="float">
            <text:p>0,005</text:p>
          </table:table-cell>
          <table:table-cell table:formula="of:=[.D334]/[.E33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40000" calcext:value-type="float">
            <text:p>1740000</text:p>
          </table:table-cell>
          <table:table-cell office:value-type="float" office:value="0" calcext:value-type="float">
            <text:p>0</text:p>
          </table:table-cell>
          <table:table-cell table:formula="of:=[.A335]*0.0030321" office:value-type="float" office:value="0.030321" calcext:value-type="float">
            <text:p>0,030321</text:p>
          </table:table-cell>
          <table:table-cell table:formula="of:=([.B335]-[.B334])/1000000" office:value-type="float" office:value="0.005" calcext:value-type="float">
            <text:p>0,005</text:p>
          </table:table-cell>
          <table:table-cell table:formula="of:=[.D335]/[.E33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45000" calcext:value-type="float">
            <text:p>1745000</text:p>
          </table:table-cell>
          <table:table-cell office:value-type="float" office:value="0" calcext:value-type="float">
            <text:p>0</text:p>
          </table:table-cell>
          <table:table-cell table:formula="of:=[.A336]*0.0030321" office:value-type="float" office:value="0.030321" calcext:value-type="float">
            <text:p>0,030321</text:p>
          </table:table-cell>
          <table:table-cell table:formula="of:=([.B336]-[.B335])/1000000" office:value-type="float" office:value="0.005" calcext:value-type="float">
            <text:p>0,005</text:p>
          </table:table-cell>
          <table:table-cell table:formula="of:=[.D336]/[.E33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0" calcext:value-type="float">
            <text:p>0</text:p>
          </table:table-cell>
          <table:table-cell table:formula="of:=[.A337]*0.0030321" office:value-type="float" office:value="0.030321" calcext:value-type="float">
            <text:p>0,030321</text:p>
          </table:table-cell>
          <table:table-cell table:formula="of:=([.B337]-[.B336])/1000000" office:value-type="float" office:value="0.005" calcext:value-type="float">
            <text:p>0,005</text:p>
          </table:table-cell>
          <table:table-cell table:formula="of:=[.D337]/[.E33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55000" calcext:value-type="float">
            <text:p>1755000</text:p>
          </table:table-cell>
          <table:table-cell office:value-type="float" office:value="0" calcext:value-type="float">
            <text:p>0</text:p>
          </table:table-cell>
          <table:table-cell table:formula="of:=[.A338]*0.0030321" office:value-type="float" office:value="0.030321" calcext:value-type="float">
            <text:p>0,030321</text:p>
          </table:table-cell>
          <table:table-cell table:formula="of:=([.B338]-[.B337])/1000000" office:value-type="float" office:value="0.005" calcext:value-type="float">
            <text:p>0,005</text:p>
          </table:table-cell>
          <table:table-cell table:formula="of:=[.D338]/[.E33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0" calcext:value-type="float">
            <text:p>0</text:p>
          </table:table-cell>
          <table:table-cell table:formula="of:=[.A339]*0.0030321" office:value-type="float" office:value="0.030321" calcext:value-type="float">
            <text:p>0,030321</text:p>
          </table:table-cell>
          <table:table-cell table:formula="of:=([.B339]-[.B338])/1000000" office:value-type="float" office:value="0.005" calcext:value-type="float">
            <text:p>0,005</text:p>
          </table:table-cell>
          <table:table-cell table:formula="of:=[.D339]/[.E33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65000" calcext:value-type="float">
            <text:p>1765000</text:p>
          </table:table-cell>
          <table:table-cell office:value-type="float" office:value="0" calcext:value-type="float">
            <text:p>0</text:p>
          </table:table-cell>
          <table:table-cell table:formula="of:=[.A340]*0.0030321" office:value-type="float" office:value="0.030321" calcext:value-type="float">
            <text:p>0,030321</text:p>
          </table:table-cell>
          <table:table-cell table:formula="of:=([.B340]-[.B339])/1000000" office:value-type="float" office:value="0.005" calcext:value-type="float">
            <text:p>0,005</text:p>
          </table:table-cell>
          <table:table-cell table:formula="of:=[.D340]/[.E34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70000" calcext:value-type="float">
            <text:p>1770000</text:p>
          </table:table-cell>
          <table:table-cell office:value-type="float" office:value="0" calcext:value-type="float">
            <text:p>0</text:p>
          </table:table-cell>
          <table:table-cell table:formula="of:=[.A341]*0.0030321" office:value-type="float" office:value="0.030321" calcext:value-type="float">
            <text:p>0,030321</text:p>
          </table:table-cell>
          <table:table-cell table:formula="of:=([.B341]-[.B340])/1000000" office:value-type="float" office:value="0.005" calcext:value-type="float">
            <text:p>0,005</text:p>
          </table:table-cell>
          <table:table-cell table:formula="of:=[.D341]/[.E34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75000" calcext:value-type="float">
            <text:p>1775000</text:p>
          </table:table-cell>
          <table:table-cell office:value-type="float" office:value="0" calcext:value-type="float">
            <text:p>0</text:p>
          </table:table-cell>
          <table:table-cell table:formula="of:=[.A342]*0.0030321" office:value-type="float" office:value="0.030321" calcext:value-type="float">
            <text:p>0,030321</text:p>
          </table:table-cell>
          <table:table-cell table:formula="of:=([.B342]-[.B341])/1000000" office:value-type="float" office:value="0.005" calcext:value-type="float">
            <text:p>0,005</text:p>
          </table:table-cell>
          <table:table-cell table:formula="of:=[.D342]/[.E34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80000" calcext:value-type="float">
            <text:p>1780000</text:p>
          </table:table-cell>
          <table:table-cell office:value-type="float" office:value="0" calcext:value-type="float">
            <text:p>0</text:p>
          </table:table-cell>
          <table:table-cell table:formula="of:=[.A343]*0.0030321" office:value-type="float" office:value="0.030321" calcext:value-type="float">
            <text:p>0,030321</text:p>
          </table:table-cell>
          <table:table-cell table:formula="of:=([.B343]-[.B342])/1000000" office:value-type="float" office:value="0.005" calcext:value-type="float">
            <text:p>0,005</text:p>
          </table:table-cell>
          <table:table-cell table:formula="of:=[.D343]/[.E34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85000" calcext:value-type="float">
            <text:p>1785000</text:p>
          </table:table-cell>
          <table:table-cell office:value-type="float" office:value="0" calcext:value-type="float">
            <text:p>0</text:p>
          </table:table-cell>
          <table:table-cell table:formula="of:=[.A344]*0.0030321" office:value-type="float" office:value="0.030321" calcext:value-type="float">
            <text:p>0,030321</text:p>
          </table:table-cell>
          <table:table-cell table:formula="of:=([.B344]-[.B343])/1000000" office:value-type="float" office:value="0.005" calcext:value-type="float">
            <text:p>0,005</text:p>
          </table:table-cell>
          <table:table-cell table:formula="of:=[.D344]/[.E34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90000" calcext:value-type="float">
            <text:p>1790000</text:p>
          </table:table-cell>
          <table:table-cell office:value-type="float" office:value="0" calcext:value-type="float">
            <text:p>0</text:p>
          </table:table-cell>
          <table:table-cell table:formula="of:=[.A345]*0.0030321" office:value-type="float" office:value="0.030321" calcext:value-type="float">
            <text:p>0,030321</text:p>
          </table:table-cell>
          <table:table-cell table:formula="of:=([.B345]-[.B344])/1000000" office:value-type="float" office:value="0.005" calcext:value-type="float">
            <text:p>0,005</text:p>
          </table:table-cell>
          <table:table-cell table:formula="of:=[.D345]/[.E34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95000" calcext:value-type="float">
            <text:p>1795000</text:p>
          </table:table-cell>
          <table:table-cell office:value-type="float" office:value="0" calcext:value-type="float">
            <text:p>0</text:p>
          </table:table-cell>
          <table:table-cell table:formula="of:=[.A346]*0.0030321" office:value-type="float" office:value="0.030321" calcext:value-type="float">
            <text:p>0,030321</text:p>
          </table:table-cell>
          <table:table-cell table:formula="of:=([.B346]-[.B345])/1000000" office:value-type="float" office:value="0.005" calcext:value-type="float">
            <text:p>0,005</text:p>
          </table:table-cell>
          <table:table-cell table:formula="of:=[.D346]/[.E34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" calcext:value-type="float">
            <text:p>0</text:p>
          </table:table-cell>
          <table:table-cell table:formula="of:=[.A347]*0.0030321" office:value-type="float" office:value="0.030321" calcext:value-type="float">
            <text:p>0,030321</text:p>
          </table:table-cell>
          <table:table-cell table:formula="of:=([.B347]-[.B346])/1000000" office:value-type="float" office:value="0.005" calcext:value-type="float">
            <text:p>0,005</text:p>
          </table:table-cell>
          <table:table-cell table:formula="of:=[.D347]/[.E34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5000" calcext:value-type="float">
            <text:p>1805000</text:p>
          </table:table-cell>
          <table:table-cell office:value-type="float" office:value="0" calcext:value-type="float">
            <text:p>0</text:p>
          </table:table-cell>
          <table:table-cell table:formula="of:=[.A348]*0.0030321" office:value-type="float" office:value="0.030321" calcext:value-type="float">
            <text:p>0,030321</text:p>
          </table:table-cell>
          <table:table-cell table:formula="of:=([.B348]-[.B347])/1000000" office:value-type="float" office:value="0.005" calcext:value-type="float">
            <text:p>0,005</text:p>
          </table:table-cell>
          <table:table-cell table:formula="of:=[.D348]/[.E34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10000" calcext:value-type="float">
            <text:p>1810000</text:p>
          </table:table-cell>
          <table:table-cell office:value-type="float" office:value="0" calcext:value-type="float">
            <text:p>0</text:p>
          </table:table-cell>
          <table:table-cell table:formula="of:=[.A349]*0.0030321" office:value-type="float" office:value="0.030321" calcext:value-type="float">
            <text:p>0,030321</text:p>
          </table:table-cell>
          <table:table-cell table:formula="of:=([.B349]-[.B348])/1000000" office:value-type="float" office:value="0.005" calcext:value-type="float">
            <text:p>0,005</text:p>
          </table:table-cell>
          <table:table-cell table:formula="of:=[.D349]/[.E34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15000" calcext:value-type="float">
            <text:p>1815000</text:p>
          </table:table-cell>
          <table:table-cell office:value-type="float" office:value="0" calcext:value-type="float">
            <text:p>0</text:p>
          </table:table-cell>
          <table:table-cell table:formula="of:=[.A350]*0.0030321" office:value-type="float" office:value="0.030321" calcext:value-type="float">
            <text:p>0,030321</text:p>
          </table:table-cell>
          <table:table-cell table:formula="of:=([.B350]-[.B349])/1000000" office:value-type="float" office:value="0.005" calcext:value-type="float">
            <text:p>0,005</text:p>
          </table:table-cell>
          <table:table-cell table:formula="of:=[.D350]/[.E35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20000" calcext:value-type="float">
            <text:p>1820000</text:p>
          </table:table-cell>
          <table:table-cell office:value-type="float" office:value="0" calcext:value-type="float">
            <text:p>0</text:p>
          </table:table-cell>
          <table:table-cell table:formula="of:=[.A351]*0.0030321" office:value-type="float" office:value="0.030321" calcext:value-type="float">
            <text:p>0,030321</text:p>
          </table:table-cell>
          <table:table-cell table:formula="of:=([.B351]-[.B350])/1000000" office:value-type="float" office:value="0.005" calcext:value-type="float">
            <text:p>0,005</text:p>
          </table:table-cell>
          <table:table-cell table:formula="of:=[.D351]/[.E35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25000" calcext:value-type="float">
            <text:p>1825000</text:p>
          </table:table-cell>
          <table:table-cell office:value-type="float" office:value="0" calcext:value-type="float">
            <text:p>0</text:p>
          </table:table-cell>
          <table:table-cell table:formula="of:=[.A352]*0.0030321" office:value-type="float" office:value="0.030321" calcext:value-type="float">
            <text:p>0,030321</text:p>
          </table:table-cell>
          <table:table-cell table:formula="of:=([.B352]-[.B351])/1000000" office:value-type="float" office:value="0.005" calcext:value-type="float">
            <text:p>0,005</text:p>
          </table:table-cell>
          <table:table-cell table:formula="of:=[.D352]/[.E35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30000" calcext:value-type="float">
            <text:p>1830000</text:p>
          </table:table-cell>
          <table:table-cell office:value-type="float" office:value="0" calcext:value-type="float">
            <text:p>0</text:p>
          </table:table-cell>
          <table:table-cell table:formula="of:=[.A353]*0.0030321" office:value-type="float" office:value="0.030321" calcext:value-type="float">
            <text:p>0,030321</text:p>
          </table:table-cell>
          <table:table-cell table:formula="of:=([.B353]-[.B352])/1000000" office:value-type="float" office:value="0.005" calcext:value-type="float">
            <text:p>0,005</text:p>
          </table:table-cell>
          <table:table-cell table:formula="of:=[.D353]/[.E35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35000" calcext:value-type="float">
            <text:p>1835000</text:p>
          </table:table-cell>
          <table:table-cell office:value-type="float" office:value="0" calcext:value-type="float">
            <text:p>0</text:p>
          </table:table-cell>
          <table:table-cell table:formula="of:=[.A354]*0.0030321" office:value-type="float" office:value="0.030321" calcext:value-type="float">
            <text:p>0,030321</text:p>
          </table:table-cell>
          <table:table-cell table:formula="of:=([.B354]-[.B353])/1000000" office:value-type="float" office:value="0.005" calcext:value-type="float">
            <text:p>0,005</text:p>
          </table:table-cell>
          <table:table-cell table:formula="of:=[.D354]/[.E35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40000" calcext:value-type="float">
            <text:p>1840000</text:p>
          </table:table-cell>
          <table:table-cell office:value-type="float" office:value="0" calcext:value-type="float">
            <text:p>0</text:p>
          </table:table-cell>
          <table:table-cell table:formula="of:=[.A355]*0.0030321" office:value-type="float" office:value="0.030321" calcext:value-type="float">
            <text:p>0,030321</text:p>
          </table:table-cell>
          <table:table-cell table:formula="of:=([.B355]-[.B354])/1000000" office:value-type="float" office:value="0.005" calcext:value-type="float">
            <text:p>0,005</text:p>
          </table:table-cell>
          <table:table-cell table:formula="of:=[.D355]/[.E35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45000" calcext:value-type="float">
            <text:p>1845000</text:p>
          </table:table-cell>
          <table:table-cell office:value-type="float" office:value="0" calcext:value-type="float">
            <text:p>0</text:p>
          </table:table-cell>
          <table:table-cell table:formula="of:=[.A356]*0.0030321" office:value-type="float" office:value="0.030321" calcext:value-type="float">
            <text:p>0,030321</text:p>
          </table:table-cell>
          <table:table-cell table:formula="of:=([.B356]-[.B355])/1000000" office:value-type="float" office:value="0.005" calcext:value-type="float">
            <text:p>0,005</text:p>
          </table:table-cell>
          <table:table-cell table:formula="of:=[.D356]/[.E35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0" calcext:value-type="float">
            <text:p>0</text:p>
          </table:table-cell>
          <table:table-cell table:formula="of:=[.A357]*0.0030321" office:value-type="float" office:value="0.030321" calcext:value-type="float">
            <text:p>0,030321</text:p>
          </table:table-cell>
          <table:table-cell table:formula="of:=([.B357]-[.B356])/1000000" office:value-type="float" office:value="0.005" calcext:value-type="float">
            <text:p>0,005</text:p>
          </table:table-cell>
          <table:table-cell table:formula="of:=[.D357]/[.E35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5000" calcext:value-type="float">
            <text:p>1855000</text:p>
          </table:table-cell>
          <table:table-cell office:value-type="float" office:value="0" calcext:value-type="float">
            <text:p>0</text:p>
          </table:table-cell>
          <table:table-cell table:formula="of:=[.A358]*0.0030321" office:value-type="float" office:value="0.030321" calcext:value-type="float">
            <text:p>0,030321</text:p>
          </table:table-cell>
          <table:table-cell table:formula="of:=([.B358]-[.B357])/1000000" office:value-type="float" office:value="0.005" calcext:value-type="float">
            <text:p>0,005</text:p>
          </table:table-cell>
          <table:table-cell table:formula="of:=[.D358]/[.E35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60000" calcext:value-type="float">
            <text:p>1860000</text:p>
          </table:table-cell>
          <table:table-cell office:value-type="float" office:value="0" calcext:value-type="float">
            <text:p>0</text:p>
          </table:table-cell>
          <table:table-cell table:formula="of:=[.A359]*0.0030321" office:value-type="float" office:value="0.030321" calcext:value-type="float">
            <text:p>0,030321</text:p>
          </table:table-cell>
          <table:table-cell table:formula="of:=([.B359]-[.B358])/1000000" office:value-type="float" office:value="0.005" calcext:value-type="float">
            <text:p>0,005</text:p>
          </table:table-cell>
          <table:table-cell table:formula="of:=[.D359]/[.E35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65000" calcext:value-type="float">
            <text:p>1865000</text:p>
          </table:table-cell>
          <table:table-cell office:value-type="float" office:value="0" calcext:value-type="float">
            <text:p>0</text:p>
          </table:table-cell>
          <table:table-cell table:formula="of:=[.A360]*0.0030321" office:value-type="float" office:value="0.030321" calcext:value-type="float">
            <text:p>0,030321</text:p>
          </table:table-cell>
          <table:table-cell table:formula="of:=([.B360]-[.B359])/1000000" office:value-type="float" office:value="0.005" calcext:value-type="float">
            <text:p>0,005</text:p>
          </table:table-cell>
          <table:table-cell table:formula="of:=[.D360]/[.E36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0000" calcext:value-type="float">
            <text:p>1870000</text:p>
          </table:table-cell>
          <table:table-cell office:value-type="float" office:value="0" calcext:value-type="float">
            <text:p>0</text:p>
          </table:table-cell>
          <table:table-cell table:formula="of:=[.A361]*0.0030321" office:value-type="float" office:value="0.030321" calcext:value-type="float">
            <text:p>0,030321</text:p>
          </table:table-cell>
          <table:table-cell table:formula="of:=([.B361]-[.B360])/1000000" office:value-type="float" office:value="0.005" calcext:value-type="float">
            <text:p>0,005</text:p>
          </table:table-cell>
          <table:table-cell table:formula="of:=[.D361]/[.E36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5000" calcext:value-type="float">
            <text:p>1875000</text:p>
          </table:table-cell>
          <table:table-cell office:value-type="float" office:value="0" calcext:value-type="float">
            <text:p>0</text:p>
          </table:table-cell>
          <table:table-cell table:formula="of:=[.A362]*0.0030321" office:value-type="float" office:value="0.030321" calcext:value-type="float">
            <text:p>0,030321</text:p>
          </table:table-cell>
          <table:table-cell table:formula="of:=([.B362]-[.B361])/1000000" office:value-type="float" office:value="0.005" calcext:value-type="float">
            <text:p>0,005</text:p>
          </table:table-cell>
          <table:table-cell table:formula="of:=[.D362]/[.E36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0000" calcext:value-type="float">
            <text:p>1880000</text:p>
          </table:table-cell>
          <table:table-cell office:value-type="float" office:value="0" calcext:value-type="float">
            <text:p>0</text:p>
          </table:table-cell>
          <table:table-cell table:formula="of:=[.A363]*0.0030321" office:value-type="float" office:value="0.030321" calcext:value-type="float">
            <text:p>0,030321</text:p>
          </table:table-cell>
          <table:table-cell table:formula="of:=([.B363]-[.B362])/1000000" office:value-type="float" office:value="0.005" calcext:value-type="float">
            <text:p>0,005</text:p>
          </table:table-cell>
          <table:table-cell table:formula="of:=[.D363]/[.E36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5000" calcext:value-type="float">
            <text:p>1885000</text:p>
          </table:table-cell>
          <table:table-cell office:value-type="float" office:value="0" calcext:value-type="float">
            <text:p>0</text:p>
          </table:table-cell>
          <table:table-cell table:formula="of:=[.A364]*0.0030321" office:value-type="float" office:value="0.030321" calcext:value-type="float">
            <text:p>0,030321</text:p>
          </table:table-cell>
          <table:table-cell table:formula="of:=([.B364]-[.B363])/1000000" office:value-type="float" office:value="0.005" calcext:value-type="float">
            <text:p>0,005</text:p>
          </table:table-cell>
          <table:table-cell table:formula="of:=[.D364]/[.E36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90000" calcext:value-type="float">
            <text:p>1890000</text:p>
          </table:table-cell>
          <table:table-cell office:value-type="float" office:value="0" calcext:value-type="float">
            <text:p>0</text:p>
          </table:table-cell>
          <table:table-cell table:formula="of:=[.A365]*0.0030321" office:value-type="float" office:value="0.030321" calcext:value-type="float">
            <text:p>0,030321</text:p>
          </table:table-cell>
          <table:table-cell table:formula="of:=([.B365]-[.B364])/1000000" office:value-type="float" office:value="0.005" calcext:value-type="float">
            <text:p>0,005</text:p>
          </table:table-cell>
          <table:table-cell table:formula="of:=[.D365]/[.E36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95000" calcext:value-type="float">
            <text:p>1895000</text:p>
          </table:table-cell>
          <table:table-cell office:value-type="float" office:value="0" calcext:value-type="float">
            <text:p>0</text:p>
          </table:table-cell>
          <table:table-cell table:formula="of:=[.A366]*0.0030321" office:value-type="float" office:value="0.030321" calcext:value-type="float">
            <text:p>0,030321</text:p>
          </table:table-cell>
          <table:table-cell table:formula="of:=([.B366]-[.B365])/1000000" office:value-type="float" office:value="0.005" calcext:value-type="float">
            <text:p>0,005</text:p>
          </table:table-cell>
          <table:table-cell table:formula="of:=[.D366]/[.E36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0" calcext:value-type="float">
            <text:p>0</text:p>
          </table:table-cell>
          <table:table-cell table:formula="of:=[.A367]*0.0030321" office:value-type="float" office:value="0.030321" calcext:value-type="float">
            <text:p>0,030321</text:p>
          </table:table-cell>
          <table:table-cell table:formula="of:=([.B367]-[.B366])/1000000" office:value-type="float" office:value="0.005" calcext:value-type="float">
            <text:p>0,005</text:p>
          </table:table-cell>
          <table:table-cell table:formula="of:=[.D367]/[.E36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05000" calcext:value-type="float">
            <text:p>1905000</text:p>
          </table:table-cell>
          <table:table-cell office:value-type="float" office:value="0" calcext:value-type="float">
            <text:p>0</text:p>
          </table:table-cell>
          <table:table-cell table:formula="of:=[.A368]*0.0030321" office:value-type="float" office:value="0.030321" calcext:value-type="float">
            <text:p>0,030321</text:p>
          </table:table-cell>
          <table:table-cell table:formula="of:=([.B368]-[.B367])/1000000" office:value-type="float" office:value="0.005" calcext:value-type="float">
            <text:p>0,005</text:p>
          </table:table-cell>
          <table:table-cell table:formula="of:=[.D368]/[.E36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10000" calcext:value-type="float">
            <text:p>1910000</text:p>
          </table:table-cell>
          <table:table-cell office:value-type="float" office:value="0" calcext:value-type="float">
            <text:p>0</text:p>
          </table:table-cell>
          <table:table-cell table:formula="of:=[.A369]*0.0030321" office:value-type="float" office:value="0.030321" calcext:value-type="float">
            <text:p>0,030321</text:p>
          </table:table-cell>
          <table:table-cell table:formula="of:=([.B369]-[.B368])/1000000" office:value-type="float" office:value="0.005" calcext:value-type="float">
            <text:p>0,005</text:p>
          </table:table-cell>
          <table:table-cell table:formula="of:=[.D369]/[.E36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15000" calcext:value-type="float">
            <text:p>1915000</text:p>
          </table:table-cell>
          <table:table-cell office:value-type="float" office:value="0" calcext:value-type="float">
            <text:p>0</text:p>
          </table:table-cell>
          <table:table-cell table:formula="of:=[.A370]*0.0030321" office:value-type="float" office:value="0.030321" calcext:value-type="float">
            <text:p>0,030321</text:p>
          </table:table-cell>
          <table:table-cell table:formula="of:=([.B370]-[.B369])/1000000" office:value-type="float" office:value="0.005" calcext:value-type="float">
            <text:p>0,005</text:p>
          </table:table-cell>
          <table:table-cell table:formula="of:=[.D370]/[.E37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0" calcext:value-type="float">
            <text:p>0</text:p>
          </table:table-cell>
          <table:table-cell table:formula="of:=[.A371]*0.0030321" office:value-type="float" office:value="0.030321" calcext:value-type="float">
            <text:p>0,030321</text:p>
          </table:table-cell>
          <table:table-cell table:formula="of:=([.B371]-[.B370])/1000000" office:value-type="float" office:value="0.005" calcext:value-type="float">
            <text:p>0,005</text:p>
          </table:table-cell>
          <table:table-cell table:formula="of:=[.D371]/[.E37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25000" calcext:value-type="float">
            <text:p>1925000</text:p>
          </table:table-cell>
          <table:table-cell office:value-type="float" office:value="0" calcext:value-type="float">
            <text:p>0</text:p>
          </table:table-cell>
          <table:table-cell table:formula="of:=[.A372]*0.0030321" office:value-type="float" office:value="0.030321" calcext:value-type="float">
            <text:p>0,030321</text:p>
          </table:table-cell>
          <table:table-cell table:formula="of:=([.B372]-[.B371])/1000000" office:value-type="float" office:value="0.005" calcext:value-type="float">
            <text:p>0,005</text:p>
          </table:table-cell>
          <table:table-cell table:formula="of:=[.D372]/[.E37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30000" calcext:value-type="float">
            <text:p>1930000</text:p>
          </table:table-cell>
          <table:table-cell office:value-type="float" office:value="0" calcext:value-type="float">
            <text:p>0</text:p>
          </table:table-cell>
          <table:table-cell table:formula="of:=[.A373]*0.0030321" office:value-type="float" office:value="0.030321" calcext:value-type="float">
            <text:p>0,030321</text:p>
          </table:table-cell>
          <table:table-cell table:formula="of:=([.B373]-[.B372])/1000000" office:value-type="float" office:value="0.005" calcext:value-type="float">
            <text:p>0,005</text:p>
          </table:table-cell>
          <table:table-cell table:formula="of:=[.D373]/[.E37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35000" calcext:value-type="float">
            <text:p>1935000</text:p>
          </table:table-cell>
          <table:table-cell office:value-type="float" office:value="0" calcext:value-type="float">
            <text:p>0</text:p>
          </table:table-cell>
          <table:table-cell table:formula="of:=[.A374]*0.0030321" office:value-type="float" office:value="0.030321" calcext:value-type="float">
            <text:p>0,030321</text:p>
          </table:table-cell>
          <table:table-cell table:formula="of:=([.B374]-[.B373])/1000000" office:value-type="float" office:value="0.005" calcext:value-type="float">
            <text:p>0,005</text:p>
          </table:table-cell>
          <table:table-cell table:formula="of:=[.D374]/[.E37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40000" calcext:value-type="float">
            <text:p>1940000</text:p>
          </table:table-cell>
          <table:table-cell office:value-type="float" office:value="0" calcext:value-type="float">
            <text:p>0</text:p>
          </table:table-cell>
          <table:table-cell table:formula="of:=[.A375]*0.0030321" office:value-type="float" office:value="0.030321" calcext:value-type="float">
            <text:p>0,030321</text:p>
          </table:table-cell>
          <table:table-cell table:formula="of:=([.B375]-[.B374])/1000000" office:value-type="float" office:value="0.005" calcext:value-type="float">
            <text:p>0,005</text:p>
          </table:table-cell>
          <table:table-cell table:formula="of:=[.D375]/[.E37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45000" calcext:value-type="float">
            <text:p>1945000</text:p>
          </table:table-cell>
          <table:table-cell office:value-type="float" office:value="0" calcext:value-type="float">
            <text:p>0</text:p>
          </table:table-cell>
          <table:table-cell table:formula="of:=[.A376]*0.0030321" office:value-type="float" office:value="0.030321" calcext:value-type="float">
            <text:p>0,030321</text:p>
          </table:table-cell>
          <table:table-cell table:formula="of:=([.B376]-[.B375])/1000000" office:value-type="float" office:value="0.005" calcext:value-type="float">
            <text:p>0,005</text:p>
          </table:table-cell>
          <table:table-cell table:formula="of:=[.D376]/[.E37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0" calcext:value-type="float">
            <text:p>0</text:p>
          </table:table-cell>
          <table:table-cell table:formula="of:=[.A377]*0.0030321" office:value-type="float" office:value="0.030321" calcext:value-type="float">
            <text:p>0,030321</text:p>
          </table:table-cell>
          <table:table-cell table:formula="of:=([.B377]-[.B376])/1000000" office:value-type="float" office:value="0.005" calcext:value-type="float">
            <text:p>0,005</text:p>
          </table:table-cell>
          <table:table-cell table:formula="of:=[.D377]/[.E37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55000" calcext:value-type="float">
            <text:p>1955000</text:p>
          </table:table-cell>
          <table:table-cell office:value-type="float" office:value="0" calcext:value-type="float">
            <text:p>0</text:p>
          </table:table-cell>
          <table:table-cell table:formula="of:=[.A378]*0.0030321" office:value-type="float" office:value="0.030321" calcext:value-type="float">
            <text:p>0,030321</text:p>
          </table:table-cell>
          <table:table-cell table:formula="of:=([.B378]-[.B377])/1000000" office:value-type="float" office:value="0.005" calcext:value-type="float">
            <text:p>0,005</text:p>
          </table:table-cell>
          <table:table-cell table:formula="of:=[.D378]/[.E37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0000" calcext:value-type="float">
            <text:p>1960000</text:p>
          </table:table-cell>
          <table:table-cell office:value-type="float" office:value="0" calcext:value-type="float">
            <text:p>0</text:p>
          </table:table-cell>
          <table:table-cell table:formula="of:=[.A379]*0.0030321" office:value-type="float" office:value="0.030321" calcext:value-type="float">
            <text:p>0,030321</text:p>
          </table:table-cell>
          <table:table-cell table:formula="of:=([.B379]-[.B378])/1000000" office:value-type="float" office:value="0.005" calcext:value-type="float">
            <text:p>0,005</text:p>
          </table:table-cell>
          <table:table-cell table:formula="of:=[.D379]/[.E37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5000" calcext:value-type="float">
            <text:p>1965000</text:p>
          </table:table-cell>
          <table:table-cell office:value-type="float" office:value="0" calcext:value-type="float">
            <text:p>0</text:p>
          </table:table-cell>
          <table:table-cell table:formula="of:=[.A380]*0.0030321" office:value-type="float" office:value="0.030321" calcext:value-type="float">
            <text:p>0,030321</text:p>
          </table:table-cell>
          <table:table-cell table:formula="of:=([.B380]-[.B379])/1000000" office:value-type="float" office:value="0.005" calcext:value-type="float">
            <text:p>0,005</text:p>
          </table:table-cell>
          <table:table-cell table:formula="of:=[.D380]/[.E38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70000" calcext:value-type="float">
            <text:p>1970000</text:p>
          </table:table-cell>
          <table:table-cell office:value-type="float" office:value="0" calcext:value-type="float">
            <text:p>0</text:p>
          </table:table-cell>
          <table:table-cell table:formula="of:=[.A381]*0.0030321" office:value-type="float" office:value="0.030321" calcext:value-type="float">
            <text:p>0,030321</text:p>
          </table:table-cell>
          <table:table-cell table:formula="of:=([.B381]-[.B380])/1000000" office:value-type="float" office:value="0.005" calcext:value-type="float">
            <text:p>0,005</text:p>
          </table:table-cell>
          <table:table-cell table:formula="of:=[.D381]/[.E38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75000" calcext:value-type="float">
            <text:p>1975000</text:p>
          </table:table-cell>
          <table:table-cell office:value-type="float" office:value="0" calcext:value-type="float">
            <text:p>0</text:p>
          </table:table-cell>
          <table:table-cell table:formula="of:=[.A382]*0.0030321" office:value-type="float" office:value="0.030321" calcext:value-type="float">
            <text:p>0,030321</text:p>
          </table:table-cell>
          <table:table-cell table:formula="of:=([.B382]-[.B381])/1000000" office:value-type="float" office:value="0.005" calcext:value-type="float">
            <text:p>0,005</text:p>
          </table:table-cell>
          <table:table-cell table:formula="of:=[.D382]/[.E38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80000" calcext:value-type="float">
            <text:p>1980000</text:p>
          </table:table-cell>
          <table:table-cell office:value-type="float" office:value="0" calcext:value-type="float">
            <text:p>0</text:p>
          </table:table-cell>
          <table:table-cell table:formula="of:=[.A383]*0.0030321" office:value-type="float" office:value="0.030321" calcext:value-type="float">
            <text:p>0,030321</text:p>
          </table:table-cell>
          <table:table-cell table:formula="of:=([.B383]-[.B382])/1000000" office:value-type="float" office:value="0.005" calcext:value-type="float">
            <text:p>0,005</text:p>
          </table:table-cell>
          <table:table-cell table:formula="of:=[.D383]/[.E38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85000" calcext:value-type="float">
            <text:p>1985000</text:p>
          </table:table-cell>
          <table:table-cell office:value-type="float" office:value="0" calcext:value-type="float">
            <text:p>0</text:p>
          </table:table-cell>
          <table:table-cell table:formula="of:=[.A384]*0.0030321" office:value-type="float" office:value="0.030321" calcext:value-type="float">
            <text:p>0,030321</text:p>
          </table:table-cell>
          <table:table-cell table:formula="of:=([.B384]-[.B383])/1000000" office:value-type="float" office:value="0.005" calcext:value-type="float">
            <text:p>0,005</text:p>
          </table:table-cell>
          <table:table-cell table:formula="of:=[.D384]/[.E38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0000" calcext:value-type="float">
            <text:p>1990000</text:p>
          </table:table-cell>
          <table:table-cell office:value-type="float" office:value="0" calcext:value-type="float">
            <text:p>0</text:p>
          </table:table-cell>
          <table:table-cell table:formula="of:=[.A385]*0.0030321" office:value-type="float" office:value="0.030321" calcext:value-type="float">
            <text:p>0,030321</text:p>
          </table:table-cell>
          <table:table-cell table:formula="of:=([.B385]-[.B384])/1000000" office:value-type="float" office:value="0.005" calcext:value-type="float">
            <text:p>0,005</text:p>
          </table:table-cell>
          <table:table-cell table:formula="of:=[.D385]/[.E38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95000" calcext:value-type="float">
            <text:p>1995000</text:p>
          </table:table-cell>
          <table:table-cell office:value-type="float" office:value="0" calcext:value-type="float">
            <text:p>0</text:p>
          </table:table-cell>
          <table:table-cell table:formula="of:=[.A386]*0.0030321" office:value-type="float" office:value="0.030321" calcext:value-type="float">
            <text:p>0,030321</text:p>
          </table:table-cell>
          <table:table-cell table:formula="of:=([.B386]-[.B385])/1000000" office:value-type="float" office:value="0.005" calcext:value-type="float">
            <text:p>0,005</text:p>
          </table:table-cell>
          <table:table-cell table:formula="of:=[.D386]/[.E38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formula="of:=[.A387]*0.0030321" office:value-type="float" office:value="0.030321" calcext:value-type="float">
            <text:p>0,030321</text:p>
          </table:table-cell>
          <table:table-cell table:formula="of:=([.B387]-[.B386])/1000000" office:value-type="float" office:value="0.005" calcext:value-type="float">
            <text:p>0,005</text:p>
          </table:table-cell>
          <table:table-cell table:formula="of:=[.D387]/[.E38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5000" calcext:value-type="float">
            <text:p>2005000</text:p>
          </table:table-cell>
          <table:table-cell office:value-type="float" office:value="0" calcext:value-type="float">
            <text:p>0</text:p>
          </table:table-cell>
          <table:table-cell table:formula="of:=[.A388]*0.0030321" office:value-type="float" office:value="0.030321" calcext:value-type="float">
            <text:p>0,030321</text:p>
          </table:table-cell>
          <table:table-cell table:formula="of:=([.B388]-[.B387])/1000000" office:value-type="float" office:value="0.005" calcext:value-type="float">
            <text:p>0,005</text:p>
          </table:table-cell>
          <table:table-cell table:formula="of:=[.D388]/[.E38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0000" calcext:value-type="float">
            <text:p>2010000</text:p>
          </table:table-cell>
          <table:table-cell office:value-type="float" office:value="0" calcext:value-type="float">
            <text:p>0</text:p>
          </table:table-cell>
          <table:table-cell table:formula="of:=[.A389]*0.0030321" office:value-type="float" office:value="0.030321" calcext:value-type="float">
            <text:p>0,030321</text:p>
          </table:table-cell>
          <table:table-cell table:formula="of:=([.B389]-[.B388])/1000000" office:value-type="float" office:value="0.005" calcext:value-type="float">
            <text:p>0,005</text:p>
          </table:table-cell>
          <table:table-cell table:formula="of:=[.D389]/[.E38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5000" calcext:value-type="float">
            <text:p>2015000</text:p>
          </table:table-cell>
          <table:table-cell office:value-type="float" office:value="0" calcext:value-type="float">
            <text:p>0</text:p>
          </table:table-cell>
          <table:table-cell table:formula="of:=[.A390]*0.0030321" office:value-type="float" office:value="0.030321" calcext:value-type="float">
            <text:p>0,030321</text:p>
          </table:table-cell>
          <table:table-cell table:formula="of:=([.B390]-[.B389])/1000000" office:value-type="float" office:value="0.005" calcext:value-type="float">
            <text:p>0,005</text:p>
          </table:table-cell>
          <table:table-cell table:formula="of:=[.D390]/[.E39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0" calcext:value-type="float">
            <text:p>0</text:p>
          </table:table-cell>
          <table:table-cell table:formula="of:=[.A391]*0.0030321" office:value-type="float" office:value="0.030321" calcext:value-type="float">
            <text:p>0,030321</text:p>
          </table:table-cell>
          <table:table-cell table:formula="of:=([.B391]-[.B390])/1000000" office:value-type="float" office:value="0.005" calcext:value-type="float">
            <text:p>0,005</text:p>
          </table:table-cell>
          <table:table-cell table:formula="of:=[.D391]/[.E39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5000" calcext:value-type="float">
            <text:p>2025000</text:p>
          </table:table-cell>
          <table:table-cell office:value-type="float" office:value="0" calcext:value-type="float">
            <text:p>0</text:p>
          </table:table-cell>
          <table:table-cell table:formula="of:=[.A392]*0.0030321" office:value-type="float" office:value="0.030321" calcext:value-type="float">
            <text:p>0,030321</text:p>
          </table:table-cell>
          <table:table-cell table:formula="of:=([.B392]-[.B391])/1000000" office:value-type="float" office:value="0.005" calcext:value-type="float">
            <text:p>0,005</text:p>
          </table:table-cell>
          <table:table-cell table:formula="of:=[.D392]/[.E39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30000" calcext:value-type="float">
            <text:p>2030000</text:p>
          </table:table-cell>
          <table:table-cell office:value-type="float" office:value="0" calcext:value-type="float">
            <text:p>0</text:p>
          </table:table-cell>
          <table:table-cell table:formula="of:=[.A393]*0.0030321" office:value-type="float" office:value="0.030321" calcext:value-type="float">
            <text:p>0,030321</text:p>
          </table:table-cell>
          <table:table-cell table:formula="of:=([.B393]-[.B392])/1000000" office:value-type="float" office:value="0.005" calcext:value-type="float">
            <text:p>0,005</text:p>
          </table:table-cell>
          <table:table-cell table:formula="of:=[.D393]/[.E39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35000" calcext:value-type="float">
            <text:p>2035000</text:p>
          </table:table-cell>
          <table:table-cell office:value-type="float" office:value="0" calcext:value-type="float">
            <text:p>0</text:p>
          </table:table-cell>
          <table:table-cell table:formula="of:=[.A394]*0.0030321" office:value-type="float" office:value="0.030321" calcext:value-type="float">
            <text:p>0,030321</text:p>
          </table:table-cell>
          <table:table-cell table:formula="of:=([.B394]-[.B393])/1000000" office:value-type="float" office:value="0.005" calcext:value-type="float">
            <text:p>0,005</text:p>
          </table:table-cell>
          <table:table-cell table:formula="of:=[.D394]/[.E39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40000" calcext:value-type="float">
            <text:p>2040000</text:p>
          </table:table-cell>
          <table:table-cell office:value-type="float" office:value="0" calcext:value-type="float">
            <text:p>0</text:p>
          </table:table-cell>
          <table:table-cell table:formula="of:=[.A395]*0.0030321" office:value-type="float" office:value="0.030321" calcext:value-type="float">
            <text:p>0,030321</text:p>
          </table:table-cell>
          <table:table-cell table:formula="of:=([.B395]-[.B394])/1000000" office:value-type="float" office:value="0.005" calcext:value-type="float">
            <text:p>0,005</text:p>
          </table:table-cell>
          <table:table-cell table:formula="of:=[.D395]/[.E39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45000" calcext:value-type="float">
            <text:p>2045000</text:p>
          </table:table-cell>
          <table:table-cell office:value-type="float" office:value="0" calcext:value-type="float">
            <text:p>0</text:p>
          </table:table-cell>
          <table:table-cell table:formula="of:=[.A396]*0.0030321" office:value-type="float" office:value="0.030321" calcext:value-type="float">
            <text:p>0,030321</text:p>
          </table:table-cell>
          <table:table-cell table:formula="of:=([.B396]-[.B395])/1000000" office:value-type="float" office:value="0.005" calcext:value-type="float">
            <text:p>0,005</text:p>
          </table:table-cell>
          <table:table-cell table:formula="of:=[.D396]/[.E39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50000" calcext:value-type="float">
            <text:p>2050000</text:p>
          </table:table-cell>
          <table:table-cell office:value-type="float" office:value="0" calcext:value-type="float">
            <text:p>0</text:p>
          </table:table-cell>
          <table:table-cell table:formula="of:=[.A397]*0.0030321" office:value-type="float" office:value="0.030321" calcext:value-type="float">
            <text:p>0,030321</text:p>
          </table:table-cell>
          <table:table-cell table:formula="of:=([.B397]-[.B396])/1000000" office:value-type="float" office:value="0.005" calcext:value-type="float">
            <text:p>0,005</text:p>
          </table:table-cell>
          <table:table-cell table:formula="of:=[.D397]/[.E39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55000" calcext:value-type="float">
            <text:p>2055000</text:p>
          </table:table-cell>
          <table:table-cell office:value-type="float" office:value="0" calcext:value-type="float">
            <text:p>0</text:p>
          </table:table-cell>
          <table:table-cell table:formula="of:=[.A398]*0.0030321" office:value-type="float" office:value="0.030321" calcext:value-type="float">
            <text:p>0,030321</text:p>
          </table:table-cell>
          <table:table-cell table:formula="of:=([.B398]-[.B397])/1000000" office:value-type="float" office:value="0.005" calcext:value-type="float">
            <text:p>0,005</text:p>
          </table:table-cell>
          <table:table-cell table:formula="of:=[.D398]/[.E39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60000" calcext:value-type="float">
            <text:p>2060000</text:p>
          </table:table-cell>
          <table:table-cell office:value-type="float" office:value="0" calcext:value-type="float">
            <text:p>0</text:p>
          </table:table-cell>
          <table:table-cell table:formula="of:=[.A399]*0.0030321" office:value-type="float" office:value="0.030321" calcext:value-type="float">
            <text:p>0,030321</text:p>
          </table:table-cell>
          <table:table-cell table:formula="of:=([.B399]-[.B398])/1000000" office:value-type="float" office:value="0.005" calcext:value-type="float">
            <text:p>0,005</text:p>
          </table:table-cell>
          <table:table-cell table:formula="of:=[.D399]/[.E39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65000" calcext:value-type="float">
            <text:p>2065000</text:p>
          </table:table-cell>
          <table:table-cell office:value-type="float" office:value="0" calcext:value-type="float">
            <text:p>0</text:p>
          </table:table-cell>
          <table:table-cell table:formula="of:=[.A400]*0.0030321" office:value-type="float" office:value="0.030321" calcext:value-type="float">
            <text:p>0,030321</text:p>
          </table:table-cell>
          <table:table-cell table:formula="of:=([.B400]-[.B399])/1000000" office:value-type="float" office:value="0.005" calcext:value-type="float">
            <text:p>0,005</text:p>
          </table:table-cell>
          <table:table-cell table:formula="of:=[.D400]/[.E40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70000" calcext:value-type="float">
            <text:p>2070000</text:p>
          </table:table-cell>
          <table:table-cell office:value-type="float" office:value="0" calcext:value-type="float">
            <text:p>0</text:p>
          </table:table-cell>
          <table:table-cell table:formula="of:=[.A401]*0.0030321" office:value-type="float" office:value="0.030321" calcext:value-type="float">
            <text:p>0,030321</text:p>
          </table:table-cell>
          <table:table-cell table:formula="of:=([.B401]-[.B400])/1000000" office:value-type="float" office:value="0.005" calcext:value-type="float">
            <text:p>0,005</text:p>
          </table:table-cell>
          <table:table-cell table:formula="of:=[.D401]/[.E40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75000" calcext:value-type="float">
            <text:p>2075000</text:p>
          </table:table-cell>
          <table:table-cell office:value-type="float" office:value="0" calcext:value-type="float">
            <text:p>0</text:p>
          </table:table-cell>
          <table:table-cell table:formula="of:=[.A402]*0.0030321" office:value-type="float" office:value="0.030321" calcext:value-type="float">
            <text:p>0,030321</text:p>
          </table:table-cell>
          <table:table-cell table:formula="of:=([.B402]-[.B401])/1000000" office:value-type="float" office:value="0.005" calcext:value-type="float">
            <text:p>0,005</text:p>
          </table:table-cell>
          <table:table-cell table:formula="of:=[.D402]/[.E40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80000" calcext:value-type="float">
            <text:p>2080000</text:p>
          </table:table-cell>
          <table:table-cell office:value-type="float" office:value="0" calcext:value-type="float">
            <text:p>0</text:p>
          </table:table-cell>
          <table:table-cell table:formula="of:=[.A403]*0.0030321" office:value-type="float" office:value="0.030321" calcext:value-type="float">
            <text:p>0,030321</text:p>
          </table:table-cell>
          <table:table-cell table:formula="of:=([.B403]-[.B402])/1000000" office:value-type="float" office:value="0.005" calcext:value-type="float">
            <text:p>0,005</text:p>
          </table:table-cell>
          <table:table-cell table:formula="of:=[.D403]/[.E40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85000" calcext:value-type="float">
            <text:p>2085000</text:p>
          </table:table-cell>
          <table:table-cell office:value-type="float" office:value="0" calcext:value-type="float">
            <text:p>0</text:p>
          </table:table-cell>
          <table:table-cell table:formula="of:=[.A404]*0.0030321" office:value-type="float" office:value="0.030321" calcext:value-type="float">
            <text:p>0,030321</text:p>
          </table:table-cell>
          <table:table-cell table:formula="of:=([.B404]-[.B403])/1000000" office:value-type="float" office:value="0.005" calcext:value-type="float">
            <text:p>0,005</text:p>
          </table:table-cell>
          <table:table-cell table:formula="of:=[.D404]/[.E40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90000" calcext:value-type="float">
            <text:p>2090000</text:p>
          </table:table-cell>
          <table:table-cell office:value-type="float" office:value="0" calcext:value-type="float">
            <text:p>0</text:p>
          </table:table-cell>
          <table:table-cell table:formula="of:=[.A405]*0.0030321" office:value-type="float" office:value="0.030321" calcext:value-type="float">
            <text:p>0,030321</text:p>
          </table:table-cell>
          <table:table-cell table:formula="of:=([.B405]-[.B404])/1000000" office:value-type="float" office:value="0.005" calcext:value-type="float">
            <text:p>0,005</text:p>
          </table:table-cell>
          <table:table-cell table:formula="of:=[.D405]/[.E40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95000" calcext:value-type="float">
            <text:p>2095000</text:p>
          </table:table-cell>
          <table:table-cell office:value-type="float" office:value="0" calcext:value-type="float">
            <text:p>0</text:p>
          </table:table-cell>
          <table:table-cell table:formula="of:=[.A406]*0.0030321" office:value-type="float" office:value="0.030321" calcext:value-type="float">
            <text:p>0,030321</text:p>
          </table:table-cell>
          <table:table-cell table:formula="of:=([.B406]-[.B405])/1000000" office:value-type="float" office:value="0.005" calcext:value-type="float">
            <text:p>0,005</text:p>
          </table:table-cell>
          <table:table-cell table:formula="of:=[.D406]/[.E40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0" calcext:value-type="float">
            <text:p>0</text:p>
          </table:table-cell>
          <table:table-cell table:formula="of:=[.A407]*0.0030321" office:value-type="float" office:value="0.030321" calcext:value-type="float">
            <text:p>0,030321</text:p>
          </table:table-cell>
          <table:table-cell table:formula="of:=([.B407]-[.B406])/1000000" office:value-type="float" office:value="0.005" calcext:value-type="float">
            <text:p>0,005</text:p>
          </table:table-cell>
          <table:table-cell table:formula="of:=[.D407]/[.E40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05000" calcext:value-type="float">
            <text:p>2105000</text:p>
          </table:table-cell>
          <table:table-cell office:value-type="float" office:value="0" calcext:value-type="float">
            <text:p>0</text:p>
          </table:table-cell>
          <table:table-cell table:formula="of:=[.A408]*0.0030321" office:value-type="float" office:value="0.030321" calcext:value-type="float">
            <text:p>0,030321</text:p>
          </table:table-cell>
          <table:table-cell table:formula="of:=([.B408]-[.B407])/1000000" office:value-type="float" office:value="0.005" calcext:value-type="float">
            <text:p>0,005</text:p>
          </table:table-cell>
          <table:table-cell table:formula="of:=[.D408]/[.E40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0000" calcext:value-type="float">
            <text:p>2110000</text:p>
          </table:table-cell>
          <table:table-cell office:value-type="float" office:value="0" calcext:value-type="float">
            <text:p>0</text:p>
          </table:table-cell>
          <table:table-cell table:formula="of:=[.A409]*0.0030321" office:value-type="float" office:value="0.030321" calcext:value-type="float">
            <text:p>0,030321</text:p>
          </table:table-cell>
          <table:table-cell table:formula="of:=([.B409]-[.B408])/1000000" office:value-type="float" office:value="0.005" calcext:value-type="float">
            <text:p>0,005</text:p>
          </table:table-cell>
          <table:table-cell table:formula="of:=[.D409]/[.E40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15000" calcext:value-type="float">
            <text:p>2115000</text:p>
          </table:table-cell>
          <table:table-cell office:value-type="float" office:value="0" calcext:value-type="float">
            <text:p>0</text:p>
          </table:table-cell>
          <table:table-cell table:formula="of:=[.A410]*0.0030321" office:value-type="float" office:value="0.030321" calcext:value-type="float">
            <text:p>0,030321</text:p>
          </table:table-cell>
          <table:table-cell table:formula="of:=([.B410]-[.B409])/1000000" office:value-type="float" office:value="0.005" calcext:value-type="float">
            <text:p>0,005</text:p>
          </table:table-cell>
          <table:table-cell table:formula="of:=[.D410]/[.E41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20000" calcext:value-type="float">
            <text:p>2120000</text:p>
          </table:table-cell>
          <table:table-cell office:value-type="float" office:value="0" calcext:value-type="float">
            <text:p>0</text:p>
          </table:table-cell>
          <table:table-cell table:formula="of:=[.A411]*0.0030321" office:value-type="float" office:value="0.030321" calcext:value-type="float">
            <text:p>0,030321</text:p>
          </table:table-cell>
          <table:table-cell table:formula="of:=([.B411]-[.B410])/1000000" office:value-type="float" office:value="0.005" calcext:value-type="float">
            <text:p>0,005</text:p>
          </table:table-cell>
          <table:table-cell table:formula="of:=[.D411]/[.E41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25000" calcext:value-type="float">
            <text:p>2125000</text:p>
          </table:table-cell>
          <table:table-cell office:value-type="float" office:value="0" calcext:value-type="float">
            <text:p>0</text:p>
          </table:table-cell>
          <table:table-cell table:formula="of:=[.A412]*0.0030321" office:value-type="float" office:value="0.030321" calcext:value-type="float">
            <text:p>0,030321</text:p>
          </table:table-cell>
          <table:table-cell table:formula="of:=([.B412]-[.B411])/1000000" office:value-type="float" office:value="0.005" calcext:value-type="float">
            <text:p>0,005</text:p>
          </table:table-cell>
          <table:table-cell table:formula="of:=[.D412]/[.E41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30000" calcext:value-type="float">
            <text:p>2130000</text:p>
          </table:table-cell>
          <table:table-cell office:value-type="float" office:value="0" calcext:value-type="float">
            <text:p>0</text:p>
          </table:table-cell>
          <table:table-cell table:formula="of:=[.A413]*0.0030321" office:value-type="float" office:value="0.030321" calcext:value-type="float">
            <text:p>0,030321</text:p>
          </table:table-cell>
          <table:table-cell table:formula="of:=([.B413]-[.B412])/1000000" office:value-type="float" office:value="0.005" calcext:value-type="float">
            <text:p>0,005</text:p>
          </table:table-cell>
          <table:table-cell table:formula="of:=[.D413]/[.E41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35000" calcext:value-type="float">
            <text:p>2135000</text:p>
          </table:table-cell>
          <table:table-cell office:value-type="float" office:value="0" calcext:value-type="float">
            <text:p>0</text:p>
          </table:table-cell>
          <table:table-cell table:formula="of:=[.A414]*0.0030321" office:value-type="float" office:value="0.030321" calcext:value-type="float">
            <text:p>0,030321</text:p>
          </table:table-cell>
          <table:table-cell table:formula="of:=([.B414]-[.B413])/1000000" office:value-type="float" office:value="0.005" calcext:value-type="float">
            <text:p>0,005</text:p>
          </table:table-cell>
          <table:table-cell table:formula="of:=[.D414]/[.E41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40000" calcext:value-type="float">
            <text:p>2140000</text:p>
          </table:table-cell>
          <table:table-cell office:value-type="float" office:value="0" calcext:value-type="float">
            <text:p>0</text:p>
          </table:table-cell>
          <table:table-cell table:formula="of:=[.A415]*0.0030321" office:value-type="float" office:value="0.030321" calcext:value-type="float">
            <text:p>0,030321</text:p>
          </table:table-cell>
          <table:table-cell table:formula="of:=([.B415]-[.B414])/1000000" office:value-type="float" office:value="0.005" calcext:value-type="float">
            <text:p>0,005</text:p>
          </table:table-cell>
          <table:table-cell table:formula="of:=[.D415]/[.E41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45000" calcext:value-type="float">
            <text:p>2145000</text:p>
          </table:table-cell>
          <table:table-cell office:value-type="float" office:value="0" calcext:value-type="float">
            <text:p>0</text:p>
          </table:table-cell>
          <table:table-cell table:formula="of:=[.A416]*0.0030321" office:value-type="float" office:value="0.030321" calcext:value-type="float">
            <text:p>0,030321</text:p>
          </table:table-cell>
          <table:table-cell table:formula="of:=([.B416]-[.B415])/1000000" office:value-type="float" office:value="0.005" calcext:value-type="float">
            <text:p>0,005</text:p>
          </table:table-cell>
          <table:table-cell table:formula="of:=[.D416]/[.E41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0000" calcext:value-type="float">
            <text:p>2150000</text:p>
          </table:table-cell>
          <table:table-cell office:value-type="float" office:value="0" calcext:value-type="float">
            <text:p>0</text:p>
          </table:table-cell>
          <table:table-cell table:formula="of:=[.A417]*0.0030321" office:value-type="float" office:value="0.030321" calcext:value-type="float">
            <text:p>0,030321</text:p>
          </table:table-cell>
          <table:table-cell table:formula="of:=([.B417]-[.B416])/1000000" office:value-type="float" office:value="0.005" calcext:value-type="float">
            <text:p>0,005</text:p>
          </table:table-cell>
          <table:table-cell table:formula="of:=[.D417]/[.E41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5000" calcext:value-type="float">
            <text:p>2155000</text:p>
          </table:table-cell>
          <table:table-cell office:value-type="float" office:value="0" calcext:value-type="float">
            <text:p>0</text:p>
          </table:table-cell>
          <table:table-cell table:formula="of:=[.A418]*0.0030321" office:value-type="float" office:value="0.030321" calcext:value-type="float">
            <text:p>0,030321</text:p>
          </table:table-cell>
          <table:table-cell table:formula="of:=([.B418]-[.B417])/1000000" office:value-type="float" office:value="0.005" calcext:value-type="float">
            <text:p>0,005</text:p>
          </table:table-cell>
          <table:table-cell table:formula="of:=[.D418]/[.E41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60000" calcext:value-type="float">
            <text:p>2160000</text:p>
          </table:table-cell>
          <table:table-cell office:value-type="float" office:value="0" calcext:value-type="float">
            <text:p>0</text:p>
          </table:table-cell>
          <table:table-cell table:formula="of:=[.A419]*0.0030321" office:value-type="float" office:value="0.030321" calcext:value-type="float">
            <text:p>0,030321</text:p>
          </table:table-cell>
          <table:table-cell table:formula="of:=([.B419]-[.B418])/1000000" office:value-type="float" office:value="0.005" calcext:value-type="float">
            <text:p>0,005</text:p>
          </table:table-cell>
          <table:table-cell table:formula="of:=[.D419]/[.E41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65000" calcext:value-type="float">
            <text:p>2165000</text:p>
          </table:table-cell>
          <table:table-cell office:value-type="float" office:value="0" calcext:value-type="float">
            <text:p>0</text:p>
          </table:table-cell>
          <table:table-cell table:formula="of:=[.A420]*0.0030321" office:value-type="float" office:value="0.030321" calcext:value-type="float">
            <text:p>0,030321</text:p>
          </table:table-cell>
          <table:table-cell table:formula="of:=([.B420]-[.B419])/1000000" office:value-type="float" office:value="0.005" calcext:value-type="float">
            <text:p>0,005</text:p>
          </table:table-cell>
          <table:table-cell table:formula="of:=[.D420]/[.E42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70000" calcext:value-type="float">
            <text:p>2170000</text:p>
          </table:table-cell>
          <table:table-cell office:value-type="float" office:value="0" calcext:value-type="float">
            <text:p>0</text:p>
          </table:table-cell>
          <table:table-cell table:formula="of:=[.A421]*0.0030321" office:value-type="float" office:value="0.030321" calcext:value-type="float">
            <text:p>0,030321</text:p>
          </table:table-cell>
          <table:table-cell table:formula="of:=([.B421]-[.B420])/1000000" office:value-type="float" office:value="0.005" calcext:value-type="float">
            <text:p>0,005</text:p>
          </table:table-cell>
          <table:table-cell table:formula="of:=[.D421]/[.E42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75000" calcext:value-type="float">
            <text:p>2175000</text:p>
          </table:table-cell>
          <table:table-cell office:value-type="float" office:value="0" calcext:value-type="float">
            <text:p>0</text:p>
          </table:table-cell>
          <table:table-cell table:formula="of:=[.A422]*0.0030321" office:value-type="float" office:value="0.030321" calcext:value-type="float">
            <text:p>0,030321</text:p>
          </table:table-cell>
          <table:table-cell table:formula="of:=([.B422]-[.B421])/1000000" office:value-type="float" office:value="0.005" calcext:value-type="float">
            <text:p>0,005</text:p>
          </table:table-cell>
          <table:table-cell table:formula="of:=[.D422]/[.E42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80000" calcext:value-type="float">
            <text:p>2180000</text:p>
          </table:table-cell>
          <table:table-cell office:value-type="float" office:value="0" calcext:value-type="float">
            <text:p>0</text:p>
          </table:table-cell>
          <table:table-cell table:formula="of:=[.A423]*0.0030321" office:value-type="float" office:value="0.030321" calcext:value-type="float">
            <text:p>0,030321</text:p>
          </table:table-cell>
          <table:table-cell table:formula="of:=([.B423]-[.B422])/1000000" office:value-type="float" office:value="0.005" calcext:value-type="float">
            <text:p>0,005</text:p>
          </table:table-cell>
          <table:table-cell table:formula="of:=[.D423]/[.E42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85000" calcext:value-type="float">
            <text:p>2185000</text:p>
          </table:table-cell>
          <table:table-cell office:value-type="float" office:value="0" calcext:value-type="float">
            <text:p>0</text:p>
          </table:table-cell>
          <table:table-cell table:formula="of:=[.A424]*0.0030321" office:value-type="float" office:value="0.030321" calcext:value-type="float">
            <text:p>0,030321</text:p>
          </table:table-cell>
          <table:table-cell table:formula="of:=([.B424]-[.B423])/1000000" office:value-type="float" office:value="0.005" calcext:value-type="float">
            <text:p>0,005</text:p>
          </table:table-cell>
          <table:table-cell table:formula="of:=[.D424]/[.E42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90000" calcext:value-type="float">
            <text:p>2190000</text:p>
          </table:table-cell>
          <table:table-cell office:value-type="float" office:value="0" calcext:value-type="float">
            <text:p>0</text:p>
          </table:table-cell>
          <table:table-cell table:formula="of:=[.A425]*0.0030321" office:value-type="float" office:value="0.030321" calcext:value-type="float">
            <text:p>0,030321</text:p>
          </table:table-cell>
          <table:table-cell table:formula="of:=([.B425]-[.B424])/1000000" office:value-type="float" office:value="0.005" calcext:value-type="float">
            <text:p>0,005</text:p>
          </table:table-cell>
          <table:table-cell table:formula="of:=[.D425]/[.E42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95000" calcext:value-type="float">
            <text:p>2195000</text:p>
          </table:table-cell>
          <table:table-cell office:value-type="float" office:value="0" calcext:value-type="float">
            <text:p>0</text:p>
          </table:table-cell>
          <table:table-cell table:formula="of:=[.A426]*0.0030321" office:value-type="float" office:value="0.030321" calcext:value-type="float">
            <text:p>0,030321</text:p>
          </table:table-cell>
          <table:table-cell table:formula="of:=([.B426]-[.B425])/1000000" office:value-type="float" office:value="0.005" calcext:value-type="float">
            <text:p>0,005</text:p>
          </table:table-cell>
          <table:table-cell table:formula="of:=[.D426]/[.E42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0" calcext:value-type="float">
            <text:p>0</text:p>
          </table:table-cell>
          <table:table-cell table:formula="of:=[.A427]*0.0030321" office:value-type="float" office:value="0.030321" calcext:value-type="float">
            <text:p>0,030321</text:p>
          </table:table-cell>
          <table:table-cell table:formula="of:=([.B427]-[.B426])/1000000" office:value-type="float" office:value="0.005" calcext:value-type="float">
            <text:p>0,005</text:p>
          </table:table-cell>
          <table:table-cell table:formula="of:=[.D427]/[.E42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05000" calcext:value-type="float">
            <text:p>2205000</text:p>
          </table:table-cell>
          <table:table-cell office:value-type="float" office:value="0" calcext:value-type="float">
            <text:p>0</text:p>
          </table:table-cell>
          <table:table-cell table:formula="of:=[.A428]*0.0030321" office:value-type="float" office:value="0.030321" calcext:value-type="float">
            <text:p>0,030321</text:p>
          </table:table-cell>
          <table:table-cell table:formula="of:=([.B428]-[.B427])/1000000" office:value-type="float" office:value="0.005" calcext:value-type="float">
            <text:p>0,005</text:p>
          </table:table-cell>
          <table:table-cell table:formula="of:=[.D428]/[.E42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10000" calcext:value-type="float">
            <text:p>2210000</text:p>
          </table:table-cell>
          <table:table-cell office:value-type="float" office:value="0" calcext:value-type="float">
            <text:p>0</text:p>
          </table:table-cell>
          <table:table-cell table:formula="of:=[.A429]*0.0030321" office:value-type="float" office:value="0.030321" calcext:value-type="float">
            <text:p>0,030321</text:p>
          </table:table-cell>
          <table:table-cell table:formula="of:=([.B429]-[.B428])/1000000" office:value-type="float" office:value="0.005" calcext:value-type="float">
            <text:p>0,005</text:p>
          </table:table-cell>
          <table:table-cell table:formula="of:=[.D429]/[.E42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15000" calcext:value-type="float">
            <text:p>2215000</text:p>
          </table:table-cell>
          <table:table-cell office:value-type="float" office:value="0" calcext:value-type="float">
            <text:p>0</text:p>
          </table:table-cell>
          <table:table-cell table:formula="of:=[.A430]*0.0030321" office:value-type="float" office:value="0.030321" calcext:value-type="float">
            <text:p>0,030321</text:p>
          </table:table-cell>
          <table:table-cell table:formula="of:=([.B430]-[.B429])/1000000" office:value-type="float" office:value="0.005" calcext:value-type="float">
            <text:p>0,005</text:p>
          </table:table-cell>
          <table:table-cell table:formula="of:=[.D430]/[.E43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20000" calcext:value-type="float">
            <text:p>2220000</text:p>
          </table:table-cell>
          <table:table-cell office:value-type="float" office:value="0" calcext:value-type="float">
            <text:p>0</text:p>
          </table:table-cell>
          <table:table-cell table:formula="of:=[.A431]*0.0030321" office:value-type="float" office:value="0.030321" calcext:value-type="float">
            <text:p>0,030321</text:p>
          </table:table-cell>
          <table:table-cell table:formula="of:=([.B431]-[.B430])/1000000" office:value-type="float" office:value="0.005" calcext:value-type="float">
            <text:p>0,005</text:p>
          </table:table-cell>
          <table:table-cell table:formula="of:=[.D431]/[.E43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25000" calcext:value-type="float">
            <text:p>2225000</text:p>
          </table:table-cell>
          <table:table-cell office:value-type="float" office:value="0" calcext:value-type="float">
            <text:p>0</text:p>
          </table:table-cell>
          <table:table-cell table:formula="of:=[.A432]*0.0030321" office:value-type="float" office:value="0.030321" calcext:value-type="float">
            <text:p>0,030321</text:p>
          </table:table-cell>
          <table:table-cell table:formula="of:=([.B432]-[.B431])/1000000" office:value-type="float" office:value="0.005" calcext:value-type="float">
            <text:p>0,005</text:p>
          </table:table-cell>
          <table:table-cell table:formula="of:=[.D432]/[.E43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30000" calcext:value-type="float">
            <text:p>2230000</text:p>
          </table:table-cell>
          <table:table-cell office:value-type="float" office:value="0" calcext:value-type="float">
            <text:p>0</text:p>
          </table:table-cell>
          <table:table-cell table:formula="of:=[.A433]*0.0030321" office:value-type="float" office:value="0.030321" calcext:value-type="float">
            <text:p>0,030321</text:p>
          </table:table-cell>
          <table:table-cell table:formula="of:=([.B433]-[.B432])/1000000" office:value-type="float" office:value="0.005" calcext:value-type="float">
            <text:p>0,005</text:p>
          </table:table-cell>
          <table:table-cell table:formula="of:=[.D433]/[.E43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35000" calcext:value-type="float">
            <text:p>2235000</text:p>
          </table:table-cell>
          <table:table-cell office:value-type="float" office:value="0" calcext:value-type="float">
            <text:p>0</text:p>
          </table:table-cell>
          <table:table-cell table:formula="of:=[.A434]*0.0030321" office:value-type="float" office:value="0.030321" calcext:value-type="float">
            <text:p>0,030321</text:p>
          </table:table-cell>
          <table:table-cell table:formula="of:=([.B434]-[.B433])/1000000" office:value-type="float" office:value="0.005" calcext:value-type="float">
            <text:p>0,005</text:p>
          </table:table-cell>
          <table:table-cell table:formula="of:=[.D434]/[.E43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40000" calcext:value-type="float">
            <text:p>2240000</text:p>
          </table:table-cell>
          <table:table-cell office:value-type="float" office:value="0" calcext:value-type="float">
            <text:p>0</text:p>
          </table:table-cell>
          <table:table-cell table:formula="of:=[.A435]*0.0030321" office:value-type="float" office:value="0.030321" calcext:value-type="float">
            <text:p>0,030321</text:p>
          </table:table-cell>
          <table:table-cell table:formula="of:=([.B435]-[.B434])/1000000" office:value-type="float" office:value="0.005" calcext:value-type="float">
            <text:p>0,005</text:p>
          </table:table-cell>
          <table:table-cell table:formula="of:=[.D435]/[.E43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45000" calcext:value-type="float">
            <text:p>2245000</text:p>
          </table:table-cell>
          <table:table-cell office:value-type="float" office:value="0" calcext:value-type="float">
            <text:p>0</text:p>
          </table:table-cell>
          <table:table-cell table:formula="of:=[.A436]*0.0030321" office:value-type="float" office:value="0.030321" calcext:value-type="float">
            <text:p>0,030321</text:p>
          </table:table-cell>
          <table:table-cell table:formula="of:=([.B436]-[.B435])/1000000" office:value-type="float" office:value="0.005" calcext:value-type="float">
            <text:p>0,005</text:p>
          </table:table-cell>
          <table:table-cell table:formula="of:=[.D436]/[.E43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0000" calcext:value-type="float">
            <text:p>2250000</text:p>
          </table:table-cell>
          <table:table-cell office:value-type="float" office:value="0" calcext:value-type="float">
            <text:p>0</text:p>
          </table:table-cell>
          <table:table-cell table:formula="of:=[.A437]*0.0030321" office:value-type="float" office:value="0.030321" calcext:value-type="float">
            <text:p>0,030321</text:p>
          </table:table-cell>
          <table:table-cell table:formula="of:=([.B437]-[.B436])/1000000" office:value-type="float" office:value="0.005" calcext:value-type="float">
            <text:p>0,005</text:p>
          </table:table-cell>
          <table:table-cell table:formula="of:=[.D437]/[.E43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5000" calcext:value-type="float">
            <text:p>2255000</text:p>
          </table:table-cell>
          <table:table-cell office:value-type="float" office:value="0" calcext:value-type="float">
            <text:p>0</text:p>
          </table:table-cell>
          <table:table-cell table:formula="of:=[.A438]*0.0030321" office:value-type="float" office:value="0.030321" calcext:value-type="float">
            <text:p>0,030321</text:p>
          </table:table-cell>
          <table:table-cell table:formula="of:=([.B438]-[.B437])/1000000" office:value-type="float" office:value="0.005" calcext:value-type="float">
            <text:p>0,005</text:p>
          </table:table-cell>
          <table:table-cell table:formula="of:=[.D438]/[.E43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60000" calcext:value-type="float">
            <text:p>2260000</text:p>
          </table:table-cell>
          <table:table-cell office:value-type="float" office:value="0" calcext:value-type="float">
            <text:p>0</text:p>
          </table:table-cell>
          <table:table-cell table:formula="of:=[.A439]*0.0030321" office:value-type="float" office:value="0.030321" calcext:value-type="float">
            <text:p>0,030321</text:p>
          </table:table-cell>
          <table:table-cell table:formula="of:=([.B439]-[.B438])/1000000" office:value-type="float" office:value="0.005" calcext:value-type="float">
            <text:p>0,005</text:p>
          </table:table-cell>
          <table:table-cell table:formula="of:=[.D439]/[.E43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65000" calcext:value-type="float">
            <text:p>2265000</text:p>
          </table:table-cell>
          <table:table-cell office:value-type="float" office:value="0" calcext:value-type="float">
            <text:p>0</text:p>
          </table:table-cell>
          <table:table-cell table:formula="of:=[.A440]*0.0030321" office:value-type="float" office:value="0.030321" calcext:value-type="float">
            <text:p>0,030321</text:p>
          </table:table-cell>
          <table:table-cell table:formula="of:=([.B440]-[.B439])/1000000" office:value-type="float" office:value="0.005" calcext:value-type="float">
            <text:p>0,005</text:p>
          </table:table-cell>
          <table:table-cell table:formula="of:=[.D440]/[.E44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70000" calcext:value-type="float">
            <text:p>2270000</text:p>
          </table:table-cell>
          <table:table-cell office:value-type="float" office:value="0" calcext:value-type="float">
            <text:p>0</text:p>
          </table:table-cell>
          <table:table-cell table:formula="of:=[.A441]*0.0030321" office:value-type="float" office:value="0.030321" calcext:value-type="float">
            <text:p>0,030321</text:p>
          </table:table-cell>
          <table:table-cell table:formula="of:=([.B441]-[.B440])/1000000" office:value-type="float" office:value="0.005" calcext:value-type="float">
            <text:p>0,005</text:p>
          </table:table-cell>
          <table:table-cell table:formula="of:=[.D441]/[.E44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75000" calcext:value-type="float">
            <text:p>2275000</text:p>
          </table:table-cell>
          <table:table-cell office:value-type="float" office:value="0" calcext:value-type="float">
            <text:p>0</text:p>
          </table:table-cell>
          <table:table-cell table:formula="of:=[.A442]*0.0030321" office:value-type="float" office:value="0.030321" calcext:value-type="float">
            <text:p>0,030321</text:p>
          </table:table-cell>
          <table:table-cell table:formula="of:=([.B442]-[.B441])/1000000" office:value-type="float" office:value="0.005" calcext:value-type="float">
            <text:p>0,005</text:p>
          </table:table-cell>
          <table:table-cell table:formula="of:=[.D442]/[.E44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80000" calcext:value-type="float">
            <text:p>2280000</text:p>
          </table:table-cell>
          <table:table-cell office:value-type="float" office:value="0" calcext:value-type="float">
            <text:p>0</text:p>
          </table:table-cell>
          <table:table-cell table:formula="of:=[.A443]*0.0030321" office:value-type="float" office:value="0.030321" calcext:value-type="float">
            <text:p>0,030321</text:p>
          </table:table-cell>
          <table:table-cell table:formula="of:=([.B443]-[.B442])/1000000" office:value-type="float" office:value="0.005" calcext:value-type="float">
            <text:p>0,005</text:p>
          </table:table-cell>
          <table:table-cell table:formula="of:=[.D443]/[.E44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85000" calcext:value-type="float">
            <text:p>2285000</text:p>
          </table:table-cell>
          <table:table-cell office:value-type="float" office:value="0" calcext:value-type="float">
            <text:p>0</text:p>
          </table:table-cell>
          <table:table-cell table:formula="of:=[.A444]*0.0030321" office:value-type="float" office:value="0.030321" calcext:value-type="float">
            <text:p>0,030321</text:p>
          </table:table-cell>
          <table:table-cell table:formula="of:=([.B444]-[.B443])/1000000" office:value-type="float" office:value="0.005" calcext:value-type="float">
            <text:p>0,005</text:p>
          </table:table-cell>
          <table:table-cell table:formula="of:=[.D444]/[.E44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90000" calcext:value-type="float">
            <text:p>2290000</text:p>
          </table:table-cell>
          <table:table-cell office:value-type="float" office:value="0" calcext:value-type="float">
            <text:p>0</text:p>
          </table:table-cell>
          <table:table-cell table:formula="of:=[.A445]*0.0030321" office:value-type="float" office:value="0.030321" calcext:value-type="float">
            <text:p>0,030321</text:p>
          </table:table-cell>
          <table:table-cell table:formula="of:=([.B445]-[.B444])/1000000" office:value-type="float" office:value="0.005" calcext:value-type="float">
            <text:p>0,005</text:p>
          </table:table-cell>
          <table:table-cell table:formula="of:=[.D445]/[.E44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95000" calcext:value-type="float">
            <text:p>2295000</text:p>
          </table:table-cell>
          <table:table-cell office:value-type="float" office:value="0" calcext:value-type="float">
            <text:p>0</text:p>
          </table:table-cell>
          <table:table-cell table:formula="of:=[.A446]*0.0030321" office:value-type="float" office:value="0.030321" calcext:value-type="float">
            <text:p>0,030321</text:p>
          </table:table-cell>
          <table:table-cell table:formula="of:=([.B446]-[.B445])/1000000" office:value-type="float" office:value="0.005" calcext:value-type="float">
            <text:p>0,005</text:p>
          </table:table-cell>
          <table:table-cell table:formula="of:=[.D446]/[.E44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0" calcext:value-type="float">
            <text:p>0</text:p>
          </table:table-cell>
          <table:table-cell table:formula="of:=[.A447]*0.0030321" office:value-type="float" office:value="0.030321" calcext:value-type="float">
            <text:p>0,030321</text:p>
          </table:table-cell>
          <table:table-cell table:formula="of:=([.B447]-[.B446])/1000000" office:value-type="float" office:value="0.005" calcext:value-type="float">
            <text:p>0,005</text:p>
          </table:table-cell>
          <table:table-cell table:formula="of:=[.D447]/[.E44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05000" calcext:value-type="float">
            <text:p>2305000</text:p>
          </table:table-cell>
          <table:table-cell office:value-type="float" office:value="0" calcext:value-type="float">
            <text:p>0</text:p>
          </table:table-cell>
          <table:table-cell table:formula="of:=[.A448]*0.0030321" office:value-type="float" office:value="0.030321" calcext:value-type="float">
            <text:p>0,030321</text:p>
          </table:table-cell>
          <table:table-cell table:formula="of:=([.B448]-[.B447])/1000000" office:value-type="float" office:value="0.005" calcext:value-type="float">
            <text:p>0,005</text:p>
          </table:table-cell>
          <table:table-cell table:formula="of:=[.D448]/[.E44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10000" calcext:value-type="float">
            <text:p>2310000</text:p>
          </table:table-cell>
          <table:table-cell office:value-type="float" office:value="0" calcext:value-type="float">
            <text:p>0</text:p>
          </table:table-cell>
          <table:table-cell table:formula="of:=[.A449]*0.0030321" office:value-type="float" office:value="0.030321" calcext:value-type="float">
            <text:p>0,030321</text:p>
          </table:table-cell>
          <table:table-cell table:formula="of:=([.B449]-[.B448])/1000000" office:value-type="float" office:value="0.005" calcext:value-type="float">
            <text:p>0,005</text:p>
          </table:table-cell>
          <table:table-cell table:formula="of:=[.D449]/[.E44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15000" calcext:value-type="float">
            <text:p>2315000</text:p>
          </table:table-cell>
          <table:table-cell office:value-type="float" office:value="0" calcext:value-type="float">
            <text:p>0</text:p>
          </table:table-cell>
          <table:table-cell table:formula="of:=[.A450]*0.0030321" office:value-type="float" office:value="0.030321" calcext:value-type="float">
            <text:p>0,030321</text:p>
          </table:table-cell>
          <table:table-cell table:formula="of:=([.B450]-[.B449])/1000000" office:value-type="float" office:value="0.005" calcext:value-type="float">
            <text:p>0,005</text:p>
          </table:table-cell>
          <table:table-cell table:formula="of:=[.D450]/[.E45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20000" calcext:value-type="float">
            <text:p>2320000</text:p>
          </table:table-cell>
          <table:table-cell office:value-type="float" office:value="0" calcext:value-type="float">
            <text:p>0</text:p>
          </table:table-cell>
          <table:table-cell table:formula="of:=[.A451]*0.0030321" office:value-type="float" office:value="0.030321" calcext:value-type="float">
            <text:p>0,030321</text:p>
          </table:table-cell>
          <table:table-cell table:formula="of:=([.B451]-[.B450])/1000000" office:value-type="float" office:value="0.005" calcext:value-type="float">
            <text:p>0,005</text:p>
          </table:table-cell>
          <table:table-cell table:formula="of:=[.D451]/[.E45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25000" calcext:value-type="float">
            <text:p>2325000</text:p>
          </table:table-cell>
          <table:table-cell office:value-type="float" office:value="0" calcext:value-type="float">
            <text:p>0</text:p>
          </table:table-cell>
          <table:table-cell table:formula="of:=[.A452]*0.0030321" office:value-type="float" office:value="0.030321" calcext:value-type="float">
            <text:p>0,030321</text:p>
          </table:table-cell>
          <table:table-cell table:formula="of:=([.B452]-[.B451])/1000000" office:value-type="float" office:value="0.005" calcext:value-type="float">
            <text:p>0,005</text:p>
          </table:table-cell>
          <table:table-cell table:formula="of:=[.D452]/[.E45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30000" calcext:value-type="float">
            <text:p>2330000</text:p>
          </table:table-cell>
          <table:table-cell office:value-type="float" office:value="0" calcext:value-type="float">
            <text:p>0</text:p>
          </table:table-cell>
          <table:table-cell table:formula="of:=[.A453]*0.0030321" office:value-type="float" office:value="0.030321" calcext:value-type="float">
            <text:p>0,030321</text:p>
          </table:table-cell>
          <table:table-cell table:formula="of:=([.B453]-[.B452])/1000000" office:value-type="float" office:value="0.005" calcext:value-type="float">
            <text:p>0,005</text:p>
          </table:table-cell>
          <table:table-cell table:formula="of:=[.D453]/[.E45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35000" calcext:value-type="float">
            <text:p>2335000</text:p>
          </table:table-cell>
          <table:table-cell office:value-type="float" office:value="0" calcext:value-type="float">
            <text:p>0</text:p>
          </table:table-cell>
          <table:table-cell table:formula="of:=[.A454]*0.0030321" office:value-type="float" office:value="0.030321" calcext:value-type="float">
            <text:p>0,030321</text:p>
          </table:table-cell>
          <table:table-cell table:formula="of:=([.B454]-[.B453])/1000000" office:value-type="float" office:value="0.005" calcext:value-type="float">
            <text:p>0,005</text:p>
          </table:table-cell>
          <table:table-cell table:formula="of:=[.D454]/[.E45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40000" calcext:value-type="float">
            <text:p>2340000</text:p>
          </table:table-cell>
          <table:table-cell office:value-type="float" office:value="0" calcext:value-type="float">
            <text:p>0</text:p>
          </table:table-cell>
          <table:table-cell table:formula="of:=[.A455]*0.0030321" office:value-type="float" office:value="0.030321" calcext:value-type="float">
            <text:p>0,030321</text:p>
          </table:table-cell>
          <table:table-cell table:formula="of:=([.B455]-[.B454])/1000000" office:value-type="float" office:value="0.005" calcext:value-type="float">
            <text:p>0,005</text:p>
          </table:table-cell>
          <table:table-cell table:formula="of:=[.D455]/[.E45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45000" calcext:value-type="float">
            <text:p>2345000</text:p>
          </table:table-cell>
          <table:table-cell office:value-type="float" office:value="0" calcext:value-type="float">
            <text:p>0</text:p>
          </table:table-cell>
          <table:table-cell table:formula="of:=[.A456]*0.0030321" office:value-type="float" office:value="0.030321" calcext:value-type="float">
            <text:p>0,030321</text:p>
          </table:table-cell>
          <table:table-cell table:formula="of:=([.B456]-[.B455])/1000000" office:value-type="float" office:value="0.005" calcext:value-type="float">
            <text:p>0,005</text:p>
          </table:table-cell>
          <table:table-cell table:formula="of:=[.D456]/[.E45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50000" calcext:value-type="float">
            <text:p>2350000</text:p>
          </table:table-cell>
          <table:table-cell office:value-type="float" office:value="0" calcext:value-type="float">
            <text:p>0</text:p>
          </table:table-cell>
          <table:table-cell table:formula="of:=[.A457]*0.0030321" office:value-type="float" office:value="0.030321" calcext:value-type="float">
            <text:p>0,030321</text:p>
          </table:table-cell>
          <table:table-cell table:formula="of:=([.B457]-[.B456])/1000000" office:value-type="float" office:value="0.005" calcext:value-type="float">
            <text:p>0,005</text:p>
          </table:table-cell>
          <table:table-cell table:formula="of:=[.D457]/[.E45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55000" calcext:value-type="float">
            <text:p>2355000</text:p>
          </table:table-cell>
          <table:table-cell office:value-type="float" office:value="0" calcext:value-type="float">
            <text:p>0</text:p>
          </table:table-cell>
          <table:table-cell table:formula="of:=[.A458]*0.0030321" office:value-type="float" office:value="0.030321" calcext:value-type="float">
            <text:p>0,030321</text:p>
          </table:table-cell>
          <table:table-cell table:formula="of:=([.B458]-[.B457])/1000000" office:value-type="float" office:value="0.005" calcext:value-type="float">
            <text:p>0,005</text:p>
          </table:table-cell>
          <table:table-cell table:formula="of:=[.D458]/[.E45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60000" calcext:value-type="float">
            <text:p>2360000</text:p>
          </table:table-cell>
          <table:table-cell office:value-type="float" office:value="0" calcext:value-type="float">
            <text:p>0</text:p>
          </table:table-cell>
          <table:table-cell table:formula="of:=[.A459]*0.0030321" office:value-type="float" office:value="0.030321" calcext:value-type="float">
            <text:p>0,030321</text:p>
          </table:table-cell>
          <table:table-cell table:formula="of:=([.B459]-[.B458])/1000000" office:value-type="float" office:value="0.005" calcext:value-type="float">
            <text:p>0,005</text:p>
          </table:table-cell>
          <table:table-cell table:formula="of:=[.D459]/[.E45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65000" calcext:value-type="float">
            <text:p>2365000</text:p>
          </table:table-cell>
          <table:table-cell office:value-type="float" office:value="0" calcext:value-type="float">
            <text:p>0</text:p>
          </table:table-cell>
          <table:table-cell table:formula="of:=[.A460]*0.0030321" office:value-type="float" office:value="0.030321" calcext:value-type="float">
            <text:p>0,030321</text:p>
          </table:table-cell>
          <table:table-cell table:formula="of:=([.B460]-[.B459])/1000000" office:value-type="float" office:value="0.005" calcext:value-type="float">
            <text:p>0,005</text:p>
          </table:table-cell>
          <table:table-cell table:formula="of:=[.D460]/[.E46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70000" calcext:value-type="float">
            <text:p>2370000</text:p>
          </table:table-cell>
          <table:table-cell office:value-type="float" office:value="0" calcext:value-type="float">
            <text:p>0</text:p>
          </table:table-cell>
          <table:table-cell table:formula="of:=[.A461]*0.0030321" office:value-type="float" office:value="0.030321" calcext:value-type="float">
            <text:p>0,030321</text:p>
          </table:table-cell>
          <table:table-cell table:formula="of:=([.B461]-[.B460])/1000000" office:value-type="float" office:value="0.005" calcext:value-type="float">
            <text:p>0,005</text:p>
          </table:table-cell>
          <table:table-cell table:formula="of:=[.D461]/[.E46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75000" calcext:value-type="float">
            <text:p>2375000</text:p>
          </table:table-cell>
          <table:table-cell office:value-type="float" office:value="0" calcext:value-type="float">
            <text:p>0</text:p>
          </table:table-cell>
          <table:table-cell table:formula="of:=[.A462]*0.0030321" office:value-type="float" office:value="0.030321" calcext:value-type="float">
            <text:p>0,030321</text:p>
          </table:table-cell>
          <table:table-cell table:formula="of:=([.B462]-[.B461])/1000000" office:value-type="float" office:value="0.005" calcext:value-type="float">
            <text:p>0,005</text:p>
          </table:table-cell>
          <table:table-cell table:formula="of:=[.D462]/[.E46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80000" calcext:value-type="float">
            <text:p>2380000</text:p>
          </table:table-cell>
          <table:table-cell office:value-type="float" office:value="0" calcext:value-type="float">
            <text:p>0</text:p>
          </table:table-cell>
          <table:table-cell table:formula="of:=[.A463]*0.0030321" office:value-type="float" office:value="0.030321" calcext:value-type="float">
            <text:p>0,030321</text:p>
          </table:table-cell>
          <table:table-cell table:formula="of:=([.B463]-[.B462])/1000000" office:value-type="float" office:value="0.005" calcext:value-type="float">
            <text:p>0,005</text:p>
          </table:table-cell>
          <table:table-cell table:formula="of:=[.D463]/[.E46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85000" calcext:value-type="float">
            <text:p>2385000</text:p>
          </table:table-cell>
          <table:table-cell office:value-type="float" office:value="0" calcext:value-type="float">
            <text:p>0</text:p>
          </table:table-cell>
          <table:table-cell table:formula="of:=[.A464]*0.0030321" office:value-type="float" office:value="0.030321" calcext:value-type="float">
            <text:p>0,030321</text:p>
          </table:table-cell>
          <table:table-cell table:formula="of:=([.B464]-[.B463])/1000000" office:value-type="float" office:value="0.005" calcext:value-type="float">
            <text:p>0,005</text:p>
          </table:table-cell>
          <table:table-cell table:formula="of:=[.D464]/[.E46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90000" calcext:value-type="float">
            <text:p>2390000</text:p>
          </table:table-cell>
          <table:table-cell office:value-type="float" office:value="0" calcext:value-type="float">
            <text:p>0</text:p>
          </table:table-cell>
          <table:table-cell table:formula="of:=[.A465]*0.0030321" office:value-type="float" office:value="0.030321" calcext:value-type="float">
            <text:p>0,030321</text:p>
          </table:table-cell>
          <table:table-cell table:formula="of:=([.B465]-[.B464])/1000000" office:value-type="float" office:value="0.005" calcext:value-type="float">
            <text:p>0,005</text:p>
          </table:table-cell>
          <table:table-cell table:formula="of:=[.D465]/[.E46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95000" calcext:value-type="float">
            <text:p>2395000</text:p>
          </table:table-cell>
          <table:table-cell office:value-type="float" office:value="0" calcext:value-type="float">
            <text:p>0</text:p>
          </table:table-cell>
          <table:table-cell table:formula="of:=[.A466]*0.0030321" office:value-type="float" office:value="0.030321" calcext:value-type="float">
            <text:p>0,030321</text:p>
          </table:table-cell>
          <table:table-cell table:formula="of:=([.B466]-[.B465])/1000000" office:value-type="float" office:value="0.005" calcext:value-type="float">
            <text:p>0,005</text:p>
          </table:table-cell>
          <table:table-cell table:formula="of:=[.D466]/[.E46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0" calcext:value-type="float">
            <text:p>0</text:p>
          </table:table-cell>
          <table:table-cell table:formula="of:=[.A467]*0.0030321" office:value-type="float" office:value="0.030321" calcext:value-type="float">
            <text:p>0,030321</text:p>
          </table:table-cell>
          <table:table-cell table:formula="of:=([.B467]-[.B466])/1000000" office:value-type="float" office:value="0.005" calcext:value-type="float">
            <text:p>0,005</text:p>
          </table:table-cell>
          <table:table-cell table:formula="of:=[.D467]/[.E46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5000" calcext:value-type="float">
            <text:p>2405000</text:p>
          </table:table-cell>
          <table:table-cell office:value-type="float" office:value="0" calcext:value-type="float">
            <text:p>0</text:p>
          </table:table-cell>
          <table:table-cell table:formula="of:=[.A468]*0.0030321" office:value-type="float" office:value="0.030321" calcext:value-type="float">
            <text:p>0,030321</text:p>
          </table:table-cell>
          <table:table-cell table:formula="of:=([.B468]-[.B467])/1000000" office:value-type="float" office:value="0.005" calcext:value-type="float">
            <text:p>0,005</text:p>
          </table:table-cell>
          <table:table-cell table:formula="of:=[.D468]/[.E46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0000" calcext:value-type="float">
            <text:p>2410000</text:p>
          </table:table-cell>
          <table:table-cell office:value-type="float" office:value="0" calcext:value-type="float">
            <text:p>0</text:p>
          </table:table-cell>
          <table:table-cell table:formula="of:=[.A469]*0.0030321" office:value-type="float" office:value="0.030321" calcext:value-type="float">
            <text:p>0,030321</text:p>
          </table:table-cell>
          <table:table-cell table:formula="of:=([.B469]-[.B468])/1000000" office:value-type="float" office:value="0.005" calcext:value-type="float">
            <text:p>0,005</text:p>
          </table:table-cell>
          <table:table-cell table:formula="of:=[.D469]/[.E46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5000" calcext:value-type="float">
            <text:p>2415000</text:p>
          </table:table-cell>
          <table:table-cell office:value-type="float" office:value="0" calcext:value-type="float">
            <text:p>0</text:p>
          </table:table-cell>
          <table:table-cell table:formula="of:=[.A470]*0.0030321" office:value-type="float" office:value="0.030321" calcext:value-type="float">
            <text:p>0,030321</text:p>
          </table:table-cell>
          <table:table-cell table:formula="of:=([.B470]-[.B469])/1000000" office:value-type="float" office:value="0.005" calcext:value-type="float">
            <text:p>0,005</text:p>
          </table:table-cell>
          <table:table-cell table:formula="of:=[.D470]/[.E47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20000" calcext:value-type="float">
            <text:p>2420000</text:p>
          </table:table-cell>
          <table:table-cell office:value-type="float" office:value="0" calcext:value-type="float">
            <text:p>0</text:p>
          </table:table-cell>
          <table:table-cell table:formula="of:=[.A471]*0.0030321" office:value-type="float" office:value="0.030321" calcext:value-type="float">
            <text:p>0,030321</text:p>
          </table:table-cell>
          <table:table-cell table:formula="of:=([.B471]-[.B470])/1000000" office:value-type="float" office:value="0.005" calcext:value-type="float">
            <text:p>0,005</text:p>
          </table:table-cell>
          <table:table-cell table:formula="of:=[.D471]/[.E47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25000" calcext:value-type="float">
            <text:p>2425000</text:p>
          </table:table-cell>
          <table:table-cell office:value-type="float" office:value="0" calcext:value-type="float">
            <text:p>0</text:p>
          </table:table-cell>
          <table:table-cell table:formula="of:=[.A472]*0.0030321" office:value-type="float" office:value="0.030321" calcext:value-type="float">
            <text:p>0,030321</text:p>
          </table:table-cell>
          <table:table-cell table:formula="of:=([.B472]-[.B471])/1000000" office:value-type="float" office:value="0.005" calcext:value-type="float">
            <text:p>0,005</text:p>
          </table:table-cell>
          <table:table-cell table:formula="of:=[.D472]/[.E47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0" calcext:value-type="float">
            <text:p>0</text:p>
          </table:table-cell>
          <table:table-cell table:formula="of:=[.A473]*0.0030321" office:value-type="float" office:value="0.030321" calcext:value-type="float">
            <text:p>0,030321</text:p>
          </table:table-cell>
          <table:table-cell table:formula="of:=([.B473]-[.B472])/1000000" office:value-type="float" office:value="0.005" calcext:value-type="float">
            <text:p>0,005</text:p>
          </table:table-cell>
          <table:table-cell table:formula="of:=[.D473]/[.E47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35000" calcext:value-type="float">
            <text:p>2435000</text:p>
          </table:table-cell>
          <table:table-cell office:value-type="float" office:value="0" calcext:value-type="float">
            <text:p>0</text:p>
          </table:table-cell>
          <table:table-cell table:formula="of:=[.A474]*0.0030321" office:value-type="float" office:value="0.030321" calcext:value-type="float">
            <text:p>0,030321</text:p>
          </table:table-cell>
          <table:table-cell table:formula="of:=([.B474]-[.B473])/1000000" office:value-type="float" office:value="0.005" calcext:value-type="float">
            <text:p>0,005</text:p>
          </table:table-cell>
          <table:table-cell table:formula="of:=[.D474]/[.E47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40000" calcext:value-type="float">
            <text:p>2440000</text:p>
          </table:table-cell>
          <table:table-cell office:value-type="float" office:value="0" calcext:value-type="float">
            <text:p>0</text:p>
          </table:table-cell>
          <table:table-cell table:formula="of:=[.A475]*0.0030321" office:value-type="float" office:value="0.030321" calcext:value-type="float">
            <text:p>0,030321</text:p>
          </table:table-cell>
          <table:table-cell table:formula="of:=([.B475]-[.B474])/1000000" office:value-type="float" office:value="0.005" calcext:value-type="float">
            <text:p>0,005</text:p>
          </table:table-cell>
          <table:table-cell table:formula="of:=[.D475]/[.E47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45000" calcext:value-type="float">
            <text:p>2445000</text:p>
          </table:table-cell>
          <table:table-cell office:value-type="float" office:value="0" calcext:value-type="float">
            <text:p>0</text:p>
          </table:table-cell>
          <table:table-cell table:formula="of:=[.A476]*0.0030321" office:value-type="float" office:value="0.030321" calcext:value-type="float">
            <text:p>0,030321</text:p>
          </table:table-cell>
          <table:table-cell table:formula="of:=([.B476]-[.B475])/1000000" office:value-type="float" office:value="0.005" calcext:value-type="float">
            <text:p>0,005</text:p>
          </table:table-cell>
          <table:table-cell table:formula="of:=[.D476]/[.E47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50000" calcext:value-type="float">
            <text:p>2450000</text:p>
          </table:table-cell>
          <table:table-cell office:value-type="float" office:value="0" calcext:value-type="float">
            <text:p>0</text:p>
          </table:table-cell>
          <table:table-cell table:formula="of:=[.A477]*0.0030321" office:value-type="float" office:value="0.030321" calcext:value-type="float">
            <text:p>0,030321</text:p>
          </table:table-cell>
          <table:table-cell table:formula="of:=([.B477]-[.B476])/1000000" office:value-type="float" office:value="0.005" calcext:value-type="float">
            <text:p>0,005</text:p>
          </table:table-cell>
          <table:table-cell table:formula="of:=[.D477]/[.E47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55000" calcext:value-type="float">
            <text:p>2455000</text:p>
          </table:table-cell>
          <table:table-cell office:value-type="float" office:value="0" calcext:value-type="float">
            <text:p>0</text:p>
          </table:table-cell>
          <table:table-cell table:formula="of:=[.A478]*0.0030321" office:value-type="float" office:value="0.030321" calcext:value-type="float">
            <text:p>0,030321</text:p>
          </table:table-cell>
          <table:table-cell table:formula="of:=([.B478]-[.B477])/1000000" office:value-type="float" office:value="0.005" calcext:value-type="float">
            <text:p>0,005</text:p>
          </table:table-cell>
          <table:table-cell table:formula="of:=[.D478]/[.E47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0000" calcext:value-type="float">
            <text:p>2460000</text:p>
          </table:table-cell>
          <table:table-cell office:value-type="float" office:value="0" calcext:value-type="float">
            <text:p>0</text:p>
          </table:table-cell>
          <table:table-cell table:formula="of:=[.A479]*0.0030321" office:value-type="float" office:value="0.030321" calcext:value-type="float">
            <text:p>0,030321</text:p>
          </table:table-cell>
          <table:table-cell table:formula="of:=([.B479]-[.B478])/1000000" office:value-type="float" office:value="0.005" calcext:value-type="float">
            <text:p>0,005</text:p>
          </table:table-cell>
          <table:table-cell table:formula="of:=[.D479]/[.E47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65000" calcext:value-type="float">
            <text:p>2465000</text:p>
          </table:table-cell>
          <table:table-cell office:value-type="float" office:value="0" calcext:value-type="float">
            <text:p>0</text:p>
          </table:table-cell>
          <table:table-cell table:formula="of:=[.A480]*0.0030321" office:value-type="float" office:value="0.030321" calcext:value-type="float">
            <text:p>0,030321</text:p>
          </table:table-cell>
          <table:table-cell table:formula="of:=([.B480]-[.B479])/1000000" office:value-type="float" office:value="0.005" calcext:value-type="float">
            <text:p>0,005</text:p>
          </table:table-cell>
          <table:table-cell table:formula="of:=[.D480]/[.E48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0" calcext:value-type="float">
            <text:p>0</text:p>
          </table:table-cell>
          <table:table-cell table:formula="of:=[.A481]*0.0030321" office:value-type="float" office:value="0.030321" calcext:value-type="float">
            <text:p>0,030321</text:p>
          </table:table-cell>
          <table:table-cell table:formula="of:=([.B481]-[.B480])/1000000" office:value-type="float" office:value="0.005" calcext:value-type="float">
            <text:p>0,005</text:p>
          </table:table-cell>
          <table:table-cell table:formula="of:=[.D481]/[.E48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75000" calcext:value-type="float">
            <text:p>2475000</text:p>
          </table:table-cell>
          <table:table-cell office:value-type="float" office:value="0" calcext:value-type="float">
            <text:p>0</text:p>
          </table:table-cell>
          <table:table-cell table:formula="of:=[.A482]*0.0030321" office:value-type="float" office:value="0.030321" calcext:value-type="float">
            <text:p>0,030321</text:p>
          </table:table-cell>
          <table:table-cell table:formula="of:=([.B482]-[.B481])/1000000" office:value-type="float" office:value="0.005" calcext:value-type="float">
            <text:p>0,005</text:p>
          </table:table-cell>
          <table:table-cell table:formula="of:=[.D482]/[.E48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0000" calcext:value-type="float">
            <text:p>2480000</text:p>
          </table:table-cell>
          <table:table-cell office:value-type="float" office:value="0" calcext:value-type="float">
            <text:p>0</text:p>
          </table:table-cell>
          <table:table-cell table:formula="of:=[.A483]*0.0030321" office:value-type="float" office:value="0.030321" calcext:value-type="float">
            <text:p>0,030321</text:p>
          </table:table-cell>
          <table:table-cell table:formula="of:=([.B483]-[.B482])/1000000" office:value-type="float" office:value="0.005" calcext:value-type="float">
            <text:p>0,005</text:p>
          </table:table-cell>
          <table:table-cell table:formula="of:=[.D483]/[.E48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85000" calcext:value-type="float">
            <text:p>2485000</text:p>
          </table:table-cell>
          <table:table-cell office:value-type="float" office:value="0" calcext:value-type="float">
            <text:p>0</text:p>
          </table:table-cell>
          <table:table-cell table:formula="of:=[.A484]*0.0030321" office:value-type="float" office:value="0.030321" calcext:value-type="float">
            <text:p>0,030321</text:p>
          </table:table-cell>
          <table:table-cell table:formula="of:=([.B484]-[.B483])/1000000" office:value-type="float" office:value="0.005" calcext:value-type="float">
            <text:p>0,005</text:p>
          </table:table-cell>
          <table:table-cell table:formula="of:=[.D484]/[.E48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90000" calcext:value-type="float">
            <text:p>2490000</text:p>
          </table:table-cell>
          <table:table-cell office:value-type="float" office:value="0" calcext:value-type="float">
            <text:p>0</text:p>
          </table:table-cell>
          <table:table-cell table:formula="of:=[.A485]*0.0030321" office:value-type="float" office:value="0.030321" calcext:value-type="float">
            <text:p>0,030321</text:p>
          </table:table-cell>
          <table:table-cell table:formula="of:=([.B485]-[.B484])/1000000" office:value-type="float" office:value="0.005" calcext:value-type="float">
            <text:p>0,005</text:p>
          </table:table-cell>
          <table:table-cell table:formula="of:=[.D485]/[.E48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95000" calcext:value-type="float">
            <text:p>2495000</text:p>
          </table:table-cell>
          <table:table-cell office:value-type="float" office:value="0" calcext:value-type="float">
            <text:p>0</text:p>
          </table:table-cell>
          <table:table-cell table:formula="of:=[.A486]*0.0030321" office:value-type="float" office:value="0.030321" calcext:value-type="float">
            <text:p>0,030321</text:p>
          </table:table-cell>
          <table:table-cell table:formula="of:=([.B486]-[.B485])/1000000" office:value-type="float" office:value="0.005" calcext:value-type="float">
            <text:p>0,005</text:p>
          </table:table-cell>
          <table:table-cell table:formula="of:=[.D486]/[.E48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0" calcext:value-type="float">
            <text:p>0</text:p>
          </table:table-cell>
          <table:table-cell table:formula="of:=[.A487]*0.0030321" office:value-type="float" office:value="0.030321" calcext:value-type="float">
            <text:p>0,030321</text:p>
          </table:table-cell>
          <table:table-cell table:formula="of:=([.B487]-[.B486])/1000000" office:value-type="float" office:value="0.005" calcext:value-type="float">
            <text:p>0,005</text:p>
          </table:table-cell>
          <table:table-cell table:formula="of:=[.D487]/[.E48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5000" calcext:value-type="float">
            <text:p>2505000</text:p>
          </table:table-cell>
          <table:table-cell office:value-type="float" office:value="0" calcext:value-type="float">
            <text:p>0</text:p>
          </table:table-cell>
          <table:table-cell table:formula="of:=[.A488]*0.0030321" office:value-type="float" office:value="0.030321" calcext:value-type="float">
            <text:p>0,030321</text:p>
          </table:table-cell>
          <table:table-cell table:formula="of:=([.B488]-[.B487])/1000000" office:value-type="float" office:value="0.005" calcext:value-type="float">
            <text:p>0,005</text:p>
          </table:table-cell>
          <table:table-cell table:formula="of:=[.D488]/[.E48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10000" calcext:value-type="float">
            <text:p>2510000</text:p>
          </table:table-cell>
          <table:table-cell office:value-type="float" office:value="0" calcext:value-type="float">
            <text:p>0</text:p>
          </table:table-cell>
          <table:table-cell table:formula="of:=[.A489]*0.0030321" office:value-type="float" office:value="0.030321" calcext:value-type="float">
            <text:p>0,030321</text:p>
          </table:table-cell>
          <table:table-cell table:formula="of:=([.B489]-[.B488])/1000000" office:value-type="float" office:value="0.005" calcext:value-type="float">
            <text:p>0,005</text:p>
          </table:table-cell>
          <table:table-cell table:formula="of:=[.D489]/[.E48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15000" calcext:value-type="float">
            <text:p>2515000</text:p>
          </table:table-cell>
          <table:table-cell office:value-type="float" office:value="0" calcext:value-type="float">
            <text:p>0</text:p>
          </table:table-cell>
          <table:table-cell table:formula="of:=[.A490]*0.0030321" office:value-type="float" office:value="0.030321" calcext:value-type="float">
            <text:p>0,030321</text:p>
          </table:table-cell>
          <table:table-cell table:formula="of:=([.B490]-[.B489])/1000000" office:value-type="float" office:value="0.005" calcext:value-type="float">
            <text:p>0,005</text:p>
          </table:table-cell>
          <table:table-cell table:formula="of:=[.D490]/[.E49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20000" calcext:value-type="float">
            <text:p>2520000</text:p>
          </table:table-cell>
          <table:table-cell office:value-type="float" office:value="0" calcext:value-type="float">
            <text:p>0</text:p>
          </table:table-cell>
          <table:table-cell table:formula="of:=[.A491]*0.0030321" office:value-type="float" office:value="0.030321" calcext:value-type="float">
            <text:p>0,030321</text:p>
          </table:table-cell>
          <table:table-cell table:formula="of:=([.B491]-[.B490])/1000000" office:value-type="float" office:value="0.005" calcext:value-type="float">
            <text:p>0,005</text:p>
          </table:table-cell>
          <table:table-cell table:formula="of:=[.D491]/[.E49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25000" calcext:value-type="float">
            <text:p>2525000</text:p>
          </table:table-cell>
          <table:table-cell office:value-type="float" office:value="0" calcext:value-type="float">
            <text:p>0</text:p>
          </table:table-cell>
          <table:table-cell table:formula="of:=[.A492]*0.0030321" office:value-type="float" office:value="0.030321" calcext:value-type="float">
            <text:p>0,030321</text:p>
          </table:table-cell>
          <table:table-cell table:formula="of:=([.B492]-[.B491])/1000000" office:value-type="float" office:value="0.005" calcext:value-type="float">
            <text:p>0,005</text:p>
          </table:table-cell>
          <table:table-cell table:formula="of:=[.D492]/[.E49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0" calcext:value-type="float">
            <text:p>0</text:p>
          </table:table-cell>
          <table:table-cell table:formula="of:=[.A493]*0.0030321" office:value-type="float" office:value="0.030321" calcext:value-type="float">
            <text:p>0,030321</text:p>
          </table:table-cell>
          <table:table-cell table:formula="of:=([.B493]-[.B492])/1000000" office:value-type="float" office:value="0.005" calcext:value-type="float">
            <text:p>0,005</text:p>
          </table:table-cell>
          <table:table-cell table:formula="of:=[.D493]/[.E49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35000" calcext:value-type="float">
            <text:p>2535000</text:p>
          </table:table-cell>
          <table:table-cell office:value-type="float" office:value="0" calcext:value-type="float">
            <text:p>0</text:p>
          </table:table-cell>
          <table:table-cell table:formula="of:=[.A494]*0.0030321" office:value-type="float" office:value="0.030321" calcext:value-type="float">
            <text:p>0,030321</text:p>
          </table:table-cell>
          <table:table-cell table:formula="of:=([.B494]-[.B493])/1000000" office:value-type="float" office:value="0.005" calcext:value-type="float">
            <text:p>0,005</text:p>
          </table:table-cell>
          <table:table-cell table:formula="of:=[.D494]/[.E49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40000" calcext:value-type="float">
            <text:p>2540000</text:p>
          </table:table-cell>
          <table:table-cell office:value-type="float" office:value="0" calcext:value-type="float">
            <text:p>0</text:p>
          </table:table-cell>
          <table:table-cell table:formula="of:=[.A495]*0.0030321" office:value-type="float" office:value="0.030321" calcext:value-type="float">
            <text:p>0,030321</text:p>
          </table:table-cell>
          <table:table-cell table:formula="of:=([.B495]-[.B494])/1000000" office:value-type="float" office:value="0.005" calcext:value-type="float">
            <text:p>0,005</text:p>
          </table:table-cell>
          <table:table-cell table:formula="of:=[.D495]/[.E49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45000" calcext:value-type="float">
            <text:p>2545000</text:p>
          </table:table-cell>
          <table:table-cell office:value-type="float" office:value="0" calcext:value-type="float">
            <text:p>0</text:p>
          </table:table-cell>
          <table:table-cell table:formula="of:=[.A496]*0.0030321" office:value-type="float" office:value="0.030321" calcext:value-type="float">
            <text:p>0,030321</text:p>
          </table:table-cell>
          <table:table-cell table:formula="of:=([.B496]-[.B495])/1000000" office:value-type="float" office:value="0.005" calcext:value-type="float">
            <text:p>0,005</text:p>
          </table:table-cell>
          <table:table-cell table:formula="of:=[.D496]/[.E49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50000" calcext:value-type="float">
            <text:p>2550000</text:p>
          </table:table-cell>
          <table:table-cell office:value-type="float" office:value="0" calcext:value-type="float">
            <text:p>0</text:p>
          </table:table-cell>
          <table:table-cell table:formula="of:=[.A497]*0.0030321" office:value-type="float" office:value="0.030321" calcext:value-type="float">
            <text:p>0,030321</text:p>
          </table:table-cell>
          <table:table-cell table:formula="of:=([.B497]-[.B496])/1000000" office:value-type="float" office:value="0.005" calcext:value-type="float">
            <text:p>0,005</text:p>
          </table:table-cell>
          <table:table-cell table:formula="of:=[.D497]/[.E49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55000" calcext:value-type="float">
            <text:p>2555000</text:p>
          </table:table-cell>
          <table:table-cell office:value-type="float" office:value="0" calcext:value-type="float">
            <text:p>0</text:p>
          </table:table-cell>
          <table:table-cell table:formula="of:=[.A498]*0.0030321" office:value-type="float" office:value="0.030321" calcext:value-type="float">
            <text:p>0,030321</text:p>
          </table:table-cell>
          <table:table-cell table:formula="of:=([.B498]-[.B497])/1000000" office:value-type="float" office:value="0.005" calcext:value-type="float">
            <text:p>0,005</text:p>
          </table:table-cell>
          <table:table-cell table:formula="of:=[.D498]/[.E49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0000" calcext:value-type="float">
            <text:p>2560000</text:p>
          </table:table-cell>
          <table:table-cell office:value-type="float" office:value="0" calcext:value-type="float">
            <text:p>0</text:p>
          </table:table-cell>
          <table:table-cell table:formula="of:=[.A499]*0.0030321" office:value-type="float" office:value="0.030321" calcext:value-type="float">
            <text:p>0,030321</text:p>
          </table:table-cell>
          <table:table-cell table:formula="of:=([.B499]-[.B498])/1000000" office:value-type="float" office:value="0.005" calcext:value-type="float">
            <text:p>0,005</text:p>
          </table:table-cell>
          <table:table-cell table:formula="of:=[.D499]/[.E49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65000" calcext:value-type="float">
            <text:p>2565000</text:p>
          </table:table-cell>
          <table:table-cell office:value-type="float" office:value="0" calcext:value-type="float">
            <text:p>0</text:p>
          </table:table-cell>
          <table:table-cell table:formula="of:=[.A500]*0.0030321" office:value-type="float" office:value="0.030321" calcext:value-type="float">
            <text:p>0,030321</text:p>
          </table:table-cell>
          <table:table-cell table:formula="of:=([.B500]-[.B499])/1000000" office:value-type="float" office:value="0.005" calcext:value-type="float">
            <text:p>0,005</text:p>
          </table:table-cell>
          <table:table-cell table:formula="of:=[.D500]/[.E50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70000" calcext:value-type="float">
            <text:p>2570000</text:p>
          </table:table-cell>
          <table:table-cell office:value-type="float" office:value="0" calcext:value-type="float">
            <text:p>0</text:p>
          </table:table-cell>
          <table:table-cell table:formula="of:=[.A501]*0.0030321" office:value-type="float" office:value="0.030321" calcext:value-type="float">
            <text:p>0,030321</text:p>
          </table:table-cell>
          <table:table-cell table:formula="of:=([.B501]-[.B500])/1000000" office:value-type="float" office:value="0.005" calcext:value-type="float">
            <text:p>0,005</text:p>
          </table:table-cell>
          <table:table-cell table:formula="of:=[.D501]/[.E50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75000" calcext:value-type="float">
            <text:p>2575000</text:p>
          </table:table-cell>
          <table:table-cell office:value-type="float" office:value="0" calcext:value-type="float">
            <text:p>0</text:p>
          </table:table-cell>
          <table:table-cell table:formula="of:=[.A502]*0.0030321" office:value-type="float" office:value="0.030321" calcext:value-type="float">
            <text:p>0,030321</text:p>
          </table:table-cell>
          <table:table-cell table:formula="of:=([.B502]-[.B501])/1000000" office:value-type="float" office:value="0.005" calcext:value-type="float">
            <text:p>0,005</text:p>
          </table:table-cell>
          <table:table-cell table:formula="of:=[.D502]/[.E50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0000" calcext:value-type="float">
            <text:p>2580000</text:p>
          </table:table-cell>
          <table:table-cell office:value-type="float" office:value="0" calcext:value-type="float">
            <text:p>0</text:p>
          </table:table-cell>
          <table:table-cell table:formula="of:=[.A503]*0.0030321" office:value-type="float" office:value="0.030321" calcext:value-type="float">
            <text:p>0,030321</text:p>
          </table:table-cell>
          <table:table-cell table:formula="of:=([.B503]-[.B502])/1000000" office:value-type="float" office:value="0.005" calcext:value-type="float">
            <text:p>0,005</text:p>
          </table:table-cell>
          <table:table-cell table:formula="of:=[.D503]/[.E50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5000" calcext:value-type="float">
            <text:p>2585000</text:p>
          </table:table-cell>
          <table:table-cell office:value-type="float" office:value="0" calcext:value-type="float">
            <text:p>0</text:p>
          </table:table-cell>
          <table:table-cell table:formula="of:=[.A504]*0.0030321" office:value-type="float" office:value="0.030321" calcext:value-type="float">
            <text:p>0,030321</text:p>
          </table:table-cell>
          <table:table-cell table:formula="of:=([.B504]-[.B503])/1000000" office:value-type="float" office:value="0.005" calcext:value-type="float">
            <text:p>0,005</text:p>
          </table:table-cell>
          <table:table-cell table:formula="of:=[.D504]/[.E50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90000" calcext:value-type="float">
            <text:p>2590000</text:p>
          </table:table-cell>
          <table:table-cell office:value-type="float" office:value="0" calcext:value-type="float">
            <text:p>0</text:p>
          </table:table-cell>
          <table:table-cell table:formula="of:=[.A505]*0.0030321" office:value-type="float" office:value="0.030321" calcext:value-type="float">
            <text:p>0,030321</text:p>
          </table:table-cell>
          <table:table-cell table:formula="of:=([.B505]-[.B504])/1000000" office:value-type="float" office:value="0.005" calcext:value-type="float">
            <text:p>0,005</text:p>
          </table:table-cell>
          <table:table-cell table:formula="of:=[.D505]/[.E50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95000" calcext:value-type="float">
            <text:p>2595000</text:p>
          </table:table-cell>
          <table:table-cell office:value-type="float" office:value="0" calcext:value-type="float">
            <text:p>0</text:p>
          </table:table-cell>
          <table:table-cell table:formula="of:=[.A506]*0.0030321" office:value-type="float" office:value="0.030321" calcext:value-type="float">
            <text:p>0,030321</text:p>
          </table:table-cell>
          <table:table-cell table:formula="of:=([.B506]-[.B505])/1000000" office:value-type="float" office:value="0.005" calcext:value-type="float">
            <text:p>0,005</text:p>
          </table:table-cell>
          <table:table-cell table:formula="of:=[.D506]/[.E50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0" calcext:value-type="float">
            <text:p>0</text:p>
          </table:table-cell>
          <table:table-cell table:formula="of:=[.A507]*0.0030321" office:value-type="float" office:value="0.030321" calcext:value-type="float">
            <text:p>0,030321</text:p>
          </table:table-cell>
          <table:table-cell table:formula="of:=([.B507]-[.B506])/1000000" office:value-type="float" office:value="0.005" calcext:value-type="float">
            <text:p>0,005</text:p>
          </table:table-cell>
          <table:table-cell table:formula="of:=[.D507]/[.E507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05000" calcext:value-type="float">
            <text:p>2605000</text:p>
          </table:table-cell>
          <table:table-cell office:value-type="float" office:value="0" calcext:value-type="float">
            <text:p>0</text:p>
          </table:table-cell>
          <table:table-cell table:formula="of:=[.A508]*0.0030321" office:value-type="float" office:value="0.030321" calcext:value-type="float">
            <text:p>0,030321</text:p>
          </table:table-cell>
          <table:table-cell table:formula="of:=([.B508]-[.B507])/1000000" office:value-type="float" office:value="0.005" calcext:value-type="float">
            <text:p>0,005</text:p>
          </table:table-cell>
          <table:table-cell table:formula="of:=[.D508]/[.E508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10000" calcext:value-type="float">
            <text:p>2610000</text:p>
          </table:table-cell>
          <table:table-cell office:value-type="float" office:value="0" calcext:value-type="float">
            <text:p>0</text:p>
          </table:table-cell>
          <table:table-cell table:formula="of:=[.A509]*0.0030321" office:value-type="float" office:value="0.030321" calcext:value-type="float">
            <text:p>0,030321</text:p>
          </table:table-cell>
          <table:table-cell table:formula="of:=([.B509]-[.B508])/1000000" office:value-type="float" office:value="0.005" calcext:value-type="float">
            <text:p>0,005</text:p>
          </table:table-cell>
          <table:table-cell table:formula="of:=[.D509]/[.E509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15000" calcext:value-type="float">
            <text:p>2615000</text:p>
          </table:table-cell>
          <table:table-cell office:value-type="float" office:value="0" calcext:value-type="float">
            <text:p>0</text:p>
          </table:table-cell>
          <table:table-cell table:formula="of:=[.A510]*0.0030321" office:value-type="float" office:value="0.030321" calcext:value-type="float">
            <text:p>0,030321</text:p>
          </table:table-cell>
          <table:table-cell table:formula="of:=([.B510]-[.B509])/1000000" office:value-type="float" office:value="0.005" calcext:value-type="float">
            <text:p>0,005</text:p>
          </table:table-cell>
          <table:table-cell table:formula="of:=[.D510]/[.E510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20000" calcext:value-type="float">
            <text:p>2620000</text:p>
          </table:table-cell>
          <table:table-cell office:value-type="float" office:value="0" calcext:value-type="float">
            <text:p>0</text:p>
          </table:table-cell>
          <table:table-cell table:formula="of:=[.A511]*0.0030321" office:value-type="float" office:value="0.030321" calcext:value-type="float">
            <text:p>0,030321</text:p>
          </table:table-cell>
          <table:table-cell table:formula="of:=([.B511]-[.B510])/1000000" office:value-type="float" office:value="0.005" calcext:value-type="float">
            <text:p>0,005</text:p>
          </table:table-cell>
          <table:table-cell table:formula="of:=[.D511]/[.E511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25000" calcext:value-type="float">
            <text:p>2625000</text:p>
          </table:table-cell>
          <table:table-cell office:value-type="float" office:value="0" calcext:value-type="float">
            <text:p>0</text:p>
          </table:table-cell>
          <table:table-cell table:formula="of:=[.A512]*0.0030321" office:value-type="float" office:value="0.030321" calcext:value-type="float">
            <text:p>0,030321</text:p>
          </table:table-cell>
          <table:table-cell table:formula="of:=([.B512]-[.B511])/1000000" office:value-type="float" office:value="0.005" calcext:value-type="float">
            <text:p>0,005</text:p>
          </table:table-cell>
          <table:table-cell table:formula="of:=[.D512]/[.E512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30000" calcext:value-type="float">
            <text:p>2630000</text:p>
          </table:table-cell>
          <table:table-cell office:value-type="float" office:value="0" calcext:value-type="float">
            <text:p>0</text:p>
          </table:table-cell>
          <table:table-cell table:formula="of:=[.A513]*0.0030321" office:value-type="float" office:value="0.030321" calcext:value-type="float">
            <text:p>0,030321</text:p>
          </table:table-cell>
          <table:table-cell table:formula="of:=([.B513]-[.B512])/1000000" office:value-type="float" office:value="0.005" calcext:value-type="float">
            <text:p>0,005</text:p>
          </table:table-cell>
          <table:table-cell table:formula="of:=[.D513]/[.E513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35000" calcext:value-type="float">
            <text:p>2635000</text:p>
          </table:table-cell>
          <table:table-cell office:value-type="float" office:value="0" calcext:value-type="float">
            <text:p>0</text:p>
          </table:table-cell>
          <table:table-cell table:formula="of:=[.A514]*0.0030321" office:value-type="float" office:value="0.030321" calcext:value-type="float">
            <text:p>0,030321</text:p>
          </table:table-cell>
          <table:table-cell table:formula="of:=([.B514]-[.B513])/1000000" office:value-type="float" office:value="0.005" calcext:value-type="float">
            <text:p>0,005</text:p>
          </table:table-cell>
          <table:table-cell table:formula="of:=[.D514]/[.E514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40000" calcext:value-type="float">
            <text:p>2640000</text:p>
          </table:table-cell>
          <table:table-cell office:value-type="float" office:value="0" calcext:value-type="float">
            <text:p>0</text:p>
          </table:table-cell>
          <table:table-cell table:formula="of:=[.A515]*0.0030321" office:value-type="float" office:value="0.030321" calcext:value-type="float">
            <text:p>0,030321</text:p>
          </table:table-cell>
          <table:table-cell table:formula="of:=([.B515]-[.B514])/1000000" office:value-type="float" office:value="0.005" calcext:value-type="float">
            <text:p>0,005</text:p>
          </table:table-cell>
          <table:table-cell table:formula="of:=[.D515]/[.E515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45000" calcext:value-type="float">
            <text:p>2645000</text:p>
          </table:table-cell>
          <table:table-cell office:value-type="float" office:value="0" calcext:value-type="float">
            <text:p>0</text:p>
          </table:table-cell>
          <table:table-cell table:formula="of:=[.A516]*0.0030321" office:value-type="float" office:value="0.030321" calcext:value-type="float">
            <text:p>0,030321</text:p>
          </table:table-cell>
          <table:table-cell table:formula="of:=([.B516]-[.B515])/1000000" office:value-type="float" office:value="0.005" calcext:value-type="float">
            <text:p>0,005</text:p>
          </table:table-cell>
          <table:table-cell table:formula="of:=[.D516]/[.E516]" office:value-type="float" office:value="6.0642" calcext:value-type="float">
            <text:p>6,0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50000" calcext:value-type="float">
            <text:p>2650000</text:p>
          </table:table-cell>
          <table:table-cell office:value-type="float" office:value="0" calcext:value-type="float">
            <text:p>0</text:p>
          </table:table-cell>
          <table:table-cell table:formula="of:=[.A517]*0.0030321" office:value-type="float" office:value="0.030321" calcext:value-type="float">
            <text:p>0,030321</text:p>
          </table:table-cell>
          <table:table-cell table:formula="of:=([.B517]-[.B516])/1000000" office:value-type="float" office:value="0.005" calcext:value-type="float">
            <text:p>0,005</text:p>
          </table:table-cell>
          <table:table-cell table:formula="of:=[.D517]/[.E517]" office:value-type="float" office:value="6.0642" calcext:value-type="float">
            <text:p>6,06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7T13:09:15.060183859</dc:date>
    <meta:editing-duration>PT34M38S</meta:editing-duration>
    <meta:editing-cycles>4</meta:editing-cycles>
    <meta:generator>LibreOffice/7.3.7.2$Linux_X86_64 LibreOffice_project/30$Build-2</meta:generator>
    <meta:document-statistic meta:table-count="1" meta:cell-count="3100" meta:object-count="0"/>
  </office:meta>
</office:document-meta>
</file>